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04162232" calcext:value-type="float">
            <text:p>0.02041622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408132599" calcext:value-type="float">
            <text:p>0.040813259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11905933" calcext:value-type="float">
            <text:p>0.06119059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815475138" calcext:value-type="float">
            <text:p>0.081547513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018831223" calcext:value-type="float">
            <text:p>0.101883122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221963394" calcext:value-type="float">
            <text:p>0.122196339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424859235" calcext:value-type="float">
            <text:p>0.142485923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627505168" calcext:value-type="float">
            <text:p>0.162750516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829886789" calcext:value-type="float">
            <text:p>0.182988678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031989419" calcext:value-type="float">
            <text:p>0.203198941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233798777" calcext:value-type="float">
            <text:p>0.223379877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435301468" calcext:value-type="float">
            <text:p>0.243530146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636485872" calcext:value-type="float">
            <text:p>0.263648587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837342752" calcext:value-type="float">
            <text:p>0.283734275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3037866116" calcext:value-type="float">
            <text:p>0.30378661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3238053914" calcext:value-type="float">
            <text:p>0.323805391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343790893" calcext:value-type="float">
            <text:p>0.34379089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637439511" calcext:value-type="float">
            <text:p>0.363743951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836660214" calcext:value-type="float">
            <text:p>0.383666021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4035592508" calcext:value-type="float">
            <text:p>0.403559250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234265107" calcext:value-type="float">
            <text:p>0.423426510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43271422" calcext:value-type="float">
            <text:p>0.4432714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4630983486" calcext:value-type="float">
            <text:p>0.463098348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829123517" calcext:value-type="float">
            <text:p>0.482912351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5027191101" calcext:value-type="float">
            <text:p>0.50271911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5225247982" calcext:value-type="float">
            <text:p>0.522524798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5423359083" calcext:value-type="float">
            <text:p>0.542335908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5621590459" calcext:value-type="float">
            <text:p>0.562159045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582000682" calcext:value-type="float">
            <text:p>0.58200068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018668869" calcext:value-type="float">
            <text:p>0.601866886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6217630398" calcext:value-type="float">
            <text:p>0.621763039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6416935443" calcext:value-type="float">
            <text:p>0.641693544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6616615719" calcext:value-type="float">
            <text:p>0.661661571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6816688257" calcext:value-type="float">
            <text:p>0.681668825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7017153517" calcext:value-type="float">
            <text:p>0.701715351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721799419" calcext:value-type="float">
            <text:p>0.72179941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7419174709" calcext:value-type="float">
            <text:p>0.741917470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7620641315" calcext:value-type="float">
            <text:p>0.762064131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7822322966" calcext:value-type="float">
            <text:p>0.782232296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8024132966" calcext:value-type="float">
            <text:p>0.802413296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822597104" calcext:value-type="float">
            <text:p>0.82259710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8427725963" calcext:value-type="float">
            <text:p>0.842772596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8629278563" calcext:value-type="float">
            <text:p>0.862927856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8830504771" calcext:value-type="float">
            <text:p>0.883050477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9031278869" calcext:value-type="float">
            <text:p>0.9031278869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9231476483" calcext:value-type="float">
            <text:p>0.923147648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9430977309" calcext:value-type="float">
            <text:p>0.943097730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9629667645" calcext:value-type="float">
            <text:p>0.962966764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9827442294" calcext:value-type="float">
            <text:p>0.982744229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0024206086" calcext:value-type="float">
            <text:p>1.002420608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.0219874832" calcext:value-type="float">
            <text:p>1.021987483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.041437581" calcext:value-type="float">
            <text:p>1.04143758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.0607647859" calcext:value-type="float">
            <text:p>1.060764785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.0799640856" calcext:value-type="float">
            <text:p>1.079964085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.0990314985" calcext:value-type="float">
            <text:p>1.099031498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1179639511" calcext:value-type="float">
            <text:p>1.117963951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.1367591346" calcext:value-type="float">
            <text:p>1.136759134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1554152905" calcext:value-type="float">
            <text:p>1.155415290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.1739309541" calcext:value-type="float">
            <text:p>1.173930954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1923045902" calcext:value-type="float">
            <text:p>1.192304590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.2105340428" calcext:value-type="float">
            <text:p>1.210534042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.2286157125" calcext:value-type="float">
            <text:p>1.228615712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.2465431804" calcext:value-type="float">
            <text:p>1.246543180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2643048226" calcext:value-type="float">
            <text:p>1.264304822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.2818793028" calcext:value-type="float">
            <text:p>1.281879302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2992262783" calcext:value-type="float">
            <text:p>1.299226278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.3162643945" calcext:value-type="float">
            <text:p>1.316264394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.3328078502" calcext:value-type="float">
            <text:p>1.332807850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.3483092446" calcext:value-type="float">
            <text:p>1.348309244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3594674006" calcext:value-type="float">
            <text:p>1.359467400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.3926714404" calcext:value-type="float">
            <text:p>1.392671440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4142754159" calcext:value-type="float">
            <text:p>1.4142754159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4344519572" calcext:value-type="float">
            <text:p>1.434451957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.4540936697" calcext:value-type="float">
            <text:p>1.454093669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.4734797982" calcext:value-type="float">
            <text:p>1.473479798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.4927374495" calcext:value-type="float">
            <text:p>1.492737449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.5119370642" calcext:value-type="float">
            <text:p>1.511937064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.5311225443" calcext:value-type="float">
            <text:p>1.531122544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.5503232141" calcext:value-type="float">
            <text:p>1.550323214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5695593639" calcext:value-type="float">
            <text:p>1.569559363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.5888451223" calcext:value-type="float">
            <text:p>1.588845122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.6081901009" calcext:value-type="float">
            <text:p>1.608190100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.6276004159" calcext:value-type="float">
            <text:p>1.6276004159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6470793976" calcext:value-type="float">
            <text:p>1.647079397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.6666281162" calcext:value-type="float">
            <text:p>1.666628116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.6862457951" calcext:value-type="float">
            <text:p>1.686245795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.7059301621" calcext:value-type="float">
            <text:p>1.705930162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.7256777523" calcext:value-type="float">
            <text:p>1.725677752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.7454841865" calcext:value-type="float">
            <text:p>1.745484186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7653444098" calcext:value-type="float">
            <text:p>1.7653444098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.7852529021" calcext:value-type="float">
            <text:p>1.785252902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8052038807" calcext:value-type="float">
            <text:p>1.805203880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8251914587" calcext:value-type="float">
            <text:p>1.825191458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.8452097859" calcext:value-type="float">
            <text:p>1.8452097859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.8652531743" calcext:value-type="float">
            <text:p>1.865253174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8853161988" calcext:value-type="float">
            <text:p>1.885316198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.9053937706" calcext:value-type="float">
            <text:p>1.905393770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.925481208" calcext:value-type="float">
            <text:p>1.92548120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.9455742783" calcext:value-type="float">
            <text:p>1.945574278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9656692355" calcext:value-type="float">
            <text:p>1.965669235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.985762844" calcext:value-type="float">
            <text:p>1.98576284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.0058523976" calcext:value-type="float">
            <text:p>2.005852397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.0259357248" calcext:value-type="float">
            <text:p>2.0259357248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.0460111927" calcext:value-type="float">
            <text:p>2.046011192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.0660777095" calcext:value-type="float">
            <text:p>2.066077709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.0861347064" calcext:value-type="float">
            <text:p>2.086134706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.1061821315" calcext:value-type="float">
            <text:p>2.1061821315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.1262204312" calcext:value-type="float">
            <text:p>2.126220431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.1462505138" calcext:value-type="float">
            <text:p>2.146250513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.1662737248" calcext:value-type="float">
            <text:p>2.1662737248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.1862918043" calcext:value-type="float">
            <text:p>2.186291804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.2063068287" calcext:value-type="float">
            <text:p>2.2063068287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.2263211651" calcext:value-type="float">
            <text:p>2.226321165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.2463373945" calcext:value-type="float">
            <text:p>2.246337394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.2663582508" calcext:value-type="float">
            <text:p>2.266358250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.2863865474" calcext:value-type="float">
            <text:p>2.286386547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.3064250979" calcext:value-type="float">
            <text:p>2.3064250979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.3264766544" calcext:value-type="float">
            <text:p>2.326476654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.3465438287" calcext:value-type="float">
            <text:p>2.346543828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.3666290428" calcext:value-type="float">
            <text:p>2.366629042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.3867344679" calcext:value-type="float">
            <text:p>2.3867344679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.4068619939" calcext:value-type="float">
            <text:p>2.406861993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.4270131988" calcext:value-type="float">
            <text:p>2.427013198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.4471893364" calcext:value-type="float">
            <text:p>2.447189336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.4673913333" calcext:value-type="float">
            <text:p>2.4673913333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.4876198012" calcext:value-type="float">
            <text:p>2.487619801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.507875055" calcext:value-type="float">
            <text:p>2.50787505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.5281571376" calcext:value-type="float">
            <text:p>2.528157137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2.5484658502" calcext:value-type="float">
            <text:p>2.548465850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.568800789" calcext:value-type="float">
            <text:p>2.56880078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.5891613761" calcext:value-type="float">
            <text:p>2.589161376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.6095468807" calcext:value-type="float">
            <text:p>2.6095468807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.6299564587" calcext:value-type="float">
            <text:p>2.6299564587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.6503891621" calcext:value-type="float">
            <text:p>2.6503891621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.6708439572" calcext:value-type="float">
            <text:p>2.670843957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.6913197431" calcext:value-type="float">
            <text:p>2.691319743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.7118153547" calcext:value-type="float">
            <text:p>2.711815354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.7323295749" calcext:value-type="float">
            <text:p>2.732329574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.7528611437" calcext:value-type="float">
            <text:p>2.752861143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.7734087737" calcext:value-type="float">
            <text:p>2.7734087737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.7939711682" calcext:value-type="float">
            <text:p>2.793971168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.8145470398" calcext:value-type="float">
            <text:p>2.814547039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.8351351437" calcext:value-type="float">
            <text:p>2.835135143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.8557343058" calcext:value-type="float">
            <text:p>2.8557343058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.8763434618" calcext:value-type="float">
            <text:p>2.8763434618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.8969616942" calcext:value-type="float">
            <text:p>2.896961694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.917588263" calcext:value-type="float">
            <text:p>2.91758826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.9382226422" calcext:value-type="float">
            <text:p>2.9382226422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.9588645443" calcext:value-type="float">
            <text:p>2.958864544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.9795139358" calcext:value-type="float">
            <text:p>2.979513935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.0001710428" calcext:value-type="float">
            <text:p>3.000171042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3.0208363425" calcext:value-type="float">
            <text:p>3.020836342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.0415105474" calcext:value-type="float">
            <text:p>3.0415105474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.062194578" calcext:value-type="float">
            <text:p>3.06219457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.0828895229" calcext:value-type="float">
            <text:p>3.082889522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3.1035965902" calcext:value-type="float">
            <text:p>3.1035965902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3.1243170673" calcext:value-type="float">
            <text:p>3.124317067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.1450522599" calcext:value-type="float">
            <text:p>3.1450522599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.1658034495" calcext:value-type="float">
            <text:p>3.165803449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.1865718502" calcext:value-type="float">
            <text:p>3.186571850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.2073585688" calcext:value-type="float">
            <text:p>3.207358568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3.2281645749" calcext:value-type="float">
            <text:p>3.228164574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.2489906789" calcext:value-type="float">
            <text:p>3.248990678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.2698375168" calcext:value-type="float">
            <text:p>3.269837516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.2907055535" calcext:value-type="float">
            <text:p>3.290705553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3.3115950673" calcext:value-type="float">
            <text:p>3.311595067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.3325061651" calcext:value-type="float">
            <text:p>3.332506165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.3534387829" calcext:value-type="float">
            <text:p>3.353438782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3.3743926942" calcext:value-type="float">
            <text:p>3.374392694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.3953675076" calcext:value-type="float">
            <text:p>3.395367507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.4163626789" calcext:value-type="float">
            <text:p>3.4163626789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.4373775015" calcext:value-type="float">
            <text:p>3.437377501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3.4584111162" calcext:value-type="float">
            <text:p>3.458411116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.4794625015" calcext:value-type="float">
            <text:p>3.479462501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3.5005304801" calcext:value-type="float">
            <text:p>3.500530480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.5216137125" calcext:value-type="float">
            <text:p>3.521613712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.5427107064" calcext:value-type="float">
            <text:p>3.542710706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.5638198287" calcext:value-type="float">
            <text:p>3.563819828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3.5849393211" calcext:value-type="float">
            <text:p>3.584939321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.6060673272" calcext:value-type="float">
            <text:p>3.606067327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.6272019205" calcext:value-type="float">
            <text:p>3.627201920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3.6483411407" calcext:value-type="float">
            <text:p>3.648341140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.6694830428" calcext:value-type="float">
            <text:p>3.6694830428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.6906257248" calcext:value-type="float">
            <text:p>3.690625724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.7117673792" calcext:value-type="float">
            <text:p>3.7117673792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3.7329063333" calcext:value-type="float">
            <text:p>3.7329063333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3.7540410703" calcext:value-type="float">
            <text:p>3.754041070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3.775170263" calcext:value-type="float">
            <text:p>3.775170263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.7962927829" calcext:value-type="float">
            <text:p>3.796292782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.8174077034" calcext:value-type="float">
            <text:p>3.817407703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3.8385142905" calcext:value-type="float">
            <text:p>3.838514290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.8596119847" calcext:value-type="float">
            <text:p>3.859611984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3.88070037" calcext:value-type="float">
            <text:p>3.8807003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3.9017791437" calcext:value-type="float">
            <text:p>3.901779143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3.9228480734" calcext:value-type="float">
            <text:p>3.9228480734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3.9439069633" calcext:value-type="float">
            <text:p>3.943906963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.9649556147" calcext:value-type="float">
            <text:p>3.964955614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.9859937951" calcext:value-type="float">
            <text:p>3.9859937951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4.007021208" calcext:value-type="float">
            <text:p>4.00702120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.0280374893" calcext:value-type="float">
            <text:p>4.028037489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4.0490421927" calcext:value-type="float">
            <text:p>4.049042192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.0700347951" calcext:value-type="float">
            <text:p>4.0700347951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4.0910147095" calcext:value-type="float">
            <text:p>4.091014709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.1119813028" calcext:value-type="float">
            <text:p>4.111981302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4.1329339205" calcext:value-type="float">
            <text:p>4.132933920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4.1538719174" calcext:value-type="float">
            <text:p>4.1538719174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4.174794685" calcext:value-type="float">
            <text:p>4.174794685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4.1957016697" calcext:value-type="float">
            <text:p>4.1957016697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4.2165924006" calcext:value-type="float">
            <text:p>4.216592400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4.2374665046" calcext:value-type="float">
            <text:p>4.2374665046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4.2583237187" calcext:value-type="float">
            <text:p>4.2583237187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4.2791638899" calcext:value-type="float">
            <text:p>4.279163889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4.2999869725" calcext:value-type="float">
            <text:p>4.299986972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4.3207930214" calcext:value-type="float">
            <text:p>4.3207930214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4.3415821804" calcext:value-type="float">
            <text:p>4.3415821804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4.3623546667" calcext:value-type="float">
            <text:p>4.3623546667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4.3831107584" calcext:value-type="float">
            <text:p>4.3831107584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4.4038507737" calcext:value-type="float">
            <text:p>4.403850773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4.4245750581" calcext:value-type="float">
            <text:p>4.4245750581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4.4452839755" calcext:value-type="float">
            <text:p>4.445283975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4.465977893" calcext:value-type="float">
            <text:p>4.465977893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4.4866571682" calcext:value-type="float">
            <text:p>4.4866571682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4.5073221437" calcext:value-type="float">
            <text:p>4.5073221437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4.5279731376" calcext:value-type="float">
            <text:p>4.527973137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4.5486104343" calcext:value-type="float">
            <text:p>4.5486104343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4.569234263" calcext:value-type="float">
            <text:p>4.569234263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4.5898447951" calcext:value-type="float">
            <text:p>4.5898447951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.6104421131" calcext:value-type="float">
            <text:p>4.6104421131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4.6310261988" calcext:value-type="float">
            <text:p>4.6310261988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4.6515969083" calcext:value-type="float">
            <text:p>4.6515969083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4.6721539572" calcext:value-type="float">
            <text:p>4.6721539572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4.692696896" calcext:value-type="float">
            <text:p>4.692696896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4.7132251009" calcext:value-type="float">
            <text:p>4.7132251009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.7337377706" calcext:value-type="float">
            <text:p>4.733737770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4.7542339205" calcext:value-type="float">
            <text:p>4.754233920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4.7747124067" calcext:value-type="float">
            <text:p>4.7747124067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4.795171945" calcext:value-type="float">
            <text:p>4.79517194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4.8156111529" calcext:value-type="float">
            <text:p>4.8156111529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4.8360285933" calcext:value-type="float">
            <text:p>4.8360285933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4.8564228349" calcext:value-type="float">
            <text:p>4.8564228349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4.8767925138" calcext:value-type="float">
            <text:p>4.8767925138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4.8971364006" calcext:value-type="float">
            <text:p>4.8971364006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4.9174534679" calcext:value-type="float">
            <text:p>4.9174534679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4.9377429511" calcext:value-type="float">
            <text:p>4.9377429511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4.9580044067" calcext:value-type="float">
            <text:p>4.9580044067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4.9782377554" calcext:value-type="float">
            <text:p>4.9782377554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4.998443315" calcext:value-type="float">
            <text:p>4.99844331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.0186218043" calcext:value-type="float">
            <text:p>5.0186218043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5.0387743578" calcext:value-type="float">
            <text:p>5.038774357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.0589024893" calcext:value-type="float">
            <text:p>5.0589024893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5.0790080642" calcext:value-type="float">
            <text:p>5.0790080642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5.0990932416" calcext:value-type="float">
            <text:p>5.0990932416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5.119160422" calcext:value-type="float">
            <text:p>5.119160422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5.139212156" calcext:value-type="float">
            <text:p>5.139212156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5.1592510765" calcext:value-type="float">
            <text:p>5.159251076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5.1792798043" calcext:value-type="float">
            <text:p>5.1792798043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5.1993008716" calcext:value-type="float">
            <text:p>5.1993008716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5.2193166391" calcext:value-type="float">
            <text:p>5.2193166391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5.239329211" calcext:value-type="float">
            <text:p>5.23932921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5.2593403792" calcext:value-type="float">
            <text:p>5.2593403792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5.2793515627" calcext:value-type="float">
            <text:p>5.2793515627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5.2993637584" calcext:value-type="float">
            <text:p>5.2993637584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5.3193775199" calcext:value-type="float">
            <text:p>5.3193775199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5.3393929235" calcext:value-type="float">
            <text:p>5.339392923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5.3594095749" calcext:value-type="float">
            <text:p>5.3594095749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5.3794266116" calcext:value-type="float">
            <text:p>5.3794266116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5.3994427248" calcext:value-type="float">
            <text:p>5.3994427248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5.4194561896" calcext:value-type="float">
            <text:p>5.4194561896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5.4394649113" calcext:value-type="float">
            <text:p>5.4394649113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5.459466474" calcext:value-type="float">
            <text:p>5.459466474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5.479458208" calcext:value-type="float">
            <text:p>5.479458208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5.4994372538" calcext:value-type="float">
            <text:p>5.4994372538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5.5194006483" calcext:value-type="float">
            <text:p>5.5194006483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5.5393454006" calcext:value-type="float">
            <text:p>5.539345400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5.5592685719" calcext:value-type="float">
            <text:p>5.5592685719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5.5791673792" calcext:value-type="float">
            <text:p>5.5791673792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5.5990392691" calcext:value-type="float">
            <text:p>5.5990392691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5.6188820122" calcext:value-type="float">
            <text:p>5.6188820122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5.638693789" calcext:value-type="float">
            <text:p>5.63869378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5.6584732599" calcext:value-type="float">
            <text:p>5.6584732599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5.6782196391" calcext:value-type="float">
            <text:p>5.6782196391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5.6979327523" calcext:value-type="float">
            <text:p>5.6979327523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5.7176130703" calcext:value-type="float">
            <text:p>5.717613070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5.7372617462" calcext:value-type="float">
            <text:p>5.7372617462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5.7568806147" calcext:value-type="float">
            <text:p>5.7568806147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5.7764721896" calcext:value-type="float">
            <text:p>5.776472189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5.796039633" calcext:value-type="float">
            <text:p>5.796039633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5.8155867187" calcext:value-type="float">
            <text:p>5.8155867187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5.8351177859" calcext:value-type="float">
            <text:p>5.8351177859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5.8546376972" calcext:value-type="float">
            <text:p>5.854637697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5.8741518073" calcext:value-type="float">
            <text:p>5.8741518073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5.8936659664" calcext:value-type="float">
            <text:p>5.8936659664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5.9131866055" calcext:value-type="float">
            <text:p>5.913186605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5.9327209174" calcext:value-type="float">
            <text:p>5.932720917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.9522772477" calcext:value-type="float">
            <text:p>5.9522772477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5.9718658624" calcext:value-type="float">
            <text:p>5.9718658624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5.991500419" calcext:value-type="float">
            <text:p>5.991500419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6.0112009725" calcext:value-type="float">
            <text:p>6.011200972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6.0310007309" calcext:value-type="float">
            <text:p>6.031000730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.0509637859" calcext:value-type="float">
            <text:p>6.0509637859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6.0712454587" calcext:value-type="float">
            <text:p>6.0712454587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6.0924325566" calcext:value-type="float">
            <text:p>6.0924325566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6.1468947737" calcext:value-type="float">
            <text:p>6.1468947737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6.1639876697" calcext:value-type="float">
            <text:p>6.1639876697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6.1822424465" calcext:value-type="float">
            <text:p>6.182242446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.2008617737" calcext:value-type="float">
            <text:p>6.2008617737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6.219660263" calcext:value-type="float">
            <text:p>6.219660263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6.238566318" calcext:value-type="float">
            <text:p>6.238566318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6.2575455505" calcext:value-type="float">
            <text:p>6.257545550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6.2765796453" calcext:value-type="float">
            <text:p>6.276579645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6.2956585963" calcext:value-type="float">
            <text:p>6.2956585963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6.3147772905" calcext:value-type="float">
            <text:p>6.314777290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6.3339337859" calcext:value-type="float">
            <text:p>6.3339337859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6.3531283364" calcext:value-type="float">
            <text:p>6.3531283364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6.3723627523" calcext:value-type="float">
            <text:p>6.3723627523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6.391639948" calcext:value-type="float">
            <text:p>6.391639948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6.4109635443" calcext:value-type="float">
            <text:p>6.4109635443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6.4303375382" calcext:value-type="float">
            <text:p>6.4303375382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6.4497659664" calcext:value-type="float">
            <text:p>6.449765966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6.4692525963" calcext:value-type="float">
            <text:p>6.4692525963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6.488800633" calcext:value-type="float">
            <text:p>6.48880063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6.5084124434" calcext:value-type="float">
            <text:p>6.5084124434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6.5280893119" calcext:value-type="float">
            <text:p>6.5280893119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6.5478312477" calcext:value-type="float">
            <text:p>6.5478312477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6.567636844" calcext:value-type="float">
            <text:p>6.567636844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6.5875031988" calcext:value-type="float">
            <text:p>6.5875031988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676105" calcext:value-type="float">
            <text:p>6.676105</text:p>
          </table:table-cell>
          <table:table-cell office:value-type="float" office:value="6.6074259174" calcext:value-type="float">
            <text:p>6.6074259174</text:p>
          </table:table-cell>
          <table:table-cell table:formula="of:=POWER([.C328]-6.75;2)" office:value-type="float" office:value="0.0203273690292315" calcext:value-type="float">
            <text:p>0.020327369</text:p>
          </table:table-cell>
          <table:table-cell table:formula="of:=SQRT(SUM([.D328:.D427])/100)" office:value-type="float" office:value="0.123146353106875" calcext:value-type="float">
            <text:p>0.123146353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669831" calcext:value-type="float">
            <text:p>6.669831</text:p>
          </table:table-cell>
          <table:table-cell office:value-type="float" office:value="6.6069829633" calcext:value-type="float">
            <text:p>6.6069829633</text:p>
          </table:table-cell>
          <table:table-cell table:formula="of:=POWER([.C329]-6.75;2)" office:value-type="float" office:value="0.0204538727864491" calcext:value-type="float">
            <text:p>0.0204538728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663388" calcext:value-type="float">
            <text:p>6.663388</text:p>
          </table:table-cell>
          <table:table-cell office:value-type="float" office:value="6.6066026636" calcext:value-type="float">
            <text:p>6.6066026636</text:p>
          </table:table-cell>
          <table:table-cell table:formula="of:=POWER([.C330]-6.75;2)" office:value-type="float" office:value="0.0205627960866147" calcext:value-type="float">
            <text:p>0.020562796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656713" calcext:value-type="float">
            <text:p>6.656713</text:p>
          </table:table-cell>
          <table:table-cell office:value-type="float" office:value="6.6062774098" calcext:value-type="float">
            <text:p>6.6062774098</text:p>
          </table:table-cell>
          <table:table-cell table:formula="of:=POWER([.C331]-6.75;2)" office:value-type="float" office:value="0.0206561829337972" calcext:value-type="float">
            <text:p>0.0206561829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49744" calcext:value-type="float">
            <text:p>6.649744</text:p>
          </table:table-cell>
          <table:table-cell office:value-type="float" office:value="6.6059990306" calcext:value-type="float">
            <text:p>6.6059990306</text:p>
          </table:table-cell>
          <table:table-cell table:formula="of:=POWER([.C332]-6.75;2)" office:value-type="float" office:value="0.0207362791881398" calcext:value-type="float">
            <text:p>0.0207362792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42422" calcext:value-type="float">
            <text:p>6.642422</text:p>
          </table:table-cell>
          <table:table-cell office:value-type="float" office:value="6.6057591254" calcext:value-type="float">
            <text:p>6.6057591254</text:p>
          </table:table-cell>
          <table:table-cell table:formula="of:=POWER([.C333]-6.75;2)" office:value-type="float" office:value="0.020805429905373" calcext:value-type="float">
            <text:p>0.0208054299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34694" calcext:value-type="float">
            <text:p>6.634694</text:p>
          </table:table-cell>
          <table:table-cell office:value-type="float" office:value="6.6055494251" calcext:value-type="float">
            <text:p>6.6055494251</text:p>
          </table:table-cell>
          <table:table-cell table:formula="of:=POWER([.C334]-6.75;2)" office:value-type="float" office:value="0.0208659685889406" calcext:value-type="float">
            <text:p>0.0208659686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26522" calcext:value-type="float">
            <text:p>6.626522</text:p>
          </table:table-cell>
          <table:table-cell office:value-type="float" office:value="6.6053621682" calcext:value-type="float">
            <text:p>6.6053621682</text:p>
          </table:table-cell>
          <table:table-cell table:formula="of:=POWER([.C335]-6.75;2)" office:value-type="float" office:value="0.0209201023878051" calcext:value-type="float">
            <text:p>0.020920102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617879" calcext:value-type="float">
            <text:p>6.617879</text:p>
          </table:table-cell>
          <table:table-cell office:value-type="float" office:value="6.6051904251" calcext:value-type="float">
            <text:p>6.6051904251</text:p>
          </table:table-cell>
          <table:table-cell table:formula="of:=POWER([.C336]-6.75;2)" office:value-type="float" office:value="0.0209698129827187" calcext:value-type="float">
            <text:p>0.020969813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608756" calcext:value-type="float">
            <text:p>6.608756</text:p>
          </table:table-cell>
          <table:table-cell office:value-type="float" office:value="6.6050284312" calcext:value-type="float">
            <text:p>6.6050284312</text:p>
          </table:table-cell>
          <table:table-cell table:formula="of:=POWER([.C337]-6.75;2)" office:value-type="float" office:value="0.0210167557603331" calcext:value-type="float">
            <text:p>0.0210167558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599166" calcext:value-type="float">
            <text:p>6.599166</text:p>
          </table:table-cell>
          <table:table-cell office:value-type="float" office:value="6.6048718226" calcext:value-type="float">
            <text:p>6.6048718226</text:p>
          </table:table-cell>
          <table:table-cell table:formula="of:=POWER([.C338]-6.75;2)" office:value-type="float" office:value="0.0210621878754459" calcext:value-type="float">
            <text:p>0.021062187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589138" calcext:value-type="float">
            <text:p>6.589138</text:p>
          </table:table-cell>
          <table:table-cell office:value-type="float" office:value="6.6047178226" calcext:value-type="float">
            <text:p>6.6047178226</text:p>
          </table:table-cell>
          <table:table-cell table:formula="of:=POWER([.C339]-6.75;2)" office:value-type="float" office:value="0.0211069110700852" calcext:value-type="float">
            <text:p>0.021106911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57873" calcext:value-type="float">
            <text:p>6.57873</text:p>
          </table:table-cell>
          <table:table-cell office:value-type="float" office:value="6.6045653364" calcext:value-type="float">
            <text:p>6.6045653364</text:p>
          </table:table-cell>
          <table:table-cell table:formula="of:=POWER([.C340]-6.75;2)" office:value-type="float" office:value="0.0211512413764451" calcext:value-type="float">
            <text:p>0.021151241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56802" calcext:value-type="float">
            <text:p>6.56802</text:p>
          </table:table-cell>
          <table:table-cell office:value-type="float" office:value="6.6044149358" calcext:value-type="float">
            <text:p>6.6044149358</text:p>
          </table:table-cell>
          <table:table-cell table:formula="of:=POWER([.C341]-6.75;2)" office:value-type="float" office:value="0.021195010918118" calcext:value-type="float">
            <text:p>0.021195010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557114" calcext:value-type="float">
            <text:p>6.557114</text:p>
          </table:table-cell>
          <table:table-cell office:value-type="float" office:value="6.6042687645" calcext:value-type="float">
            <text:p>6.6042687645</text:p>
          </table:table-cell>
          <table:table-cell table:formula="of:=POWER([.C342]-6.75;2)" office:value-type="float" office:value="0.0212375930003563" calcext:value-type="float">
            <text:p>0.021237593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546141" calcext:value-type="float">
            <text:p>6.546141</text:p>
          </table:table-cell>
          <table:table-cell office:value-type="float" office:value="6.6041303242" calcext:value-type="float">
            <text:p>6.6041303242</text:p>
          </table:table-cell>
          <table:table-cell table:formula="of:=POWER([.C343]-6.75;2)" office:value-type="float" office:value="0.0212779623179972" calcext:value-type="float">
            <text:p>0.0212779623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535259" calcext:value-type="float">
            <text:p>6.535259</text:p>
          </table:table-cell>
          <table:table-cell office:value-type="float" office:value="6.6040041988" calcext:value-type="float">
            <text:p>6.6040041988</text:p>
          </table:table-cell>
          <table:table-cell table:formula="of:=POWER([.C344]-6.75;2)" office:value-type="float" office:value="0.0213147739680299" calcext:value-type="float">
            <text:p>0.021314774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52465" calcext:value-type="float">
            <text:p>6.52465</text:p>
          </table:table-cell>
          <table:table-cell office:value-type="float" office:value="6.6038956789" calcext:value-type="float">
            <text:p>6.6038956789</text:p>
          </table:table-cell>
          <table:table-cell table:formula="of:=POWER([.C345]-6.75;2)" office:value-type="float" office:value="0.021346472644092" calcext:value-type="float">
            <text:p>0.021346472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514517" calcext:value-type="float">
            <text:p>6.514517</text:p>
          </table:table-cell>
          <table:table-cell office:value-type="float" office:value="6.6038103486" calcext:value-type="float">
            <text:p>6.6038103486</text:p>
          </table:table-cell>
          <table:table-cell table:formula="of:=POWER([.C346]-6.75;2)" office:value-type="float" office:value="0.0213714141764536" calcext:value-type="float">
            <text:p>0.0213714142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505086" calcext:value-type="float">
            <text:p>6.505086</text:p>
          </table:table-cell>
          <table:table-cell office:value-type="float" office:value="6.6037536606" calcext:value-type="float">
            <text:p>6.6037536606</text:p>
          </table:table-cell>
          <table:table-cell table:formula="of:=POWER([.C347]-6.75;2)" office:value-type="float" office:value="0.0213879917879001" calcext:value-type="float">
            <text:p>0.0213879918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496594" calcext:value-type="float">
            <text:p>6.496594</text:p>
          </table:table-cell>
          <table:table-cell office:value-type="float" office:value="6.6037304893" calcext:value-type="float">
            <text:p>6.6037304893</text:p>
          </table:table-cell>
          <table:table-cell table:formula="of:=POWER([.C348]-6.75;2)" office:value-type="float" office:value="0.0213947697604174" calcext:value-type="float">
            <text:p>0.0213947698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489286" calcext:value-type="float">
            <text:p>6.489286</text:p>
          </table:table-cell>
          <table:table-cell office:value-type="float" office:value="6.6037447554" calcext:value-type="float">
            <text:p>6.6037447554</text:p>
          </table:table-cell>
          <table:table-cell table:formula="of:=POWER([.C349]-6.75;2)" office:value-type="float" office:value="0.0213905965730058" calcext:value-type="float">
            <text:p>0.021390596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483405" calcext:value-type="float">
            <text:p>6.483405</text:p>
          </table:table-cell>
          <table:table-cell office:value-type="float" office:value="6.6037990765" calcext:value-type="float">
            <text:p>6.6037990765</text:p>
          </table:table-cell>
          <table:table-cell table:formula="of:=POWER([.C350]-6.75;2)" office:value-type="float" office:value="0.021374710032253" calcext:value-type="float">
            <text:p>0.0213747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479179" calcext:value-type="float">
            <text:p>6.479179</text:p>
          </table:table-cell>
          <table:table-cell office:value-type="float" office:value="6.6038945229" calcext:value-type="float">
            <text:p>6.6038945229</text:p>
          </table:table-cell>
          <table:table-cell table:formula="of:=POWER([.C351]-6.75;2)" office:value-type="float" office:value="0.0213468104386186" calcext:value-type="float">
            <text:p>0.0213468104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47681" calcext:value-type="float">
            <text:p>6.47681</text:p>
          </table:table-cell>
          <table:table-cell office:value-type="float" office:value="6.604030474" calcext:value-type="float">
            <text:p>6.604030474</text:p>
          </table:table-cell>
          <table:table-cell table:formula="of:=POWER([.C352]-6.75;2)" office:value-type="float" office:value="0.0213071025206647" calcext:value-type="float">
            <text:p>0.0213071025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47646" calcext:value-type="float">
            <text:p>6.47646</text:p>
          </table:table-cell>
          <table:table-cell office:value-type="float" office:value="6.604204581" calcext:value-type="float">
            <text:p>6.604204581</text:p>
          </table:table-cell>
          <table:table-cell table:formula="of:=POWER([.C353]-6.75;2)" office:value-type="float" office:value="0.0212563042013855" calcext:value-type="float">
            <text:p>0.0212563042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478233" calcext:value-type="float">
            <text:p>6.478233</text:p>
          </table:table-cell>
          <table:table-cell office:value-type="float" office:value="6.6044128532" calcext:value-type="float">
            <text:p>6.6044128532</text:p>
          </table:table-cell>
          <table:table-cell table:formula="of:=POWER([.C354]-6.75;2)" office:value-type="float" office:value="0.0211956173133646" calcext:value-type="float">
            <text:p>0.0211956173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482166" calcext:value-type="float">
            <text:p>6.482166</text:p>
          </table:table-cell>
          <table:table-cell office:value-type="float" office:value="6.6046498532" calcext:value-type="float">
            <text:p>6.6046498532</text:p>
          </table:table-cell>
          <table:table-cell table:formula="of:=POWER([.C355]-6.75;2)" office:value-type="float" office:value="0.0211266651747816" calcext:value-type="float">
            <text:p>0.0211266652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488215" calcext:value-type="float">
            <text:p>6.488215</text:p>
          </table:table-cell>
          <table:table-cell office:value-type="float" office:value="6.604909" calcext:value-type="float">
            <text:p>6.604909</text:p>
          </table:table-cell>
          <table:table-cell table:formula="of:=POWER([.C356]-6.75;2)" office:value-type="float" office:value="0.021051398281" calcext:value-type="float">
            <text:p>0.0210513983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496249" calcext:value-type="float">
            <text:p>6.496249</text:p>
          </table:table-cell>
          <table:table-cell office:value-type="float" office:value="6.6051829358" calcext:value-type="float">
            <text:p>6.6051829358</text:p>
          </table:table-cell>
          <table:table-cell table:formula="of:=POWER([.C357]-6.75;2)" office:value-type="float" office:value="0.0209719820835068" calcext:value-type="float">
            <text:p>0.020971982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506042" calcext:value-type="float">
            <text:p>6.506042</text:p>
          </table:table-cell>
          <table:table-cell office:value-type="float" office:value="6.6054639755" calcext:value-type="float">
            <text:p>6.6054639755</text:p>
          </table:table-cell>
          <table:table-cell table:formula="of:=POWER([.C358]-6.75;2)" office:value-type="float" office:value="0.0208906623782645" calcext:value-type="float">
            <text:p>0.0208906624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517275" calcext:value-type="float">
            <text:p>6.517275</text:p>
          </table:table-cell>
          <table:table-cell office:value-type="float" office:value="6.6057445719" calcext:value-type="float">
            <text:p>6.6057445719</text:p>
          </table:table-cell>
          <table:table-cell table:formula="of:=POWER([.C359]-6.75;2)" office:value-type="float" office:value="0.0208096285363143" calcext:value-type="float">
            <text:p>0.0208096285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529545" calcext:value-type="float">
            <text:p>6.529545</text:p>
          </table:table-cell>
          <table:table-cell office:value-type="float" office:value="6.6060177982" calcext:value-type="float">
            <text:p>6.6060177982</text:p>
          </table:table-cell>
          <table:table-cell table:formula="of:=POWER([.C360]-6.75;2)" office:value-type="float" office:value="0.020730874435176" calcext:value-type="float">
            <text:p>0.0207308744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542372" calcext:value-type="float">
            <text:p>6.542372</text:p>
          </table:table-cell>
          <table:table-cell office:value-type="float" office:value="6.606277789" calcext:value-type="float">
            <text:p>6.606277789</text:p>
          </table:table-cell>
          <table:table-cell table:formula="of:=POWER([.C361]-6.75;2)" office:value-type="float" office:value="0.0206560739347285" calcext:value-type="float">
            <text:p>0.0206560739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555214" calcext:value-type="float">
            <text:p>6.555214</text:p>
          </table:table-cell>
          <table:table-cell office:value-type="float" office:value="6.6065201498" calcext:value-type="float">
            <text:p>6.6065201498</text:p>
          </table:table-cell>
          <table:table-cell table:formula="of:=POWER([.C362]-6.75;2)" office:value-type="float" office:value="0.0205864674134145" calcext:value-type="float">
            <text:p>0.0205864674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56749" calcext:value-type="float">
            <text:p>6.56749</text:p>
          </table:table-cell>
          <table:table-cell office:value-type="float" office:value="6.6067422875" calcext:value-type="float">
            <text:p>6.6067422875</text:p>
          </table:table-cell>
          <table:table-cell table:formula="of:=POWER([.C363]-6.75;2)" office:value-type="float" office:value="0.0205227721907326" calcext:value-type="float">
            <text:p>0.0205227722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578603" calcext:value-type="float">
            <text:p>6.578603</text:p>
          </table:table-cell>
          <table:table-cell office:value-type="float" office:value="6.6069436544" calcext:value-type="float">
            <text:p>6.6069436544</text:p>
          </table:table-cell>
          <table:table-cell table:formula="of:=POWER([.C364]-6.75;2)" office:value-type="float" office:value="0.0204651180164266" calcext:value-type="float">
            <text:p>0.020465118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587958" calcext:value-type="float">
            <text:p>6.587958</text:p>
          </table:table-cell>
          <table:table-cell office:value-type="float" office:value="6.6071258716" calcext:value-type="float">
            <text:p>6.6071258716</text:p>
          </table:table-cell>
          <table:table-cell table:formula="of:=POWER([.C365]-6.75;2)" office:value-type="float" office:value="0.0204130165660597" calcext:value-type="float">
            <text:p>0.020413016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59499" calcext:value-type="float">
            <text:p>6.59499</text:p>
          </table:table-cell>
          <table:table-cell office:value-type="float" office:value="6.6072927859" calcext:value-type="float">
            <text:p>6.6072927859</text:p>
          </table:table-cell>
          <table:table-cell table:formula="of:=POWER([.C366]-6.75;2)" office:value-type="float" office:value="0.0203653489561831" calcext:value-type="float">
            <text:p>0.020365349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599187" calcext:value-type="float">
            <text:p>6.599187</text:p>
          </table:table-cell>
          <table:table-cell office:value-type="float" office:value="6.6074504006" calcext:value-type="float">
            <text:p>6.6074504006</text:p>
          </table:table-cell>
          <table:table-cell table:formula="of:=POWER([.C367]-6.75;2)" office:value-type="float" office:value="0.0203203882891004" calcext:value-type="float">
            <text:p>0.0203203883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600105" calcext:value-type="float">
            <text:p>6.600105</text:p>
          </table:table-cell>
          <table:table-cell office:value-type="float" office:value="6.6076067003" calcext:value-type="float">
            <text:p>6.6076067003</text:p>
          </table:table-cell>
          <table:table-cell table:formula="of:=POWER([.C368]-6.75;2)" office:value-type="float" office:value="0.0202758517994541" calcext:value-type="float">
            <text:p>0.0202758518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597386" calcext:value-type="float">
            <text:p>6.597386</text:p>
          </table:table-cell>
          <table:table-cell office:value-type="float" office:value="6.6077714343" calcext:value-type="float">
            <text:p>6.6077714343</text:p>
          </table:table-cell>
          <table:table-cell table:formula="of:=POWER([.C369]-6.75;2)" office:value-type="float" office:value="0.0202289649010792" calcext:value-type="float">
            <text:p>0.0202289649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59077" calcext:value-type="float">
            <text:p>6.59077</text:p>
          </table:table-cell>
          <table:table-cell office:value-type="float" office:value="6.6079557982" calcext:value-type="float">
            <text:p>6.6079557982</text:p>
          </table:table-cell>
          <table:table-cell table:formula="of:=POWER([.C370]-6.75;2)" office:value-type="float" office:value="0.0201765552649992" calcext:value-type="float">
            <text:p>0.020176555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580097" calcext:value-type="float">
            <text:p>6.580097</text:p>
          </table:table-cell>
          <table:table-cell office:value-type="float" office:value="6.6081720856" calcext:value-type="float">
            <text:p>6.6081720856</text:p>
          </table:table-cell>
          <table:table-cell table:formula="of:=POWER([.C371]-6.75;2)" office:value-type="float" office:value="0.0201151573030538" calcext:value-type="float">
            <text:p>0.0201151573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565313" calcext:value-type="float">
            <text:p>6.565313</text:p>
          </table:table-cell>
          <table:table-cell office:value-type="float" office:value="6.6084333272" calcext:value-type="float">
            <text:p>6.6084333272</text:p>
          </table:table-cell>
          <table:table-cell table:formula="of:=POWER([.C372]-6.75;2)" office:value-type="float" office:value="0.0200411228476622" calcext:value-type="float">
            <text:p>0.0200411228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546462" calcext:value-type="float">
            <text:p>6.546462</text:p>
          </table:table-cell>
          <table:table-cell office:value-type="float" office:value="6.6087528991" calcext:value-type="float">
            <text:p>6.6087528991</text:p>
          </table:table-cell>
          <table:table-cell table:formula="of:=POWER([.C373]-6.75;2)" office:value-type="float" office:value="0.0199507435126549" calcext:value-type="float">
            <text:p>0.0199507435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523677" calcext:value-type="float">
            <text:p>6.523677</text:p>
          </table:table-cell>
          <table:table-cell office:value-type="float" office:value="6.6091441804" calcext:value-type="float">
            <text:p>6.6091441804</text:p>
          </table:table-cell>
          <table:table-cell table:formula="of:=POWER([.C374]-6.75;2)" office:value-type="float" office:value="0.0198403619151876" calcext:value-type="float">
            <text:p>0.0198403619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497174" calcext:value-type="float">
            <text:p>6.497174</text:p>
          </table:table-cell>
          <table:table-cell office:value-type="float" office:value="6.6096202141" calcext:value-type="float">
            <text:p>6.6096202141</text:p>
          </table:table-cell>
          <table:table-cell table:formula="of:=POWER([.C375]-6.75;2)" office:value-type="float" office:value="0.01970648428933" calcext:value-type="float">
            <text:p>0.0197064843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467231" calcext:value-type="float">
            <text:p>6.467231</text:p>
          </table:table-cell>
          <table:table-cell office:value-type="float" office:value="6.610193419" calcext:value-type="float">
            <text:p>6.610193419</text:p>
          </table:table-cell>
          <table:table-cell table:formula="of:=POWER([.C376]-6.75;2)" office:value-type="float" office:value="0.0195458800909096" calcext:value-type="float">
            <text:p>0.019545880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434176" calcext:value-type="float">
            <text:p>6.434176</text:p>
          </table:table-cell>
          <table:table-cell office:value-type="float" office:value="6.610875367" calcext:value-type="float">
            <text:p>6.610875367</text:p>
          </table:table-cell>
          <table:table-cell table:formula="of:=POWER([.C377]-6.75;2)" office:value-type="float" office:value="0.0193556635073846" calcext:value-type="float">
            <text:p>0.0193556635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398368" calcext:value-type="float">
            <text:p>6.398368</text:p>
          </table:table-cell>
          <table:table-cell office:value-type="float" office:value="6.6116765933" calcext:value-type="float">
            <text:p>6.6116765933</text:p>
          </table:table-cell>
          <table:table-cell table:formula="of:=POWER([.C378]-6.75;2)" office:value-type="float" office:value="0.0191333648410935" calcext:value-type="float">
            <text:p>0.0191333648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360182" calcext:value-type="float">
            <text:p>6.360182</text:p>
          </table:table-cell>
          <table:table-cell office:value-type="float" office:value="6.6126064801" calcext:value-type="float">
            <text:p>6.6126064801</text:p>
          </table:table-cell>
          <table:table-cell table:formula="of:=POWER([.C379]-6.75;2)" office:value-type="float" office:value="0.0188769793105116" calcext:value-type="float">
            <text:p>0.0188769793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319996" calcext:value-type="float">
            <text:p>6.319996</text:p>
          </table:table-cell>
          <table:table-cell office:value-type="float" office:value="6.6136731927" calcext:value-type="float">
            <text:p>6.6136731927</text:p>
          </table:table-cell>
          <table:table-cell table:formula="of:=POWER([.C380]-6.75;2)" office:value-type="float" office:value="0.0185849983886113" calcext:value-type="float">
            <text:p>0.018584998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278171" calcext:value-type="float">
            <text:p>6.278171</text:p>
          </table:table-cell>
          <table:table-cell office:value-type="float" office:value="6.6148836514" calcext:value-type="float">
            <text:p>6.6148836514</text:p>
          </table:table-cell>
          <table:table-cell table:formula="of:=POWER([.C381]-6.75;2)" office:value-type="float" office:value="0.0182564276589968" calcext:value-type="float">
            <text:p>0.0182564277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235044" calcext:value-type="float">
            <text:p>6.235044</text:p>
          </table:table-cell>
          <table:table-cell office:value-type="float" office:value="6.6162435627" calcext:value-type="float">
            <text:p>6.6162435627</text:p>
          </table:table-cell>
          <table:table-cell table:formula="of:=POWER([.C382]-6.75;2)" office:value-type="float" office:value="0.0178907845191888" calcext:value-type="float">
            <text:p>0.0178907845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190912" calcext:value-type="float">
            <text:p>6.190912</text:p>
          </table:table-cell>
          <table:table-cell office:value-type="float" office:value="6.6177574771" calcext:value-type="float">
            <text:p>6.6177574771</text:p>
          </table:table-cell>
          <table:table-cell table:formula="of:=POWER([.C383]-6.75;2)" office:value-type="float" office:value="0.0174880848629571" calcext:value-type="float">
            <text:p>0.0174880849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146025" calcext:value-type="float">
            <text:p>6.146025</text:p>
          </table:table-cell>
          <table:table-cell office:value-type="float" office:value="6.619428893" calcext:value-type="float">
            <text:p>6.619428893</text:p>
          </table:table-cell>
          <table:table-cell table:formula="of:=POWER([.C384]-6.75;2)" office:value-type="float" office:value="0.0170488139832054" calcext:value-type="float">
            <text:p>0.01704881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100563" calcext:value-type="float">
            <text:p>6.100563</text:p>
          </table:table-cell>
          <table:table-cell office:value-type="float" office:value="6.62126037" calcext:value-type="float">
            <text:p>6.62126037</text:p>
          </table:table-cell>
          <table:table-cell table:formula="of:=POWER([.C385]-6.75;2)" office:value-type="float" office:value="0.0165738923325369" calcext:value-type="float">
            <text:p>0.0165738923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054622" calcext:value-type="float">
            <text:p>6.054622</text:p>
          </table:table-cell>
          <table:table-cell office:value-type="float" office:value="6.6232537248" calcext:value-type="float">
            <text:p>6.6232537248</text:p>
          </table:table-cell>
          <table:table-cell table:formula="of:=POWER([.C386]-6.75;2)" office:value-type="float" office:value="0.0160646182770742" calcext:value-type="float">
            <text:p>0.0160646183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008179" calcext:value-type="float">
            <text:p>6.008179</text:p>
          </table:table-cell>
          <table:table-cell office:value-type="float" office:value="6.6254102599" calcext:value-type="float">
            <text:p>6.6254102599</text:p>
          </table:table-cell>
          <table:table-cell table:formula="of:=POWER([.C387]-6.75;2)" office:value-type="float" office:value="0.0155226033381856" calcext:value-type="float">
            <text:p>0.0155226033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.961031" calcext:value-type="float">
            <text:p>5.961031</text:p>
          </table:table-cell>
          <table:table-cell office:value-type="float" office:value="6.627731104" calcext:value-type="float">
            <text:p>6.627731104</text:p>
          </table:table-cell>
          <table:table-cell table:formula="of:=POWER([.C388]-6.75;2)" office:value-type="float" office:value="0.0149496829290587" calcext:value-type="float">
            <text:p>0.0149496829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.912706" calcext:value-type="float">
            <text:p>5.912706</text:p>
          </table:table-cell>
          <table:table-cell office:value-type="float" office:value="6.6302177462" calcext:value-type="float">
            <text:p>6.6302177462</text:p>
          </table:table-cell>
          <table:table-cell table:formula="of:=POWER([.C389]-6.75;2)" office:value-type="float" office:value="0.0143477883254077" calcext:value-type="float">
            <text:p>0.0143477883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862282" calcext:value-type="float">
            <text:p>5.862282</text:p>
          </table:table-cell>
          <table:table-cell office:value-type="float" office:value="6.6328728379" calcext:value-type="float">
            <text:p>6.6328728379</text:p>
          </table:table-cell>
          <table:table-cell table:formula="of:=POWER([.C390]-6.75;2)" office:value-type="float" office:value="0.0137187721015997" calcext:value-type="float">
            <text:p>0.013718772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808057" calcext:value-type="float">
            <text:p>5.808057</text:p>
          </table:table-cell>
          <table:table-cell office:value-type="float" office:value="6.635701578" calcext:value-type="float">
            <text:p>6.635701578</text:p>
          </table:table-cell>
          <table:table-cell table:formula="of:=POWER([.C391]-6.75;2)" office:value-type="float" office:value="0.0130641292716901" calcext:value-type="float">
            <text:p>0.0130641293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.746855" calcext:value-type="float">
            <text:p>5.746855</text:p>
          </table:table-cell>
          <table:table-cell office:value-type="float" office:value="6.6387140948" calcext:value-type="float">
            <text:p>6.6387140948</text:p>
          </table:table-cell>
          <table:table-cell table:formula="of:=POWER([.C392]-6.75;2)" office:value-type="float" office:value="0.0123845526961834" calcext:value-type="float">
            <text:p>0.012384552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.672461" calcext:value-type="float">
            <text:p>5.672461</text:p>
          </table:table-cell>
          <table:table-cell office:value-type="float" office:value="6.6419299847" calcext:value-type="float">
            <text:p>6.6419299847</text:p>
          </table:table-cell>
          <table:table-cell table:formula="of:=POWER([.C393]-6.75;2)" office:value-type="float" office:value="0.0116791282069422" calcext:value-type="float">
            <text:p>0.0116791282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.571464" calcext:value-type="float">
            <text:p>5.571464</text:p>
          </table:table-cell>
          <table:table-cell office:value-type="float" office:value="6.645387633" calcext:value-type="float">
            <text:p>6.645387633</text:p>
          </table:table-cell>
          <table:table-cell table:formula="of:=POWER([.C394]-6.75;2)" office:value-type="float" office:value="0.0109437473293426" calcext:value-type="float">
            <text:p>0.0109437473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.40971" calcext:value-type="float">
            <text:p>5.40971</text:p>
          </table:table-cell>
          <table:table-cell office:value-type="float" office:value="6.6491662691" calcext:value-type="float">
            <text:p>6.6491662691</text:p>
          </table:table-cell>
          <table:table-cell table:formula="of:=POWER([.C395]-6.75;2)" office:value-type="float" office:value="0.0101674412872136" calcext:value-type="float">
            <text:p>0.0101674413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.068956" calcext:value-type="float">
            <text:p>5.068956</text:p>
          </table:table-cell>
          <table:table-cell office:value-type="float" office:value="6.6534494526" calcext:value-type="float">
            <text:p>6.6534494526</text:p>
          </table:table-cell>
          <table:table-cell table:formula="of:=POWER([.C396]-6.75;2)" office:value-type="float" office:value="0.00932200820323959" calcext:value-type="float">
            <text:p>0.009322008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.648717" calcext:value-type="float">
            <text:p>3.648717</text:p>
          </table:table-cell>
          <table:table-cell office:value-type="float" office:value="6.6587822997" calcext:value-type="float">
            <text:p>6.6587822997</text:p>
          </table:table-cell>
          <table:table-cell table:formula="of:=POWER([.C397]-6.75;2)" office:value-type="float" office:value="0.00832066884802056" calcext:value-type="float">
            <text:p>0.0083206688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.857721" calcext:value-type="float">
            <text:p>10.857721</text:p>
          </table:table-cell>
          <table:table-cell office:value-type="float" office:value="6.6684637278" calcext:value-type="float">
            <text:p>6.6684637278</text:p>
          </table:table-cell>
          <table:table-cell table:formula="of:=POWER([.C398]-6.75;2)" office:value-type="float" office:value="0.00664816368427252" calcext:value-type="float">
            <text:p>0.006648163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.0645" calcext:value-type="float">
            <text:p>7.0645</text:p>
          </table:table-cell>
          <table:table-cell office:value-type="float" office:value="6.6561024557" calcext:value-type="float">
            <text:p>6.6561024557</text:p>
          </table:table-cell>
          <table:table-cell table:formula="of:=POWER([.C399]-6.75;2)" office:value-type="float" office:value="0.00881674882557044" calcext:value-type="float">
            <text:p>0.0088167488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597729" calcext:value-type="float">
            <text:p>6.597729</text:p>
          </table:table-cell>
          <table:table-cell office:value-type="float" office:value="6.6553424404" calcext:value-type="float">
            <text:p>6.6553424404</text:p>
          </table:table-cell>
          <table:table-cell table:formula="of:=POWER([.C400]-6.75;2)" office:value-type="float" office:value="0.00896005358942753" calcext:value-type="float">
            <text:p>0.008960053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42284" calcext:value-type="float">
            <text:p>6.42284</text:p>
          </table:table-cell>
          <table:table-cell office:value-type="float" office:value="6.6560092966" calcext:value-type="float">
            <text:p>6.6560092966</text:p>
          </table:table-cell>
          <table:table-cell table:formula="of:=POWER([.C401]-6.75;2)" office:value-type="float" office:value="0.00883425232562682" calcext:value-type="float">
            <text:p>0.0088342523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339264" calcext:value-type="float">
            <text:p>6.339264</text:p>
          </table:table-cell>
          <table:table-cell office:value-type="float" office:value="6.6572089602" calcext:value-type="float">
            <text:p>6.6572089602</text:p>
          </table:table-cell>
          <table:table-cell table:formula="of:=POWER([.C402]-6.75;2)" office:value-type="float" office:value="0.00861017706716515" calcext:value-type="float">
            <text:p>0.008610177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297252" calcext:value-type="float">
            <text:p>6.297252</text:p>
          </table:table-cell>
          <table:table-cell office:value-type="float" office:value="6.6586610673" calcext:value-type="float">
            <text:p>6.6586610673</text:p>
          </table:table-cell>
          <table:table-cell table:formula="of:=POWER([.C403]-6.75;2)" office:value-type="float" office:value="0.00834280062677518" calcext:value-type="float">
            <text:p>0.008342800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278274" calcext:value-type="float">
            <text:p>6.278274</text:p>
          </table:table-cell>
          <table:table-cell office:value-type="float" office:value="6.6602377615" calcext:value-type="float">
            <text:p>6.6602377615</text:p>
          </table:table-cell>
          <table:table-cell table:formula="of:=POWER([.C404]-6.75;2)" office:value-type="float" office:value="0.00805725946053082" calcext:value-type="float">
            <text:p>0.0080572595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273652" calcext:value-type="float">
            <text:p>6.273652</text:p>
          </table:table-cell>
          <table:table-cell office:value-type="float" office:value="6.6618682324" calcext:value-type="float">
            <text:p>6.6618682324</text:p>
          </table:table-cell>
          <table:table-cell table:formula="of:=POWER([.C405]-6.75;2)" office:value-type="float" office:value="0.00776720846030044" calcext:value-type="float">
            <text:p>0.0077672085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278619" calcext:value-type="float">
            <text:p>6.278619</text:p>
          </table:table-cell>
          <table:table-cell office:value-type="float" office:value="6.6635085963" calcext:value-type="float">
            <text:p>6.6635085963</text:p>
          </table:table-cell>
          <table:table-cell table:formula="of:=POWER([.C406]-6.75;2)" office:value-type="float" office:value="0.00748076291399641" calcext:value-type="float">
            <text:p>0.0074807629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290221" calcext:value-type="float">
            <text:p>6.290221</text:p>
          </table:table-cell>
          <table:table-cell office:value-type="float" office:value="6.6651299113" calcext:value-type="float">
            <text:p>6.6651299113</text:p>
          </table:table-cell>
          <table:table-cell table:formula="of:=POWER([.C407]-6.75;2)" office:value-type="float" office:value="0.00720293195594583" calcext:value-type="float">
            <text:p>0.00720293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306443" calcext:value-type="float">
            <text:p>6.306443</text:p>
          </table:table-cell>
          <table:table-cell office:value-type="float" office:value="6.6667125994" calcext:value-type="float">
            <text:p>6.6667125994</text:p>
          </table:table-cell>
          <table:table-cell table:formula="of:=POWER([.C408]-6.75;2)" office:value-type="float" office:value="0.00693679109870484" calcext:value-type="float">
            <text:p>0.006936791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325808" calcext:value-type="float">
            <text:p>6.325808</text:p>
          </table:table-cell>
          <table:table-cell office:value-type="float" office:value="6.6682435352" calcext:value-type="float">
            <text:p>6.6682435352</text:p>
          </table:table-cell>
          <table:table-cell table:formula="of:=POWER([.C409]-6.75;2)" office:value-type="float" office:value="0.0066841195365936" calcext:value-type="float">
            <text:p>0.006684119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347173" calcext:value-type="float">
            <text:p>6.347173</text:p>
          </table:table-cell>
          <table:table-cell office:value-type="float" office:value="6.6697143456" calcext:value-type="float">
            <text:p>6.6697143456</text:p>
          </table:table-cell>
          <table:table-cell table:formula="of:=POWER([.C410]-6.75;2)" office:value-type="float" office:value="0.00644578630243622" calcext:value-type="float">
            <text:p>0.0064457863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369627" calcext:value-type="float">
            <text:p>6.369627</text:p>
          </table:table-cell>
          <table:table-cell office:value-type="float" office:value="6.671120315" calcext:value-type="float">
            <text:p>6.671120315</text:p>
          </table:table-cell>
          <table:table-cell table:formula="of:=POWER([.C411]-6.75;2)" office:value-type="float" office:value="0.00622200470569929" calcext:value-type="float">
            <text:p>0.0062220047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392431" calcext:value-type="float">
            <text:p>6.392431</text:p>
          </table:table-cell>
          <table:table-cell office:value-type="float" office:value="6.6724596239" calcext:value-type="float">
            <text:p>6.6724596239</text:p>
          </table:table-cell>
          <table:table-cell table:formula="of:=POWER([.C412]-6.75;2)" office:value-type="float" office:value="0.00601250992572945" calcext:value-type="float">
            <text:p>0.0060125099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414981" calcext:value-type="float">
            <text:p>6.414981</text:p>
          </table:table-cell>
          <table:table-cell office:value-type="float" office:value="6.6737327339" calcext:value-type="float">
            <text:p>6.6737327339</text:p>
          </table:table-cell>
          <table:table-cell table:formula="of:=POWER([.C413]-6.75;2)" office:value-type="float" office:value="0.00581669587836826" calcext:value-type="float">
            <text:p>0.0058166959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436788" calcext:value-type="float">
            <text:p>6.436788</text:p>
          </table:table-cell>
          <table:table-cell office:value-type="float" office:value="6.6749419235" calcext:value-type="float">
            <text:p>6.6749419235</text:p>
          </table:table-cell>
          <table:table-cell table:formula="of:=POWER([.C414]-6.75;2)" office:value-type="float" office:value="0.00563371484787978" calcext:value-type="float">
            <text:p>0.0056337148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457462" calcext:value-type="float">
            <text:p>6.457462</text:p>
          </table:table-cell>
          <table:table-cell office:value-type="float" office:value="6.6760908563" calcext:value-type="float">
            <text:p>6.6760908563</text:p>
          </table:table-cell>
          <table:table-cell table:formula="of:=POWER([.C415]-6.75;2)" office:value-type="float" office:value="0.00546256152246724" calcext:value-type="float">
            <text:p>0.0054625615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476704" calcext:value-type="float">
            <text:p>6.476704</text:p>
          </table:table-cell>
          <table:table-cell office:value-type="float" office:value="6.6771842263" calcext:value-type="float">
            <text:p>6.6771842263</text:p>
          </table:table-cell>
          <table:table-cell table:formula="of:=POWER([.C416]-6.75;2)" office:value-type="float" office:value="0.00530213689952967" calcext:value-type="float">
            <text:p>0.0053021369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494293" calcext:value-type="float">
            <text:p>6.494293</text:p>
          </table:table-cell>
          <table:table-cell office:value-type="float" office:value="6.678227422" calcext:value-type="float">
            <text:p>6.678227422</text:p>
          </table:table-cell>
          <table:table-cell table:formula="of:=POWER([.C417]-6.75;2)" office:value-type="float" office:value="0.00515130295276609" calcext:value-type="float">
            <text:p>0.005151303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510077" calcext:value-type="float">
            <text:p>6.510077</text:p>
          </table:table-cell>
          <table:table-cell office:value-type="float" office:value="6.6792262477" calcext:value-type="float">
            <text:p>6.6792262477</text:p>
          </table:table-cell>
          <table:table-cell table:formula="of:=POWER([.C418]-6.75;2)" office:value-type="float" office:value="0.00500892401462176" calcext:value-type="float">
            <text:p>0.005008924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52397" calcext:value-type="float">
            <text:p>6.52397</text:p>
          </table:table-cell>
          <table:table-cell office:value-type="float" office:value="6.6801866697" calcext:value-type="float">
            <text:p>6.6801866697</text:p>
          </table:table-cell>
          <table:table-cell table:formula="of:=POWER([.C419]-6.75;2)" office:value-type="float" office:value="0.00487390108757686" calcext:value-type="float">
            <text:p>0.0048739011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535938" calcext:value-type="float">
            <text:p>6.535938</text:p>
          </table:table-cell>
          <table:table-cell office:value-type="float" office:value="6.6811145994" calcext:value-type="float">
            <text:p>6.6811145994</text:p>
          </table:table-cell>
          <table:table-cell table:formula="of:=POWER([.C420]-6.75;2)" office:value-type="float" office:value="0.0047451984158225" calcext:value-type="float">
            <text:p>0.0047451984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545993" calcext:value-type="float">
            <text:p>6.545993</text:p>
          </table:table-cell>
          <table:table-cell office:value-type="float" office:value="6.6820157248" calcext:value-type="float">
            <text:p>6.6820157248</text:p>
          </table:table-cell>
          <table:table-cell table:formula="of:=POWER([.C421]-6.75;2)" office:value-type="float" office:value="0.0046218616744693" calcext:value-type="float">
            <text:p>0.0046218617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554188" calcext:value-type="float">
            <text:p>6.554188</text:p>
          </table:table-cell>
          <table:table-cell office:value-type="float" office:value="6.6828953547" calcext:value-type="float">
            <text:p>6.6828953547</text:p>
          </table:table-cell>
          <table:table-cell table:formula="of:=POWER([.C422]-6.75;2)" office:value-type="float" office:value="0.00450303342083877" calcext:value-type="float">
            <text:p>0.0045030334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560609" calcext:value-type="float">
            <text:p>6.560609</text:p>
          </table:table-cell>
          <table:table-cell office:value-type="float" office:value="6.6837583242" calcext:value-type="float">
            <text:p>6.6837583242</text:p>
          </table:table-cell>
          <table:table-cell table:formula="of:=POWER([.C423]-6.75;2)" office:value-type="float" office:value="0.00438795961279227" calcext:value-type="float">
            <text:p>0.004387959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565366" calcext:value-type="float">
            <text:p>6.565366</text:p>
          </table:table-cell>
          <table:table-cell office:value-type="float" office:value="6.6846089052" calcext:value-type="float">
            <text:p>6.6846089052</text:p>
          </table:table-cell>
          <table:table-cell table:formula="of:=POWER([.C424]-6.75;2)" office:value-type="float" office:value="0.00427599527914256" calcext:value-type="float">
            <text:p>0.0042759953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568592" calcext:value-type="float">
            <text:p>6.568592</text:p>
          </table:table-cell>
          <table:table-cell office:value-type="float" office:value="6.6854507676" calcext:value-type="float">
            <text:p>6.6854507676</text:p>
          </table:table-cell>
          <table:table-cell table:formula="of:=POWER([.C425]-6.75;2)" office:value-type="float" office:value="0.00416660340342922" calcext:value-type="float">
            <text:p>0.0041666034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570434" calcext:value-type="float">
            <text:p>6.570434</text:p>
          </table:table-cell>
          <table:table-cell office:value-type="float" office:value="6.6862869541" calcext:value-type="float">
            <text:p>6.6862869541</text:p>
          </table:table-cell>
          <table:table-cell table:formula="of:=POWER([.C426]-6.75;2)" office:value-type="float" office:value="0.00405935221785553" calcext:value-type="float">
            <text:p>0.0040593522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571051" calcext:value-type="float">
            <text:p>6.571051</text:p>
          </table:table-cell>
          <table:table-cell office:value-type="float" office:value="6.6871198869" calcext:value-type="float">
            <text:p>6.6871198869</text:p>
          </table:table-cell>
          <table:table-cell table:formula="of:=POWER([.C427]-6.75;2)" office:value-type="float" office:value="0.00395390862346883" calcext:value-type="float">
            <text:p>0.0039539086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57061" calcext:value-type="float">
            <text:p>6.57061</text:p>
          </table:table-cell>
          <table:table-cell office:value-type="float" office:value="6.6879513884" calcext:value-type="float">
            <text:p>6.6879513884</text:p>
          </table:table-cell>
          <table:table-cell table:formula="of:=POWER([.C428]-6.75;2)" office:value-type="float" office:value="0.00385003020148764" calcext:value-type="float">
            <text:p>0.0038500302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569284" calcext:value-type="float">
            <text:p>6.569284</text:p>
          </table:table-cell>
          <table:table-cell office:value-type="float" office:value="6.6887827156" calcext:value-type="float">
            <text:p>6.6887827156</text:p>
          </table:table-cell>
          <table:table-cell table:formula="of:=POWER([.C429]-6.75;2)" office:value-type="float" office:value="0.00374755590931044" calcext:value-type="float">
            <text:p>0.0037475559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567248" calcext:value-type="float">
            <text:p>6.567248</text:p>
          </table:table-cell>
          <table:table-cell office:value-type="float" office:value="6.6896146086" calcext:value-type="float">
            <text:p>6.6896146086</text:p>
          </table:table-cell>
          <table:table-cell table:formula="of:=POWER([.C430]-6.75;2)" office:value-type="float" office:value="0.00364639549453115" calcext:value-type="float">
            <text:p>0.0036463955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564678" calcext:value-type="float">
            <text:p>6.564678</text:p>
          </table:table-cell>
          <table:table-cell office:value-type="float" office:value="6.6904473364" calcext:value-type="float">
            <text:p>6.6904473364</text:p>
          </table:table-cell>
          <table:table-cell table:formula="of:=POWER([.C431]-6.75;2)" office:value-type="float" office:value="0.00354651974185475" calcext:value-type="float">
            <text:p>0.0035465197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561751" calcext:value-type="float">
            <text:p>6.561751</text:p>
          </table:table-cell>
          <table:table-cell office:value-type="float" office:value="6.6912807554" calcext:value-type="float">
            <text:p>6.6912807554</text:p>
          </table:table-cell>
          <table:table-cell table:formula="of:=POWER([.C432]-6.75;2)" office:value-type="float" office:value="0.0034479496863946" calcext:value-type="float">
            <text:p>0.0034479497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558638" calcext:value-type="float">
            <text:p>6.558638</text:p>
          </table:table-cell>
          <table:table-cell office:value-type="float" office:value="6.6921143517" calcext:value-type="float">
            <text:p>6.6921143517</text:p>
          </table:table-cell>
          <table:table-cell table:formula="of:=POWER([.C433]-6.75;2)" office:value-type="float" office:value="0.0033507482791113" calcext:value-type="float">
            <text:p>0.0033507483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555508" calcext:value-type="float">
            <text:p>6.555508</text:p>
          </table:table-cell>
          <table:table-cell office:value-type="float" office:value="6.6929473058" calcext:value-type="float">
            <text:p>6.6929473058</text:p>
          </table:table-cell>
          <table:table-cell table:formula="of:=POWER([.C434]-6.75;2)" office:value-type="float" office:value="0.00325500991547874" calcext:value-type="float">
            <text:p>0.0032550099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552524" calcext:value-type="float">
            <text:p>6.552524</text:p>
          </table:table-cell>
          <table:table-cell office:value-type="float" office:value="6.6937785168" calcext:value-type="float">
            <text:p>6.6937785168</text:p>
          </table:table-cell>
          <table:table-cell table:formula="of:=POWER([.C435]-6.75;2)" office:value-type="float" office:value="0.00316085517320787" calcext:value-type="float">
            <text:p>0.0031608552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549837" calcext:value-type="float">
            <text:p>6.549837</text:p>
          </table:table-cell>
          <table:table-cell office:value-type="float" office:value="6.6946066483" calcext:value-type="float">
            <text:p>6.6946066483</text:p>
          </table:table-cell>
          <table:table-cell table:formula="of:=POWER([.C436]-6.75;2)" office:value-type="float" office:value="0.00306842341255992" calcext:value-type="float">
            <text:p>0.0030684234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54759" calcext:value-type="float">
            <text:p>6.54759</text:p>
          </table:table-cell>
          <table:table-cell office:value-type="float" office:value="6.695430156" calcext:value-type="float">
            <text:p>6.695430156</text:p>
          </table:table-cell>
          <table:table-cell table:formula="of:=POWER([.C437]-6.75;2)" office:value-type="float" office:value="0.00297786787418429" calcext:value-type="float">
            <text:p>0.0029778679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545912" calcext:value-type="float">
            <text:p>6.545912</text:p>
          </table:table-cell>
          <table:table-cell office:value-type="float" office:value="6.6962473089" calcext:value-type="float">
            <text:p>6.6962473089</text:p>
          </table:table-cell>
          <table:table-cell table:formula="of:=POWER([.C438]-6.75;2)" office:value-type="float" office:value="0.00288935180049199" calcext:value-type="float">
            <text:p>0.002889351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544913" calcext:value-type="float">
            <text:p>6.544913</text:p>
          </table:table-cell>
          <table:table-cell office:value-type="float" office:value="6.697056211" calcext:value-type="float">
            <text:p>6.697056211</text:p>
          </table:table-cell>
          <table:table-cell table:formula="of:=POWER([.C439]-6.75;2)" office:value-type="float" office:value="0.00280304479367656" calcext:value-type="float">
            <text:p>0.0028030448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544688" calcext:value-type="float">
            <text:p>6.544688</text:p>
          </table:table-cell>
          <table:table-cell office:value-type="float" office:value="6.6978548226" calcext:value-type="float">
            <text:p>6.6978548226</text:p>
          </table:table-cell>
          <table:table-cell table:formula="of:=POWER([.C440]-6.75;2)" office:value-type="float" office:value="0.00271911952607746" calcext:value-type="float">
            <text:p>0.0027191195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545307" calcext:value-type="float">
            <text:p>6.545307</text:p>
          </table:table-cell>
          <table:table-cell office:value-type="float" office:value="6.6986409725" calcext:value-type="float">
            <text:p>6.6986409725</text:p>
          </table:table-cell>
          <table:table-cell table:formula="of:=POWER([.C441]-6.75;2)" office:value-type="float" office:value="0.00263774970574578" calcext:value-type="float">
            <text:p>0.0026377497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54682" calcext:value-type="float">
            <text:p>6.54682</text:p>
          </table:table-cell>
          <table:table-cell office:value-type="float" office:value="6.6994123823" calcext:value-type="float">
            <text:p>6.6994123823</text:p>
          </table:table-cell>
          <table:table-cell table:formula="of:=POWER([.C442]-6.75;2)" office:value-type="float" office:value="0.00255910706456133" calcext:value-type="float">
            <text:p>0.0025591071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549253" calcext:value-type="float">
            <text:p>6.549253</text:p>
          </table:table-cell>
          <table:table-cell office:value-type="float" office:value="6.700166682" calcext:value-type="float">
            <text:p>6.700166682</text:p>
          </table:table-cell>
          <table:table-cell table:formula="of:=POWER([.C443]-6.75;2)" office:value-type="float" office:value="0.00248335958288914" calcext:value-type="float">
            <text:p>0.0024833596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552606" calcext:value-type="float">
            <text:p>6.552606</text:p>
          </table:table-cell>
          <table:table-cell office:value-type="float" office:value="6.7009014404" calcext:value-type="float">
            <text:p>6.7009014404</text:p>
          </table:table-cell>
          <table:table-cell table:formula="of:=POWER([.C444]-6.75;2)" office:value-type="float" office:value="0.00241066855479475" calcext:value-type="float">
            <text:p>0.002410668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556859" calcext:value-type="float">
            <text:p>6.556859</text:p>
          </table:table-cell>
          <table:table-cell office:value-type="float" office:value="6.7016141988" calcext:value-type="float">
            <text:p>6.7016141988</text:p>
          </table:table-cell>
          <table:table-cell table:formula="of:=POWER([.C445]-6.75;2)" office:value-type="float" office:value="0.00234118575776594" calcext:value-type="float">
            <text:p>0.0023411858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561966" calcext:value-type="float">
            <text:p>6.561966</text:p>
          </table:table-cell>
          <table:table-cell office:value-type="float" office:value="6.7023025076" calcext:value-type="float">
            <text:p>6.7023025076</text:p>
          </table:table-cell>
          <table:table-cell table:formula="of:=POWER([.C446]-6.75;2)" office:value-type="float" office:value="0.00227505078124808" calcext:value-type="float">
            <text:p>0.002275050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567865" calcext:value-type="float">
            <text:p>6.567865</text:p>
          </table:table-cell>
          <table:table-cell office:value-type="float" office:value="6.7029639664" calcext:value-type="float">
            <text:p>6.7029639664</text:p>
          </table:table-cell>
          <table:table-cell table:formula="of:=POWER([.C447]-6.75;2)" office:value-type="float" office:value="0.00221238845682028" calcext:value-type="float">
            <text:p>0.0022123885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574474" calcext:value-type="float">
            <text:p>6.574474</text:p>
          </table:table-cell>
          <table:table-cell office:value-type="float" office:value="6.703596263" calcext:value-type="float">
            <text:p>6.703596263</text:p>
          </table:table-cell>
          <table:table-cell table:formula="of:=POWER([.C448]-6.75;2)" office:value-type="float" office:value="0.0021533068075652" calcext:value-type="float">
            <text:p>0.0021533068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581701" calcext:value-type="float">
            <text:p>6.581701</text:p>
          </table:table-cell>
          <table:table-cell office:value-type="float" office:value="6.7041972324" calcext:value-type="float">
            <text:p>6.7041972324</text:p>
          </table:table-cell>
          <table:table-cell table:formula="of:=POWER([.C449]-6.75;2)" office:value-type="float" office:value="0.00209789351981958" calcext:value-type="float">
            <text:p>0.0020978935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589444" calcext:value-type="float">
            <text:p>6.589444</text:p>
          </table:table-cell>
          <table:table-cell office:value-type="float" office:value="6.7047648807" calcext:value-type="float">
            <text:p>6.7047648807</text:p>
          </table:table-cell>
          <table:table-cell table:formula="of:=POWER([.C450]-6.75;2)" office:value-type="float" office:value="0.00204621601808523" calcext:value-type="float">
            <text:p>0.002046216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597597" calcext:value-type="float">
            <text:p>6.597597</text:p>
          </table:table-cell>
          <table:table-cell office:value-type="float" office:value="6.7052974404" calcext:value-type="float">
            <text:p>6.7052974404</text:p>
          </table:table-cell>
          <table:table-cell table:formula="of:=POWER([.C451]-6.75;2)" office:value-type="float" office:value="0.00199831883479156" calcext:value-type="float">
            <text:p>0.0019983188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606053" calcext:value-type="float">
            <text:p>6.606053</text:p>
          </table:table-cell>
          <table:table-cell office:value-type="float" office:value="6.7057933853" calcext:value-type="float">
            <text:p>6.7057933853</text:p>
          </table:table-cell>
          <table:table-cell table:formula="of:=POWER([.C452]-6.75;2)" office:value-type="float" office:value="0.00195422478323427" calcext:value-type="float">
            <text:p>0.0019542248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614709" calcext:value-type="float">
            <text:p>6.614709</text:p>
          </table:table-cell>
          <table:table-cell office:value-type="float" office:value="6.7062514709" calcext:value-type="float">
            <text:p>6.7062514709</text:p>
          </table:table-cell>
          <table:table-cell table:formula="of:=POWER([.C453]-6.75;2)" office:value-type="float" office:value="0.00191393379841356" calcext:value-type="float">
            <text:p>0.001913933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623468" calcext:value-type="float">
            <text:p>6.623468</text:p>
          </table:table-cell>
          <table:table-cell office:value-type="float" office:value="6.7066707309" calcext:value-type="float">
            <text:p>6.7066707309</text:p>
          </table:table-cell>
          <table:table-cell table:formula="of:=POWER([.C454]-6.75;2)" office:value-type="float" office:value="0.00187742556074022" calcext:value-type="float">
            <text:p>0.0018774256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632241" calcext:value-type="float">
            <text:p>6.632241</text:p>
          </table:table-cell>
          <table:table-cell office:value-type="float" office:value="6.7070504954" calcext:value-type="float">
            <text:p>6.7070504954</text:p>
          </table:table-cell>
          <table:table-cell table:formula="of:=POWER([.C455]-6.75;2)" office:value-type="float" office:value="0.00184465994538543" calcext:value-type="float">
            <text:p>0.0018446599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640949" calcext:value-type="float">
            <text:p>6.640949</text:p>
          </table:table-cell>
          <table:table-cell office:value-type="float" office:value="6.7073903823" calcext:value-type="float">
            <text:p>6.7073903823</text:p>
          </table:table-cell>
          <table:table-cell table:formula="of:=POWER([.C456]-6.75;2)" office:value-type="float" office:value="0.00181557952054017" calcext:value-type="float">
            <text:p>0.0018155795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649525" calcext:value-type="float">
            <text:p>6.649525</text:p>
          </table:table-cell>
          <table:table-cell office:value-type="float" office:value="6.7076902752" calcext:value-type="float">
            <text:p>6.7076902752</text:p>
          </table:table-cell>
          <table:table-cell table:formula="of:=POWER([.C457]-6.75;2)" office:value-type="float" office:value="0.00179011281265173" calcext:value-type="float">
            <text:p>0.0017901128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657912" calcext:value-type="float">
            <text:p>6.657912</text:p>
          </table:table-cell>
          <table:table-cell office:value-type="float" office:value="6.7079503089" calcext:value-type="float">
            <text:p>6.7079503089</text:p>
          </table:table-cell>
          <table:table-cell table:formula="of:=POWER([.C458]-6.75;2)" office:value-type="float" office:value="0.00176817652160541" calcext:value-type="float">
            <text:p>0.0017681765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66606" calcext:value-type="float">
            <text:p>6.66606</text:p>
          </table:table-cell>
          <table:table-cell office:value-type="float" office:value="6.708170844" calcext:value-type="float">
            <text:p>6.708170844</text:p>
          </table:table-cell>
          <table:table-cell table:formula="of:=POWER([.C459]-6.75;2)" office:value-type="float" office:value="0.00174967829167237" calcext:value-type="float">
            <text:p>0.0017496783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673932" calcext:value-type="float">
            <text:p>6.673932</text:p>
          </table:table-cell>
          <table:table-cell office:value-type="float" office:value="6.7083524373" calcext:value-type="float">
            <text:p>6.7083524373</text:p>
          </table:table-cell>
          <table:table-cell table:formula="of:=POWER([.C460]-6.75;2)" office:value-type="float" office:value="0.00173451947885041" calcext:value-type="float">
            <text:p>0.0017345195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681494" calcext:value-type="float">
            <text:p>6.681494</text:p>
          </table:table-cell>
          <table:table-cell office:value-type="float" office:value="6.7084958073" calcext:value-type="float">
            <text:p>6.7084958073</text:p>
          </table:table-cell>
          <table:table-cell table:formula="of:=POWER([.C461]-6.75;2)" office:value-type="float" office:value="0.00172259801167871" calcext:value-type="float">
            <text:p>0.00172259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688718" calcext:value-type="float">
            <text:p>6.688718</text:p>
          </table:table-cell>
          <table:table-cell office:value-type="float" office:value="6.7086018165" calcext:value-type="float">
            <text:p>6.7086018165</text:p>
          </table:table-cell>
          <table:table-cell table:formula="of:=POWER([.C462]-6.75;2)" office:value-type="float" office:value="0.00171380959709968" calcext:value-type="float">
            <text:p>0.0017138096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695582" calcext:value-type="float">
            <text:p>6.695582</text:p>
          </table:table-cell>
          <table:table-cell office:value-type="float" office:value="6.7086714373" calcext:value-type="float">
            <text:p>6.7086714373</text:p>
          </table:table-cell>
          <table:table-cell table:formula="of:=POWER([.C463]-6.75;2)" office:value-type="float" office:value="0.00170805009484786" calcext:value-type="float">
            <text:p>0.001708050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702065" calcext:value-type="float">
            <text:p>6.702065</text:p>
          </table:table-cell>
          <table:table-cell office:value-type="float" office:value="6.7087057309" calcext:value-type="float">
            <text:p>6.7087057309</text:p>
          </table:table-cell>
          <table:table-cell table:formula="of:=POWER([.C464]-6.75;2)" office:value-type="float" office:value="0.0017052166605032" calcext:value-type="float">
            <text:p>0.0017052167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70815" calcext:value-type="float">
            <text:p>6.70815</text:p>
          </table:table-cell>
          <table:table-cell office:value-type="float" office:value="6.7087058287" calcext:value-type="float">
            <text:p>6.7087058287</text:p>
          </table:table-cell>
          <table:table-cell table:formula="of:=POWER([.C465]-6.75;2)" office:value-type="float" office:value="0.00170520858335372" calcext:value-type="float">
            <text:p>0.0017052086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713823" calcext:value-type="float">
            <text:p>6.713823</text:p>
          </table:table-cell>
          <table:table-cell office:value-type="float" office:value="6.7086729052" calcext:value-type="float">
            <text:p>6.7086729052</text:p>
          </table:table-cell>
          <table:table-cell table:formula="of:=POWER([.C466]-6.75;2)" office:value-type="float" office:value="0.00170792876460817" calcext:value-type="float">
            <text:p>0.0017079288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719075" calcext:value-type="float">
            <text:p>6.719075</text:p>
          </table:table-cell>
          <table:table-cell office:value-type="float" office:value="6.708608159" calcext:value-type="float">
            <text:p>6.708608159</text:p>
          </table:table-cell>
          <table:table-cell table:formula="of:=POWER([.C467]-6.75;2)" office:value-type="float" office:value="0.0017132845013693" calcext:value-type="float">
            <text:p>0.001713284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723903" calcext:value-type="float">
            <text:p>6.723903</text:p>
          </table:table-cell>
          <table:table-cell office:value-type="float" office:value="6.7085127951" calcext:value-type="float">
            <text:p>6.7085127951</text:p>
          </table:table-cell>
          <table:table-cell table:formula="of:=POWER([.C468]-6.75;2)" office:value-type="float" office:value="0.00172118817041459" calcext:value-type="float">
            <text:p>0.0017211882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72831" calcext:value-type="float">
            <text:p>6.72831</text:p>
          </table:table-cell>
          <table:table-cell office:value-type="float" office:value="6.7083879755" calcext:value-type="float">
            <text:p>6.7083879755</text:p>
          </table:table-cell>
          <table:table-cell table:formula="of:=POWER([.C469]-6.75;2)" office:value-type="float" office:value="0.0017315605829886" calcext:value-type="float">
            <text:p>0.0017315606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73231" calcext:value-type="float">
            <text:p>6.73231</text:p>
          </table:table-cell>
          <table:table-cell office:value-type="float" office:value="6.7082348043" calcext:value-type="float">
            <text:p>6.7082348043</text:p>
          </table:table-cell>
          <table:table-cell table:formula="of:=POWER([.C470]-6.75;2)" office:value-type="float" office:value="0.0017443315718593" calcext:value-type="float">
            <text:p>0.0017443316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35926" calcext:value-type="float">
            <text:p>6.735926</text:p>
          </table:table-cell>
          <table:table-cell office:value-type="float" office:value="6.7080542661" calcext:value-type="float">
            <text:p>6.7080542661</text:p>
          </table:table-cell>
          <table:table-cell table:formula="of:=POWER([.C471]-6.75;2)" office:value-type="float" office:value="0.00175944459240965" calcext:value-type="float">
            <text:p>0.0017594446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739194" calcext:value-type="float">
            <text:p>6.739194</text:p>
          </table:table-cell>
          <table:table-cell office:value-type="float" office:value="6.7078471865" calcext:value-type="float">
            <text:p>6.7078471865</text:p>
          </table:table-cell>
          <table:table-cell table:formula="of:=POWER([.C472]-6.75;2)" office:value-type="float" office:value="0.00177685968596574" calcext:value-type="float">
            <text:p>0.0017768597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742162" calcext:value-type="float">
            <text:p>6.742162</text:p>
          </table:table-cell>
          <table:table-cell office:value-type="float" office:value="6.7076141651" calcext:value-type="float">
            <text:p>6.7076141651</text:p>
          </table:table-cell>
          <table:table-cell table:formula="of:=POWER([.C473]-6.75;2)" office:value-type="float" office:value="0.00179655900017007" calcext:value-type="float">
            <text:p>0.001796559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744888" calcext:value-type="float">
            <text:p>6.744888</text:p>
          </table:table-cell>
          <table:table-cell office:value-type="float" office:value="6.7073555199" calcext:value-type="float">
            <text:p>6.7073555199</text:p>
          </table:table-cell>
          <table:table-cell table:formula="of:=POWER([.C474]-6.75;2)" office:value-type="float" office:value="0.00181855168299929" calcext:value-type="float">
            <text:p>0.0018185517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747442" calcext:value-type="float">
            <text:p>6.747442</text:p>
          </table:table-cell>
          <table:table-cell office:value-type="float" office:value="6.7070712294" calcext:value-type="float">
            <text:p>6.7070712294</text:p>
          </table:table-cell>
          <table:table-cell table:formula="of:=POWER([.C475]-6.75;2)" office:value-type="float" office:value="0.0018428793452274" calcext:value-type="float">
            <text:p>0.0018428793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749902" calcext:value-type="float">
            <text:p>6.749902</text:p>
          </table:table-cell>
          <table:table-cell office:value-type="float" office:value="6.7067608807" calcext:value-type="float">
            <text:p>6.7067608807</text:p>
          </table:table-cell>
          <table:table-cell table:formula="of:=POWER([.C476]-6.75;2)" office:value-type="float" office:value="0.00186962143783962" calcext:value-type="float">
            <text:p>0.0018696214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752351" calcext:value-type="float">
            <text:p>6.752351</text:p>
          </table:table-cell>
          <table:table-cell office:value-type="float" office:value="6.7064236177" calcext:value-type="float">
            <text:p>6.7064236177</text:p>
          </table:table-cell>
          <table:table-cell table:formula="of:=POWER([.C477]-6.75;2)" office:value-type="float" office:value="0.00189890109435571" calcext:value-type="float">
            <text:p>0.001898901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754874" calcext:value-type="float">
            <text:p>6.754874</text:p>
          </table:table-cell>
          <table:table-cell office:value-type="float" office:value="6.7060581254" calcext:value-type="float">
            <text:p>6.7060581254</text:p>
          </table:table-cell>
          <table:table-cell table:formula="of:=POWER([.C478]-6.75;2)" office:value-type="float" office:value="0.0019308883433621" calcext:value-type="float">
            <text:p>0.0019308883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57553" calcext:value-type="float">
            <text:p>6.757553</text:p>
          </table:table-cell>
          <table:table-cell office:value-type="float" office:value="6.7056626147" calcext:value-type="float">
            <text:p>6.7056626147</text:p>
          </table:table-cell>
          <table:table-cell table:formula="of:=POWER([.C479]-6.75;2)" office:value-type="float" office:value="0.00196580373524069" calcext:value-type="float">
            <text:p>0.0019658037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60465" calcext:value-type="float">
            <text:p>6.760465</text:p>
          </table:table-cell>
          <table:table-cell office:value-type="float" office:value="6.7052348532" calcext:value-type="float">
            <text:p>6.7052348532</text:p>
          </table:table-cell>
          <table:table-cell table:formula="of:=POWER([.C480]-6.75;2)" office:value-type="float" office:value="0.00200391836802552" calcext:value-type="float">
            <text:p>0.0020039184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63678" calcext:value-type="float">
            <text:p>6.763678</text:p>
          </table:table-cell>
          <table:table-cell office:value-type="float" office:value="6.704772211" calcext:value-type="float">
            <text:p>6.704772211</text:p>
          </table:table-cell>
          <table:table-cell table:formula="of:=POWER([.C481]-6.75;2)" office:value-type="float" office:value="0.00204555289782853" calcext:value-type="float">
            <text:p>0.0020455529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67247" calcext:value-type="float">
            <text:p>6.767247</text:p>
          </table:table-cell>
          <table:table-cell office:value-type="float" office:value="6.7042717401" calcext:value-type="float">
            <text:p>6.7042717401</text:p>
          </table:table-cell>
          <table:table-cell table:formula="of:=POWER([.C482]-6.75;2)" office:value-type="float" office:value="0.00209107375348192" calcext:value-type="float">
            <text:p>0.0020910738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71211" calcext:value-type="float">
            <text:p>6.771211</text:p>
          </table:table-cell>
          <table:table-cell office:value-type="float" office:value="6.7037302844" calcext:value-type="float">
            <text:p>6.7037302844</text:p>
          </table:table-cell>
          <table:table-cell table:formula="of:=POWER([.C483]-6.75;2)" office:value-type="float" office:value="0.00214088658170491" calcext:value-type="float">
            <text:p>0.0021408866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75596" calcext:value-type="float">
            <text:p>6.775596</text:p>
          </table:table-cell>
          <table:table-cell office:value-type="float" office:value="6.7031446086" calcext:value-type="float">
            <text:p>6.7031446086</text:p>
          </table:table-cell>
          <table:table-cell table:formula="of:=POWER([.C484]-6.75;2)" office:value-type="float" office:value="0.00219542770324722" calcext:value-type="float">
            <text:p>0.0021954277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780408" calcext:value-type="float">
            <text:p>6.780408</text:p>
          </table:table-cell>
          <table:table-cell office:value-type="float" office:value="6.7025115505" calcext:value-type="float">
            <text:p>6.7025115505</text:p>
          </table:table-cell>
          <table:table-cell table:formula="of:=POWER([.C485]-6.75;2)" office:value-type="float" office:value="0.00225515283591408" calcext:value-type="float">
            <text:p>0.0022551528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785639" calcext:value-type="float">
            <text:p>6.785639</text:p>
          </table:table-cell>
          <table:table-cell office:value-type="float" office:value="6.7018281835" calcext:value-type="float">
            <text:p>6.7018281835</text:p>
          </table:table-cell>
          <table:table-cell table:formula="of:=POWER([.C486]-6.75;2)" office:value-type="float" office:value="0.00232052390490967" calcext:value-type="float">
            <text:p>0.0023205239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791267" calcext:value-type="float">
            <text:p>6.791267</text:p>
          </table:table-cell>
          <table:table-cell office:value-type="float" office:value="6.7010919878" calcext:value-type="float">
            <text:p>6.7010919878</text:p>
          </table:table-cell>
          <table:table-cell table:formula="of:=POWER([.C487]-6.75;2)" office:value-type="float" office:value="0.00239199365735536" calcext:value-type="float">
            <text:p>0.0023919937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97257" calcext:value-type="float">
            <text:p>6.797257</text:p>
          </table:table-cell>
          <table:table-cell office:value-type="float" office:value="6.7003009969" calcext:value-type="float">
            <text:p>6.7003009969</text:p>
          </table:table-cell>
          <table:table-cell table:formula="of:=POWER([.C488]-6.75;2)" office:value-type="float" office:value="0.00246999090913378" calcext:value-type="float">
            <text:p>0.0024699909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803564" calcext:value-type="float">
            <text:p>6.803564</text:p>
          </table:table-cell>
          <table:table-cell office:value-type="float" office:value="6.699453948" calcext:value-type="float">
            <text:p>6.699453948</text:p>
          </table:table-cell>
          <table:table-cell table:formula="of:=POWER([.C489]-6.75;2)" office:value-type="float" office:value="0.00255490337278667" calcext:value-type="float">
            <text:p>0.0025549034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810136" calcext:value-type="float">
            <text:p>6.810136</text:p>
          </table:table-cell>
          <table:table-cell office:value-type="float" office:value="6.6985503914" calcext:value-type="float">
            <text:p>6.6985503914</text:p>
          </table:table-cell>
          <table:table-cell table:formula="of:=POWER([.C490]-6.75;2)" office:value-type="float" office:value="0.00264706222509324" calcext:value-type="float">
            <text:p>0.002647062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816916" calcext:value-type="float">
            <text:p>6.816916</text:p>
          </table:table-cell>
          <table:table-cell office:value-type="float" office:value="6.6975907737" calcext:value-type="float">
            <text:p>6.6975907737</text:p>
          </table:table-cell>
          <table:table-cell table:formula="of:=POWER([.C491]-6.75;2)" office:value-type="float" office:value="0.00274672700136461" calcext:value-type="float">
            <text:p>0.002746727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823848" calcext:value-type="float">
            <text:p>6.823848</text:p>
          </table:table-cell>
          <table:table-cell office:value-type="float" office:value="6.6965764679" calcext:value-type="float">
            <text:p>6.6965764679</text:p>
          </table:table-cell>
          <table:table-cell table:formula="of:=POWER([.C492]-6.75;2)" office:value-type="float" office:value="0.00285407378203974" calcext:value-type="float">
            <text:p>0.0028540738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830871" calcext:value-type="float">
            <text:p>6.830871</text:p>
          </table:table-cell>
          <table:table-cell office:value-type="float" office:value="6.6955097676" calcext:value-type="float">
            <text:p>6.6955097676</text:p>
          </table:table-cell>
          <table:table-cell table:formula="of:=POWER([.C493]-6.75;2)" office:value-type="float" office:value="0.00296918542700602" calcext:value-type="float">
            <text:p>0.0029691854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837929" calcext:value-type="float">
            <text:p>6.837929</text:p>
          </table:table-cell>
          <table:table-cell office:value-type="float" office:value="6.6943938379" calcext:value-type="float">
            <text:p>6.6943938379</text:p>
          </table:table-cell>
          <table:table-cell table:formula="of:=POWER([.C494]-6.75;2)" office:value-type="float" office:value="0.00309204526349149" calcext:value-type="float">
            <text:p>0.0030920453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844966" calcext:value-type="float">
            <text:p>6.844966</text:p>
          </table:table-cell>
          <table:table-cell office:value-type="float" office:value="6.6932326116" calcext:value-type="float">
            <text:p>6.6932326116</text:p>
          </table:table-cell>
          <table:table-cell table:formula="of:=POWER([.C495]-6.75;2)" office:value-type="float" office:value="0.00322253638575645" calcext:value-type="float">
            <text:p>0.0032225364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851929" calcext:value-type="float">
            <text:p>6.851929</text:p>
          </table:table-cell>
          <table:table-cell office:value-type="float" office:value="6.6920306514" calcext:value-type="float">
            <text:p>6.6920306514</text:p>
          </table:table-cell>
          <table:table-cell table:formula="of:=POWER([.C496]-6.75;2)" office:value-type="float" office:value="0.00336044537710836" calcext:value-type="float">
            <text:p>0.0033604454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858764" calcext:value-type="float">
            <text:p>6.858764</text:p>
          </table:table-cell>
          <table:table-cell office:value-type="float" office:value="6.6907929908" calcext:value-type="float">
            <text:p>6.6907929908</text:p>
          </table:table-cell>
          <table:table-cell table:formula="of:=POWER([.C497]-6.75;2)" office:value-type="float" office:value="0.00350546993840884" calcext:value-type="float">
            <text:p>0.0035054699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865421" calcext:value-type="float">
            <text:p>6.865421</text:p>
          </table:table-cell>
          <table:table-cell office:value-type="float" office:value="6.6895249511" calcext:value-type="float">
            <text:p>6.6895249511</text:p>
          </table:table-cell>
          <table:table-cell table:formula="of:=POWER([.C498]-6.75;2)" office:value-type="float" office:value="0.00365723153945738" calcext:value-type="float">
            <text:p>0.0036572315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871847" calcext:value-type="float">
            <text:p>6.871847</text:p>
          </table:table-cell>
          <table:table-cell office:value-type="float" office:value="6.6882319419" calcext:value-type="float">
            <text:p>6.6882319419</text:p>
          </table:table-cell>
          <table:table-cell table:formula="of:=POWER([.C499]-6.75;2)" office:value-type="float" office:value="0.003815293001445" calcext:value-type="float">
            <text:p>0.003815293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877992" calcext:value-type="float">
            <text:p>6.877992</text:p>
          </table:table-cell>
          <table:table-cell office:value-type="float" office:value="6.6869192875" calcext:value-type="float">
            <text:p>6.6869192875</text:p>
          </table:table-cell>
          <table:table-cell table:formula="of:=POWER([.C500]-6.75;2)" office:value-type="float" office:value="0.00397917628950762" calcext:value-type="float">
            <text:p>0.003979176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883803" calcext:value-type="float">
            <text:p>6.883803</text:p>
          </table:table-cell>
          <table:table-cell office:value-type="float" office:value="6.6855920428" calcext:value-type="float">
            <text:p>6.6855920428</text:p>
          </table:table-cell>
          <table:table-cell table:formula="of:=POWER([.C501]-6.75;2)" office:value-type="float" office:value="0.00414838495067706" calcext:value-type="float">
            <text:p>0.004148385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889229" calcext:value-type="float">
            <text:p>6.889229</text:p>
          </table:table-cell>
          <table:table-cell office:value-type="float" office:value="6.6842548624" calcext:value-type="float">
            <text:p>6.6842548624</text:p>
          </table:table-cell>
          <table:table-cell table:formula="of:=POWER([.C502]-6.75;2)" office:value-type="float" office:value="0.00432242311804299" calcext:value-type="float">
            <text:p>0.004322423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894217" calcext:value-type="float">
            <text:p>6.894217</text:p>
          </table:table-cell>
          <table:table-cell office:value-type="float" office:value="6.6829118777" calcext:value-type="float">
            <text:p>6.6829118777</text:p>
          </table:table-cell>
          <table:table-cell table:formula="of:=POWER([.C503]-6.75;2)" office:value-type="float" office:value="0.00450081615373969" calcext:value-type="float">
            <text:p>0.0045008162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898717" calcext:value-type="float">
            <text:p>6.898717</text:p>
          </table:table-cell>
          <table:table-cell office:value-type="float" office:value="6.6815666361" calcext:value-type="float">
            <text:p>6.6815666361</text:p>
          </table:table-cell>
          <table:table-cell table:formula="of:=POWER([.C504]-6.75;2)" office:value-type="float" office:value="0.00468312529466978" calcext:value-type="float">
            <text:p>0.0046831253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902683" calcext:value-type="float">
            <text:p>6.902683</text:p>
          </table:table-cell>
          <table:table-cell office:value-type="float" office:value="6.6802220581" calcext:value-type="float">
            <text:p>6.6802220581</text:p>
          </table:table-cell>
          <table:table-cell table:formula="of:=POWER([.C505]-6.75;2)" office:value-type="float" office:value="0.00486896117579977" calcext:value-type="float">
            <text:p>0.0048689612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906074" calcext:value-type="float">
            <text:p>6.906074</text:p>
          </table:table-cell>
          <table:table-cell office:value-type="float" office:value="6.6788804434" calcext:value-type="float">
            <text:p>6.6788804434</text:p>
          </table:table-cell>
          <table:table-cell table:formula="of:=POWER([.C506]-6.75;2)" office:value-type="float" office:value="0.00505799133098064" calcext:value-type="float">
            <text:p>0.005057991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908858" calcext:value-type="float">
            <text:p>6.908858</text:p>
          </table:table-cell>
          <table:table-cell office:value-type="float" office:value="6.6775434954" calcext:value-type="float">
            <text:p>6.6775434954</text:p>
          </table:table-cell>
          <table:table-cell table:formula="of:=POWER([.C507]-6.75;2)" office:value-type="float" office:value="0.0052499450588498" calcext:value-type="float">
            <text:p>0.005249945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911012" calcext:value-type="float">
            <text:p>6.911012</text:p>
          </table:table-cell>
          <table:table-cell office:value-type="float" office:value="6.6762123761" calcext:value-type="float">
            <text:p>6.6762123761</text:p>
          </table:table-cell>
          <table:table-cell table:formula="of:=POWER([.C508]-6.75;2)" office:value-type="float" office:value="0.00544461344080778" calcext:value-type="float">
            <text:p>0.0054446134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912525" calcext:value-type="float">
            <text:p>6.912525</text:p>
          </table:table-cell>
          <table:table-cell office:value-type="float" office:value="6.6748877706" calcext:value-type="float">
            <text:p>6.6748877706</text:p>
          </table:table-cell>
          <table:table-cell table:formula="of:=POWER([.C509]-6.75;2)" office:value-type="float" office:value="0.00564184700543825" calcext:value-type="float">
            <text:p>0.005641847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913402" calcext:value-type="float">
            <text:p>6.913402</text:p>
          </table:table-cell>
          <table:table-cell office:value-type="float" office:value="6.6735699602" calcext:value-type="float">
            <text:p>6.6735699602</text:p>
          </table:table-cell>
          <table:table-cell table:formula="of:=POWER([.C510]-6.75;2)" office:value-type="float" office:value="0.00584155098382958" calcext:value-type="float">
            <text:p>0.00584155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913657" calcext:value-type="float">
            <text:p>6.913657</text:p>
          </table:table-cell>
          <table:table-cell office:value-type="float" office:value="6.6722588807" calcext:value-type="float">
            <text:p>6.6722588807</text:p>
          </table:table-cell>
          <table:table-cell table:formula="of:=POWER([.C511]-6.75;2)" office:value-type="float" office:value="0.00604368163001679" calcext:value-type="float">
            <text:p>0.0060436816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913321" calcext:value-type="float">
            <text:p>6.913321</text:p>
          </table:table-cell>
          <table:table-cell office:value-type="float" office:value="6.6709541896" calcext:value-type="float">
            <text:p>6.6709541896</text:p>
          </table:table-cell>
          <table:table-cell table:formula="of:=POWER([.C512]-6.75;2)" office:value-type="float" office:value="0.00624824014179279" calcext:value-type="float">
            <text:p>0.006248240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912438" calcext:value-type="float">
            <text:p>6.912438</text:p>
          </table:table-cell>
          <table:table-cell office:value-type="float" office:value="6.6696552844" calcext:value-type="float">
            <text:p>6.6696552844</text:p>
          </table:table-cell>
          <table:table-cell table:formula="of:=POWER([.C513]-6.75;2)" office:value-type="float" office:value="0.00645527332484487" calcext:value-type="float">
            <text:p>0.0064552733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911059" calcext:value-type="float">
            <text:p>6.911059</text:p>
          </table:table-cell>
          <table:table-cell office:value-type="float" office:value="6.6683613089" calcext:value-type="float">
            <text:p>6.6683613089</text:p>
          </table:table-cell>
          <table:table-cell table:formula="of:=POWER([.C514]-6.75;2)" office:value-type="float" office:value="0.00666487588452126" calcext:value-type="float">
            <text:p>0.0066648759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909246" calcext:value-type="float">
            <text:p>6.909246</text:p>
          </table:table-cell>
          <table:table-cell office:value-type="float" office:value="6.6670711529" calcext:value-type="float">
            <text:p>6.6670711529</text:p>
          </table:table-cell>
          <table:table-cell table:formula="of:=POWER([.C515]-6.75;2)" office:value-type="float" office:value="0.00687719368133515" calcext:value-type="float">
            <text:p>0.0068771937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907064" calcext:value-type="float">
            <text:p>6.907064</text:p>
          </table:table-cell>
          <table:table-cell office:value-type="float" office:value="6.6657834006" calcext:value-type="float">
            <text:p>6.6657834006</text:p>
          </table:table-cell>
          <table:table-cell table:formula="of:=POWER([.C516]-6.75;2)" office:value-type="float" office:value="0.00709243561449999" calcext:value-type="float">
            <text:p>0.0070924356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904579" calcext:value-type="float">
            <text:p>6.904579</text:p>
          </table:table-cell>
          <table:table-cell office:value-type="float" office:value="6.6644962691" calcext:value-type="float">
            <text:p>6.6644962691</text:p>
          </table:table-cell>
          <table:table-cell table:formula="of:=POWER([.C517]-6.75;2)" office:value-type="float" office:value="0.00731088799781965" calcext:value-type="float">
            <text:p>0.007310888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901854" calcext:value-type="float">
            <text:p>6.901854</text:p>
          </table:table-cell>
          <table:table-cell office:value-type="float" office:value="6.6632075291" calcext:value-type="float">
            <text:p>6.6632075291</text:p>
          </table:table-cell>
          <table:table-cell table:formula="of:=POWER([.C518]-6.75;2)" office:value-type="float" office:value="0.00753293300492732" calcext:value-type="float">
            <text:p>0.007532933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898946" calcext:value-type="float">
            <text:p>6.898946</text:p>
          </table:table-cell>
          <table:table-cell office:value-type="float" office:value="6.6619144098" calcext:value-type="float">
            <text:p>6.6619144098</text:p>
          </table:table-cell>
          <table:table-cell table:formula="of:=POWER([.C519]-6.75;2)" office:value-type="float" office:value="0.00775907120088241" calcext:value-type="float">
            <text:p>0.0077590712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895902" calcext:value-type="float">
            <text:p>6.895902</text:p>
          </table:table-cell>
          <table:table-cell office:value-type="float" office:value="6.6606134954" calcext:value-type="float">
            <text:p>6.6606134954</text:p>
          </table:table-cell>
          <table:table-cell table:formula="of:=POWER([.C520]-6.75;2)" office:value-type="float" office:value="0.00798994720460586" calcext:value-type="float">
            <text:p>0.0079899472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892759" calcext:value-type="float">
            <text:p>6.892759</text:p>
          </table:table-cell>
          <table:table-cell office:value-type="float" office:value="6.6593006116" calcext:value-type="float">
            <text:p>6.6593006116</text:p>
          </table:table-cell>
          <table:table-cell table:formula="of:=POWER([.C521]-6.75;2)" office:value-type="float" office:value="0.00822637905613406" calcext:value-type="float">
            <text:p>0.008226379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88954" calcext:value-type="float">
            <text:p>6.88954</text:p>
          </table:table-cell>
          <table:table-cell office:value-type="float" office:value="6.6579706972" calcext:value-type="float">
            <text:p>6.6579706972</text:p>
          </table:table-cell>
          <table:table-cell table:formula="of:=POWER([.C522]-6.75;2)" office:value-type="float" office:value="0.00846939257385415" calcext:value-type="float">
            <text:p>0.008469392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886257" calcext:value-type="float">
            <text:p>6.886257</text:p>
          </table:table-cell>
          <table:table-cell office:value-type="float" office:value="6.6566176697" calcext:value-type="float">
            <text:p>6.6566176697</text:p>
          </table:table-cell>
          <table:table-cell table:formula="of:=POWER([.C523]-6.75;2)" office:value-type="float" office:value="0.00872025961225828" calcext:value-type="float">
            <text:p>0.0087202596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882909" calcext:value-type="float">
            <text:p>6.882909</text:p>
          </table:table-cell>
          <table:table-cell office:value-type="float" office:value="6.6552342508" calcext:value-type="float">
            <text:p>6.6552342508</text:p>
          </table:table-cell>
          <table:table-cell table:formula="of:=POWER([.C524]-6.75;2)" office:value-type="float" office:value="0.00898054722143739" calcext:value-type="float">
            <text:p>0.0089805472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879485" calcext:value-type="float">
            <text:p>6.879485</text:p>
          </table:table-cell>
          <table:table-cell office:value-type="float" office:value="6.6538117278" calcext:value-type="float">
            <text:p>6.6538117278</text:p>
          </table:table-cell>
          <table:table-cell table:formula="of:=POWER([.C525]-6.75;2)" office:value-type="float" office:value="0.0092521837088213" calcext:value-type="float">
            <text:p>0.0092521837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875964" calcext:value-type="float">
            <text:p>6.875964</text:p>
          </table:table-cell>
          <table:table-cell office:value-type="float" office:value="6.6523396239" calcext:value-type="float">
            <text:p>6.6523396239</text:p>
          </table:table-cell>
          <table:table-cell table:formula="of:=POWER([.C526]-6.75;2)" office:value-type="float" office:value="0.00953754905999352" calcext:value-type="float">
            <text:p>0.009537549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872324" calcext:value-type="float">
            <text:p>6.872324</text:p>
          </table:table-cell>
          <table:table-cell office:value-type="float" office:value="6.6508051896" calcext:value-type="float">
            <text:p>6.6508051896</text:p>
          </table:table-cell>
          <table:table-cell table:formula="of:=POWER([.C527]-6.75;2)" office:value-type="float" office:value="0.00983961041029199" calcext:value-type="float">
            <text:p>0.0098396104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868538" calcext:value-type="float">
            <text:p>6.868538</text:p>
          </table:table-cell>
          <table:table-cell office:value-type="float" office:value="6.6491925535" calcext:value-type="float">
            <text:p>6.6491925535</text:p>
          </table:table-cell>
          <table:table-cell table:formula="of:=POWER([.C528]-6.75;2)" office:value-type="float" office:value="0.0101621412698504" calcext:value-type="float">
            <text:p>0.0101621413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864581" calcext:value-type="float">
            <text:p>6.864581</text:p>
          </table:table-cell>
          <table:table-cell office:value-type="float" office:value="6.6474813547" calcext:value-type="float">
            <text:p>6.6474813547</text:p>
          </table:table-cell>
          <table:table-cell table:formula="of:=POWER([.C529]-6.75;2)" office:value-type="float" office:value="0.0105100726341472" calcext:value-type="float">
            <text:p>0.0105100726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860432" calcext:value-type="float">
            <text:p>6.860432</text:p>
          </table:table-cell>
          <table:table-cell office:value-type="float" office:value="6.6456443425" calcext:value-type="float">
            <text:p>6.6456443425</text:p>
          </table:table-cell>
          <table:table-cell table:formula="of:=POWER([.C530]-6.75;2)" office:value-type="float" office:value="0.0108901032522573" calcext:value-type="float">
            <text:p>0.010890103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856076" calcext:value-type="float">
            <text:p>6.856076</text:p>
          </table:table-cell>
          <table:table-cell office:value-type="float" office:value="6.6436430061" calcext:value-type="float">
            <text:p>6.6436430061</text:p>
          </table:table-cell>
          <table:table-cell table:formula="of:=POWER([.C531]-6.75;2)" office:value-type="float" office:value="0.0113118101514447" calcext:value-type="float">
            <text:p>0.0113118102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851506" calcext:value-type="float">
            <text:p>6.851506</text:p>
          </table:table-cell>
          <table:table-cell office:value-type="float" office:value="6.6414189969" calcext:value-type="float">
            <text:p>6.6414189969</text:p>
          </table:table-cell>
          <table:table-cell table:formula="of:=POWER([.C532]-6.75;2)" office:value-type="float" office:value="0.0117898342342023" calcext:value-type="float">
            <text:p>0.0117898342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846725" calcext:value-type="float">
            <text:p>6.846725</text:p>
          </table:table-cell>
          <table:table-cell office:value-type="float" office:value="6.6388755749" calcext:value-type="float">
            <text:p>6.6388755749</text:p>
          </table:table-cell>
          <table:table-cell table:formula="of:=POWER([.C533]-6.75;2)" office:value-type="float" office:value="0.0123486378538055" calcext:value-type="float">
            <text:p>0.0123486379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841745" calcext:value-type="float">
            <text:p>6.841745</text:p>
          </table:table-cell>
          <table:table-cell office:value-type="float" office:value="6.6358311009" calcext:value-type="float">
            <text:p>6.6358311009</text:p>
          </table:table-cell>
          <table:table-cell table:formula="of:=POWER([.C534]-6.75;2)" office:value-type="float" office:value="0.013034537521706" calcext:value-type="float">
            <text:p>0.0130345375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836584" calcext:value-type="float">
            <text:p>6.836584</text:p>
          </table:table-cell>
          <table:table-cell office:value-type="float" office:value="6.6318721498" calcext:value-type="float">
            <text:p>6.6318721498</text:p>
          </table:table-cell>
          <table:table-cell table:formula="of:=POWER([.C535]-6.75;2)" office:value-type="float" office:value="0.0139541889928735" calcext:value-type="float">
            <text:p>0.013954189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831269" calcext:value-type="float">
            <text:p>6.831269</text:p>
          </table:table-cell>
          <table:table-cell office:value-type="float" office:value="6.6256380214" calcext:value-type="float">
            <text:p>6.6256380214</text:p>
          </table:table-cell>
          <table:table-cell table:formula="of:=POWER([.C536]-6.75;2)" office:value-type="float" office:value="0.0154659017213068" calcext:value-type="float">
            <text:p>0.0154659017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825832" calcext:value-type="float">
            <text:p>6.825832</text:p>
          </table:table-cell>
          <table:table-cell office:value-type="float" office:value="6.6194201468" calcext:value-type="float">
            <text:p>6.6194201468</text:p>
          </table:table-cell>
          <table:table-cell table:formula="of:=POWER([.C537]-6.75;2)" office:value-type="float" office:value="0.0170510980617337" calcext:value-type="float">
            <text:p>0.017051098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820309" calcext:value-type="float">
            <text:p>6.820309</text:p>
          </table:table-cell>
          <table:table-cell office:value-type="float" office:value="6.6304362171" calcext:value-type="float">
            <text:p>6.6304362171</text:p>
          </table:table-cell>
          <table:table-cell table:formula="of:=POWER([.C538]-6.75;2)" office:value-type="float" office:value="0.0142954981813584" calcext:value-type="float">
            <text:p>0.0142954982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814736" calcext:value-type="float">
            <text:p>6.814736</text:p>
          </table:table-cell>
          <table:table-cell office:value-type="float" office:value="6.6337838257" calcext:value-type="float">
            <text:p>6.6337838257</text:p>
          </table:table-cell>
          <table:table-cell table:formula="of:=POWER([.C539]-6.75;2)" office:value-type="float" office:value="0.0135061991689279" calcext:value-type="float">
            <text:p>0.013506199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809148" calcext:value-type="float">
            <text:p>6.809148</text:p>
          </table:table-cell>
          <table:table-cell office:value-type="float" office:value="6.6354279664" calcext:value-type="float">
            <text:p>6.6354279664</text:p>
          </table:table-cell>
          <table:table-cell table:formula="of:=POWER([.C540]-6.75;2)" office:value-type="float" office:value="0.0131267508832395" calcext:value-type="float">
            <text:p>0.0131267509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803578" calcext:value-type="float">
            <text:p>6.803578</text:p>
          </table:table-cell>
          <table:table-cell office:value-type="float" office:value="6.6363086942" calcext:value-type="float">
            <text:p>6.6363086942</text:p>
          </table:table-cell>
          <table:table-cell table:formula="of:=POWER([.C541]-6.75;2)" office:value-type="float" office:value="0.0129257130145091" calcext:value-type="float">
            <text:p>0.012925713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798055" calcext:value-type="float">
            <text:p>6.798055</text:p>
          </table:table-cell>
          <table:table-cell office:value-type="float" office:value="6.6367523089" calcext:value-type="float">
            <text:p>6.6367523089</text:p>
          </table:table-cell>
          <table:table-cell table:formula="of:=POWER([.C542]-6.75;2)" office:value-type="float" office:value="0.012825039539481" calcext:value-type="float">
            <text:p>0.012825039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792603" calcext:value-type="float">
            <text:p>6.792603</text:p>
          </table:table-cell>
          <table:table-cell office:value-type="float" office:value="6.6369110245" calcext:value-type="float">
            <text:p>6.6369110245</text:p>
          </table:table-cell>
          <table:table-cell table:formula="of:=POWER([.C543]-6.75;2)" office:value-type="float" office:value="0.0127891163796396" calcext:value-type="float">
            <text:p>0.0127891164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87242" calcext:value-type="float">
            <text:p>6.787242</text:p>
          </table:table-cell>
          <table:table-cell office:value-type="float" office:value="6.6368685566" calcext:value-type="float">
            <text:p>6.6368685566</text:p>
          </table:table-cell>
          <table:table-cell table:formula="of:=POWER([.C544]-6.75;2)" office:value-type="float" office:value="0.0127987234857675" calcext:value-type="float">
            <text:p>0.0127987235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81985" calcext:value-type="float">
            <text:p>6.781985</text:p>
          </table:table-cell>
          <table:table-cell office:value-type="float" office:value="6.6366761376" calcext:value-type="float">
            <text:p>6.6366761376</text:p>
          </table:table-cell>
          <table:table-cell table:formula="of:=POWER([.C545]-6.75;2)" office:value-type="float" office:value="0.0128422977892541" calcext:value-type="float">
            <text:p>0.0128422978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776841" calcext:value-type="float">
            <text:p>6.776841</text:p>
          </table:table-cell>
          <table:table-cell office:value-type="float" office:value="6.6363676239" calcext:value-type="float">
            <text:p>6.6363676239</text:p>
          </table:table-cell>
          <table:table-cell table:formula="of:=POWER([.C546]-6.75;2)" office:value-type="float" office:value="0.0129123168981318" calcext:value-type="float">
            <text:p>0.0129123169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771816" calcext:value-type="float">
            <text:p>6.771816</text:p>
          </table:table-cell>
          <table:table-cell office:value-type="float" office:value="6.6359667309" calcext:value-type="float">
            <text:p>6.6359667309</text:p>
          </table:table-cell>
          <table:table-cell table:formula="of:=POWER([.C547]-6.75;2)" office:value-type="float" office:value="0.013003586461633" calcext:value-type="float">
            <text:p>0.0130035865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766911" calcext:value-type="float">
            <text:p>6.766911</text:p>
          </table:table-cell>
          <table:table-cell office:value-type="float" office:value="6.6354908838" calcext:value-type="float">
            <text:p>6.6354908838</text:p>
          </table:table-cell>
          <table:table-cell table:formula="of:=POWER([.C548]-6.75;2)" office:value-type="float" office:value="0.0131123376929051" calcext:value-type="float">
            <text:p>0.013112337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762123" calcext:value-type="float">
            <text:p>6.762123</text:p>
          </table:table-cell>
          <table:table-cell office:value-type="float" office:value="6.6349534343" calcext:value-type="float">
            <text:p>6.6349534343</text:p>
          </table:table-cell>
          <table:table-cell table:formula="of:=POWER([.C549]-6.75;2)" office:value-type="float" office:value="0.0132357122793645" calcext:value-type="float">
            <text:p>0.0132357123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757447" calcext:value-type="float">
            <text:p>6.757447</text:p>
          </table:table-cell>
          <table:table-cell office:value-type="float" office:value="6.6343650306" calcext:value-type="float">
            <text:p>6.6343650306</text:p>
          </table:table-cell>
          <table:table-cell table:formula="of:=POWER([.C550]-6.75;2)" office:value-type="float" office:value="0.013371446148139" calcext:value-type="float">
            <text:p>0.013371446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752875" calcext:value-type="float">
            <text:p>6.752875</text:p>
          </table:table-cell>
          <table:table-cell office:value-type="float" office:value="6.6337344862" calcext:value-type="float">
            <text:p>6.6337344862</text:p>
          </table:table-cell>
          <table:table-cell table:formula="of:=POWER([.C551]-6.75;2)" office:value-type="float" office:value="0.013517669699178" calcext:value-type="float">
            <text:p>0.0135176697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748396" calcext:value-type="float">
            <text:p>6.748396</text:p>
          </table:table-cell>
          <table:table-cell office:value-type="float" office:value="6.633069367" calcext:value-type="float">
            <text:p>6.633069367</text:p>
          </table:table-cell>
          <table:table-cell table:formula="of:=POWER([.C552]-6.75;2)" office:value-type="float" office:value="0.0136727729337807" calcext:value-type="float">
            <text:p>0.0136727729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743992" calcext:value-type="float">
            <text:p>6.743992</text:p>
          </table:table-cell>
          <table:table-cell office:value-type="float" office:value="6.6323763914" calcext:value-type="float">
            <text:p>6.6323763914</text:p>
          </table:table-cell>
          <table:table-cell table:formula="of:=POWER([.C553]-6.75;2)" office:value-type="float" office:value="0.0138353133000859" calcext:value-type="float">
            <text:p>0.0138353133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39644" calcext:value-type="float">
            <text:p>6.739644</text:p>
          </table:table-cell>
          <table:table-cell office:value-type="float" office:value="6.6316617156" calcext:value-type="float">
            <text:p>6.6316617156</text:p>
          </table:table-cell>
          <table:table-cell table:formula="of:=POWER([.C554]-6.75;2)" office:value-type="float" office:value="0.0140039495547353" calcext:value-type="float">
            <text:p>0.0140039496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735323" calcext:value-type="float">
            <text:p>6.735323</text:p>
          </table:table-cell>
          <table:table-cell office:value-type="float" office:value="6.6309311193" calcext:value-type="float">
            <text:p>6.6309311193</text:p>
          </table:table-cell>
          <table:table-cell table:formula="of:=POWER([.C555]-6.75;2)" office:value-type="float" office:value="0.0141773983511509" calcext:value-type="float">
            <text:p>0.0141773984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730996" calcext:value-type="float">
            <text:p>6.730996</text:p>
          </table:table-cell>
          <table:table-cell office:value-type="float" office:value="6.6301901284" calcext:value-type="float">
            <text:p>6.6301901284</text:p>
          </table:table-cell>
          <table:table-cell table:formula="of:=POWER([.C556]-6.75;2)" office:value-type="float" office:value="0.0143544053328085" calcext:value-type="float">
            <text:p>0.0143544053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726622" calcext:value-type="float">
            <text:p>6.726622</text:p>
          </table:table-cell>
          <table:table-cell office:value-type="float" office:value="6.6294440826" calcext:value-type="float">
            <text:p>6.6294440826</text:p>
          </table:table-cell>
          <table:table-cell table:formula="of:=POWER([.C557]-6.75;2)" office:value-type="float" office:value="0.0145337292201556" calcext:value-type="float">
            <text:p>0.0145337292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722155" calcext:value-type="float">
            <text:p>6.722155</text:p>
          </table:table-cell>
          <table:table-cell office:value-type="float" office:value="6.6286981682" calcext:value-type="float">
            <text:p>6.6286981682</text:p>
          </table:table-cell>
          <table:table-cell table:formula="of:=POWER([.C558]-6.75;2)" office:value-type="float" office:value="0.0147141343980356" calcext:value-type="float">
            <text:p>0.0147141344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717541" calcext:value-type="float">
            <text:p>6.717541</text:p>
          </table:table-cell>
          <table:table-cell office:value-type="float" office:value="6.6279574128" calcext:value-type="float">
            <text:p>6.6279574128</text:p>
          </table:table-cell>
          <table:table-cell table:formula="of:=POWER([.C559]-6.75;2)" office:value-type="float" office:value="0.0148943930904696" calcext:value-type="float">
            <text:p>0.014894393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712723" calcext:value-type="float">
            <text:p>6.712723</text:p>
          </table:table-cell>
          <table:table-cell office:value-type="float" office:value="6.6272266697" calcext:value-type="float">
            <text:p>6.6272266697</text:p>
          </table:table-cell>
          <table:table-cell table:formula="of:=POWER([.C560]-6.75;2)" office:value-type="float" office:value="0.015073290632953" calcext:value-type="float">
            <text:p>0.0150732906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707643" calcext:value-type="float">
            <text:p>6.707643</text:p>
          </table:table-cell>
          <table:table-cell office:value-type="float" office:value="6.626510578" calcext:value-type="float">
            <text:p>6.626510578</text:p>
          </table:table-cell>
          <table:table-cell table:formula="of:=POWER([.C561]-6.75;2)" office:value-type="float" office:value="0.0152496373458942" calcext:value-type="float">
            <text:p>0.0152496373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702241" calcext:value-type="float">
            <text:p>6.702241</text:p>
          </table:table-cell>
          <table:table-cell office:value-type="float" office:value="6.6258135229" calcext:value-type="float">
            <text:p>6.6258135229</text:p>
          </table:table-cell>
          <table:table-cell table:formula="of:=POWER([.C562]-6.75;2)" office:value-type="float" office:value="0.0154222810945089" calcext:value-type="float">
            <text:p>0.015422281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696465" calcext:value-type="float">
            <text:p>6.696465</text:p>
          </table:table-cell>
          <table:table-cell office:value-type="float" office:value="6.6251395902" calcext:value-type="float">
            <text:p>6.6251395902</text:p>
          </table:table-cell>
          <table:table-cell table:formula="of:=POWER([.C563]-6.75;2)" office:value-type="float" office:value="0.015590121935424" calcext:value-type="float">
            <text:p>0.0155901219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690269" calcext:value-type="float">
            <text:p>6.690269</text:p>
          </table:table-cell>
          <table:table-cell office:value-type="float" office:value="6.6244925199" calcext:value-type="float">
            <text:p>6.6244925199</text:p>
          </table:table-cell>
          <table:table-cell table:formula="of:=POWER([.C564]-6.75;2)" office:value-type="float" office:value="0.0157521275610518" calcext:value-type="float">
            <text:p>0.0157521276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683621" calcext:value-type="float">
            <text:p>6.683621</text:p>
          </table:table-cell>
          <table:table-cell office:value-type="float" office:value="6.6238756697" calcext:value-type="float">
            <text:p>6.6238756697</text:p>
          </table:table-cell>
          <table:table-cell table:formula="of:=POWER([.C565]-6.75;2)" office:value-type="float" office:value="0.0159073466936234" calcext:value-type="float">
            <text:p>0.0159073467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676503" calcext:value-type="float">
            <text:p>6.676503</text:p>
          </table:table-cell>
          <table:table-cell office:value-type="float" office:value="6.6232919817" calcext:value-type="float">
            <text:p>6.6232919817</text:p>
          </table:table-cell>
          <table:table-cell table:formula="of:=POWER([.C566]-6.75;2)" office:value-type="float" office:value="0.0160549219015132" calcext:value-type="float">
            <text:p>0.0160549219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668917" calcext:value-type="float">
            <text:p>6.668917</text:p>
          </table:table-cell>
          <table:table-cell office:value-type="float" office:value="6.6227439725" calcext:value-type="float">
            <text:p>6.6227439725</text:p>
          </table:table-cell>
          <table:table-cell table:formula="of:=POWER([.C567]-6.75;2)" office:value-type="float" office:value="0.0161940965350807" calcext:value-type="float">
            <text:p>0.0161940965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660885" calcext:value-type="float">
            <text:p>6.660885</text:p>
          </table:table-cell>
          <table:table-cell office:value-type="float" office:value="6.6222337156" calcext:value-type="float">
            <text:p>6.6222337156</text:p>
          </table:table-cell>
          <table:table-cell table:formula="of:=POWER([.C568]-6.75;2)" office:value-type="float" office:value="0.0163242234293816" calcext:value-type="float">
            <text:p>0.0163242234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652451" calcext:value-type="float">
            <text:p>6.652451</text:p>
          </table:table-cell>
          <table:table-cell office:value-type="float" office:value="6.6217628379" calcext:value-type="float">
            <text:p>6.6217628379</text:p>
          </table:table-cell>
          <table:table-cell table:formula="of:=POWER([.C569]-6.75;2)" office:value-type="float" office:value="0.0164447697434616" calcext:value-type="float">
            <text:p>0.0164447697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643681" calcext:value-type="float">
            <text:p>6.643681</text:p>
          </table:table-cell>
          <table:table-cell office:value-type="float" office:value="6.6213325352" calcext:value-type="float">
            <text:p>6.6213325352</text:p>
          </table:table-cell>
          <table:table-cell table:formula="of:=POWER([.C570]-6.75;2)" office:value-type="float" office:value="0.0165553164980593" calcext:value-type="float">
            <text:p>0.0165553165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634661" calcext:value-type="float">
            <text:p>6.634661</text:p>
          </table:table-cell>
          <table:table-cell office:value-type="float" office:value="6.620943578" calcext:value-type="float">
            <text:p>6.620943578</text:p>
          </table:table-cell>
          <table:table-cell table:formula="of:=POWER([.C571]-6.75;2)" office:value-type="float" office:value="0.016655560059442" calcext:value-type="float">
            <text:p>0.016655560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625496" calcext:value-type="float">
            <text:p>6.625496</text:p>
          </table:table-cell>
          <table:table-cell office:value-type="float" office:value="6.6205963394" calcext:value-type="float">
            <text:p>6.6205963394</text:p>
          </table:table-cell>
          <table:table-cell table:formula="of:=POWER([.C572]-6.75;2)" office:value-type="float" office:value="0.0167453073766799" calcext:value-type="float">
            <text:p>0.016745307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616305" calcext:value-type="float">
            <text:p>6.616305</text:p>
          </table:table-cell>
          <table:table-cell office:value-type="float" office:value="6.6202908073" calcext:value-type="float">
            <text:p>6.6202908073</text:p>
          </table:table-cell>
          <table:table-cell table:formula="of:=POWER([.C573]-6.75;2)" office:value-type="float" office:value="0.0168244746708857" calcext:value-type="float">
            <text:p>0.0168244747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607218" calcext:value-type="float">
            <text:p>6.607218</text:p>
          </table:table-cell>
          <table:table-cell office:value-type="float" office:value="6.6200266208" calcext:value-type="float">
            <text:p>6.6200266208</text:p>
          </table:table-cell>
          <table:table-cell table:formula="of:=POWER([.C574]-6.75;2)" office:value-type="float" office:value="0.016893079300667" calcext:value-type="float">
            <text:p>0.0168930793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598366" calcext:value-type="float">
            <text:p>6.598366</text:p>
          </table:table-cell>
          <table:table-cell office:value-type="float" office:value="6.6198030917" calcext:value-type="float">
            <text:p>6.6198030917</text:p>
          </table:table-cell>
          <table:table-cell table:formula="of:=POWER([.C575]-6.75;2)" office:value-type="float" office:value="0.0169512349308787" calcext:value-type="float">
            <text:p>0.0169512349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589885" calcext:value-type="float">
            <text:p>6.589885</text:p>
          </table:table-cell>
          <table:table-cell office:value-type="float" office:value="6.6196192385" calcext:value-type="float">
            <text:p>6.6196192385</text:p>
          </table:table-cell>
          <table:table-cell table:formula="of:=POWER([.C576]-6.75;2)" office:value-type="float" office:value="0.0169991429693198" calcext:value-type="float">
            <text:p>0.016999143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581899" calcext:value-type="float">
            <text:p>6.581899</text:p>
          </table:table-cell>
          <table:table-cell office:value-type="float" office:value="6.6194738135" calcext:value-type="float">
            <text:p>6.6194738135</text:p>
          </table:table-cell>
          <table:table-cell table:formula="of:=POWER([.C577]-6.75;2)" office:value-type="float" office:value="0.0170370853622328" calcext:value-type="float">
            <text:p>0.0170370854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574523" calcext:value-type="float">
            <text:p>6.574523</text:p>
          </table:table-cell>
          <table:table-cell office:value-type="float" office:value="6.6193653486" calcext:value-type="float">
            <text:p>6.6193653486</text:p>
          </table:table-cell>
          <table:table-cell table:formula="of:=POWER([.C578]-6.75;2)" office:value-type="float" office:value="0.0170654121463996" calcext:value-type="float">
            <text:p>0.017065412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567853" calcext:value-type="float">
            <text:p>6.567853</text:p>
          </table:table-cell>
          <table:table-cell office:value-type="float" office:value="6.6192921804" calcext:value-type="float">
            <text:p>6.6192921804</text:p>
          </table:table-cell>
          <table:table-cell table:formula="of:=POWER([.C579]-6.75;2)" office:value-type="float" office:value="0.017084534104586" calcext:value-type="float">
            <text:p>0.017084534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561968" calcext:value-type="float">
            <text:p>6.561968</text:p>
          </table:table-cell>
          <table:table-cell office:value-type="float" office:value="6.6192525046" calcext:value-type="float">
            <text:p>6.6192525046</text:p>
          </table:table-cell>
          <table:table-cell table:formula="of:=POWER([.C580]-6.75;2)" office:value-type="float" office:value="0.0170949075533729" calcext:value-type="float">
            <text:p>0.0170949076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556917" calcext:value-type="float">
            <text:p>6.556917</text:p>
          </table:table-cell>
          <table:table-cell office:value-type="float" office:value="6.6192444037" calcext:value-type="float">
            <text:p>6.6192444037</text:p>
          </table:table-cell>
          <table:table-cell table:formula="of:=POWER([.C581]-6.75;2)" office:value-type="float" office:value="0.0170970259637686" calcext:value-type="float">
            <text:p>0.017097026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552727" calcext:value-type="float">
            <text:p>6.552727</text:p>
          </table:table-cell>
          <table:table-cell office:value-type="float" office:value="6.6192659205" calcext:value-type="float">
            <text:p>6.6192659205</text:p>
          </table:table-cell>
          <table:table-cell table:formula="of:=POWER([.C582]-6.75;2)" office:value-type="float" office:value="0.0170913995427123" calcext:value-type="float">
            <text:p>0.0170913995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549394" calcext:value-type="float">
            <text:p>6.549394</text:p>
          </table:table-cell>
          <table:table-cell office:value-type="float" office:value="6.6193150887" calcext:value-type="float">
            <text:p>6.6193150887</text:p>
          </table:table-cell>
          <table:table-cell table:formula="of:=POWER([.C583]-6.75;2)" office:value-type="float" office:value="0.0170785460414887" calcext:value-type="float">
            <text:p>0.017078546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546889" calcext:value-type="float">
            <text:p>6.546889</text:p>
          </table:table-cell>
          <table:table-cell office:value-type="float" office:value="6.6193900061" calcext:value-type="float">
            <text:p>6.6193900061</text:p>
          </table:table-cell>
          <table:table-cell table:formula="of:=POWER([.C584]-6.75;2)" office:value-type="float" office:value="0.0170589705065581" calcext:value-type="float">
            <text:p>0.0170589705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545156" calcext:value-type="float">
            <text:p>6.545156</text:p>
          </table:table-cell>
          <table:table-cell office:value-type="float" office:value="6.6194888838" calcext:value-type="float">
            <text:p>6.6194888838</text:p>
          </table:table-cell>
          <table:table-cell table:formula="of:=POWER([.C585]-6.75;2)" office:value-type="float" office:value="0.0170331514517699" calcext:value-type="float">
            <text:p>0.0170331515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544111" calcext:value-type="float">
            <text:p>6.544111</text:p>
          </table:table-cell>
          <table:table-cell office:value-type="float" office:value="6.619610104" calcext:value-type="float">
            <text:p>6.619610104</text:p>
          </table:table-cell>
          <table:table-cell table:formula="of:=POWER([.C586]-6.75;2)" office:value-type="float" office:value="0.0170015249788907" calcext:value-type="float">
            <text:p>0.017001525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543652" calcext:value-type="float">
            <text:p>6.543652</text:p>
          </table:table-cell>
          <table:table-cell office:value-type="float" office:value="6.6197522783" calcext:value-type="float">
            <text:p>6.6197522783</text:p>
          </table:table-cell>
          <table:table-cell table:formula="of:=POWER([.C587]-6.75;2)" office:value-type="float" office:value="0.0169644690080406" calcext:value-type="float">
            <text:p>0.016964469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543657" calcext:value-type="float">
            <text:p>6.543657</text:p>
          </table:table-cell>
          <table:table-cell office:value-type="float" office:value="6.6199142905" calcext:value-type="float">
            <text:p>6.6199142905</text:p>
          </table:table-cell>
          <table:table-cell table:formula="of:=POWER([.C588]-6.75;2)" office:value-type="float" office:value="0.0169222918161185" calcext:value-type="float">
            <text:p>0.0169222918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543988" calcext:value-type="float">
            <text:p>6.543988</text:p>
          </table:table-cell>
          <table:table-cell office:value-type="float" office:value="6.6200953486" calcext:value-type="float">
            <text:p>6.6200953486</text:p>
          </table:table-cell>
          <table:table-cell table:formula="of:=POWER([.C589]-6.75;2)" office:value-type="float" office:value="0.0168752184553556" calcext:value-type="float">
            <text:p>0.016875218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5445" calcext:value-type="float">
            <text:p>6.5445</text:p>
          </table:table-cell>
          <table:table-cell office:value-type="float" office:value="6.6202950092" calcext:value-type="float">
            <text:p>6.6202950092</text:p>
          </table:table-cell>
          <table:table-cell table:formula="of:=POWER([.C590]-6.75;2)" office:value-type="float" office:value="0.016823384638428" calcext:value-type="float">
            <text:p>0.0168233846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545037" calcext:value-type="float">
            <text:p>6.545037</text:p>
          </table:table-cell>
          <table:table-cell office:value-type="float" office:value="6.6205131957" calcext:value-type="float">
            <text:p>6.6205131957</text:p>
          </table:table-cell>
          <table:table-cell table:formula="of:=POWER([.C591]-6.75;2)" office:value-type="float" office:value="0.0167668324878265" calcext:value-type="float">
            <text:p>0.0167668325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545445" calcext:value-type="float">
            <text:p>6.545445</text:p>
          </table:table-cell>
          <table:table-cell office:value-type="float" office:value="6.6207502202" calcext:value-type="float">
            <text:p>6.6207502202</text:p>
          </table:table-cell>
          <table:table-cell table:formula="of:=POWER([.C592]-6.75;2)" office:value-type="float" office:value="0.0167055055783486" calcext:value-type="float">
            <text:p>0.0167055056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545571" calcext:value-type="float">
            <text:p>6.545571</text:p>
          </table:table-cell>
          <table:table-cell office:value-type="float" office:value="6.6210067584" calcext:value-type="float">
            <text:p>6.6210067584</text:p>
          </table:table-cell>
          <table:table-cell table:formula="of:=POWER([.C593]-6.75;2)" office:value-type="float" office:value="0.016639256378476" calcext:value-type="float">
            <text:p>0.0166392564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545269" calcext:value-type="float">
            <text:p>6.545269</text:p>
          </table:table-cell>
          <table:table-cell office:value-type="float" office:value="6.621283844" calcext:value-type="float">
            <text:p>6.621283844</text:p>
          </table:table-cell>
          <table:table-cell table:formula="of:=POWER([.C594]-6.75;2)" office:value-type="float" office:value="0.0165678488154164" calcext:value-type="float">
            <text:p>0.016567848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544403" calcext:value-type="float">
            <text:p>6.544403</text:p>
          </table:table-cell>
          <table:table-cell office:value-type="float" office:value="6.6215828349" calcext:value-type="float">
            <text:p>6.6215828349</text:p>
          </table:table-cell>
          <table:table-cell table:formula="of:=POWER([.C595]-6.75;2)" office:value-type="float" office:value="0.0164909682923207" calcext:value-type="float">
            <text:p>0.0164909683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542852" calcext:value-type="float">
            <text:p>6.542852</text:p>
          </table:table-cell>
          <table:table-cell office:value-type="float" office:value="6.6219053731" calcext:value-type="float">
            <text:p>6.6219053731</text:p>
          </table:table-cell>
          <table:table-cell table:formula="of:=POWER([.C596]-6.75;2)" office:value-type="float" office:value="0.0164082334406503" calcext:value-type="float">
            <text:p>0.0164082334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540511" calcext:value-type="float">
            <text:p>6.540511</text:p>
          </table:table-cell>
          <table:table-cell office:value-type="float" office:value="6.6222533364" calcext:value-type="float">
            <text:p>6.6222533364</text:p>
          </table:table-cell>
          <table:table-cell table:formula="of:=POWER([.C597]-6.75;2)" office:value-type="float" office:value="0.0163192100609316" calcext:value-type="float">
            <text:p>0.016319210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537297" calcext:value-type="float">
            <text:p>6.537297</text:p>
          </table:table-cell>
          <table:table-cell office:value-type="float" office:value="6.6226287859" calcext:value-type="float">
            <text:p>6.6226287859</text:p>
          </table:table-cell>
          <table:table-cell table:formula="of:=POWER([.C598]-6.75;2)" office:value-type="float" office:value="0.0162234261813081" calcext:value-type="float">
            <text:p>0.016223426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533148" calcext:value-type="float">
            <text:p>6.533148</text:p>
          </table:table-cell>
          <table:table-cell office:value-type="float" office:value="6.6230339052" calcext:value-type="float">
            <text:p>6.6230339052</text:p>
          </table:table-cell>
          <table:table-cell table:formula="of:=POWER([.C599]-6.75;2)" office:value-type="float" office:value="0.0161203892287626" calcext:value-type="float">
            <text:p>0.016120389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52803" calcext:value-type="float">
            <text:p>6.52803</text:p>
          </table:table-cell>
          <table:table-cell office:value-type="float" office:value="6.623470945" calcext:value-type="float">
            <text:p>6.623470945</text:p>
          </table:table-cell>
          <table:table-cell table:formula="of:=POWER([.C600]-6.75;2)" office:value-type="float" office:value="0.016009601759193" calcext:value-type="float">
            <text:p>0.0160096018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521934" calcext:value-type="float">
            <text:p>6.521934</text:p>
          </table:table-cell>
          <table:table-cell office:value-type="float" office:value="6.6239421621" calcext:value-type="float">
            <text:p>6.6239421621</text:p>
          </table:table-cell>
          <table:table-cell table:formula="of:=POWER([.C601]-6.75;2)" office:value-type="float" office:value="0.0158905784960228" calcext:value-type="float">
            <text:p>0.0158905785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514877" calcext:value-type="float">
            <text:p>6.514877</text:p>
          </table:table-cell>
          <table:table-cell office:value-type="float" office:value="6.6244497615" calcext:value-type="float">
            <text:p>6.6244497615</text:p>
          </table:table-cell>
          <table:table-cell table:formula="of:=POWER([.C602]-6.75;2)" office:value-type="float" office:value="0.0157628623874068" calcext:value-type="float">
            <text:p>0.0157628624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50691" calcext:value-type="float">
            <text:p>6.50691</text:p>
          </table:table-cell>
          <table:table-cell office:value-type="float" office:value="6.6249958532" calcext:value-type="float">
            <text:p>6.6249958532</text:p>
          </table:table-cell>
          <table:table-cell table:formula="of:=POWER([.C603]-6.75;2)" office:value-type="float" office:value="0.015626036717196" calcext:value-type="float">
            <text:p>0.0156260367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498108" calcext:value-type="float">
            <text:p>6.498108</text:p>
          </table:table-cell>
          <table:table-cell office:value-type="float" office:value="6.6255823884" calcext:value-type="float">
            <text:p>6.6255823884</text:p>
          </table:table-cell>
          <table:table-cell table:formula="of:=POWER([.C604]-6.75;2)" office:value-type="float" office:value="0.0154797420762485" calcext:value-type="float">
            <text:p>0.0154797421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488577" calcext:value-type="float">
            <text:p>6.488577</text:p>
          </table:table-cell>
          <table:table-cell office:value-type="float" office:value="6.6262111193" calcext:value-type="float">
            <text:p>6.6262111193</text:p>
          </table:table-cell>
          <table:table-cell table:formula="of:=POWER([.C605]-6.75;2)" office:value-type="float" office:value="0.0153236869849589" calcext:value-type="float">
            <text:p>0.01532368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478451" calcext:value-type="float">
            <text:p>6.478451</text:p>
          </table:table-cell>
          <table:table-cell office:value-type="float" office:value="6.6268835443" calcext:value-type="float">
            <text:p>6.6268835443</text:p>
          </table:table-cell>
          <table:table-cell table:formula="of:=POWER([.C606]-6.75;2)" office:value-type="float" office:value="0.0151576616641301" calcext:value-type="float">
            <text:p>0.0151576617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467887" calcext:value-type="float">
            <text:p>6.467887</text:p>
          </table:table-cell>
          <table:table-cell office:value-type="float" office:value="6.6276008563" calcext:value-type="float">
            <text:p>6.6276008563</text:p>
          </table:table-cell>
          <table:table-cell table:formula="of:=POWER([.C607]-6.75;2)" office:value-type="float" office:value="0.0149815503784933" calcext:value-type="float">
            <text:p>0.0149815504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457066" calcext:value-type="float">
            <text:p>6.457066</text:p>
          </table:table-cell>
          <table:table-cell office:value-type="float" office:value="6.6283639021" calcext:value-type="float">
            <text:p>6.6283639021</text:p>
          </table:table-cell>
          <table:table-cell table:formula="of:=POWER([.C608]-6.75;2)" office:value-type="float" office:value="0.0147953403123383" calcext:value-type="float">
            <text:p>0.0147953403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446188" calcext:value-type="float">
            <text:p>6.446188</text:p>
          </table:table-cell>
          <table:table-cell office:value-type="float" office:value="6.6291731193" calcext:value-type="float">
            <text:p>6.6291731193</text:p>
          </table:table-cell>
          <table:table-cell table:formula="of:=POWER([.C609]-6.75;2)" office:value-type="float" office:value="0.0145991350996921" calcext:value-type="float">
            <text:p>0.014599135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435464" calcext:value-type="float">
            <text:p>6.435464</text:p>
          </table:table-cell>
          <table:table-cell office:value-type="float" office:value="6.6300284924" calcext:value-type="float">
            <text:p>6.6300284924</text:p>
          </table:table-cell>
          <table:table-cell table:formula="of:=POWER([.C610]-6.75;2)" office:value-type="float" office:value="0.0143931626358168" calcext:value-type="float">
            <text:p>0.0143931626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425117" calcext:value-type="float">
            <text:p>6.425117</text:p>
          </table:table-cell>
          <table:table-cell office:value-type="float" office:value="6.6309295138" calcext:value-type="float">
            <text:p>6.6309295138</text:p>
          </table:table-cell>
          <table:table-cell table:formula="of:=POWER([.C611]-6.75;2)" office:value-type="float" office:value="0.0141777806839044" calcext:value-type="float">
            <text:p>0.0141777807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41537" calcext:value-type="float">
            <text:p>6.41537</text:p>
          </table:table-cell>
          <table:table-cell office:value-type="float" office:value="6.6318751223" calcext:value-type="float">
            <text:p>6.6318751223</text:p>
          </table:table-cell>
          <table:table-cell table:formula="of:=POWER([.C612]-6.75;2)" office:value-type="float" office:value="0.0139534867316399" calcext:value-type="float">
            <text:p>0.0139534867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406445" calcext:value-type="float">
            <text:p>6.406445</text:p>
          </table:table-cell>
          <table:table-cell office:value-type="float" office:value="6.632863682" calcext:value-type="float">
            <text:p>6.632863682</text:p>
          </table:table-cell>
          <table:table-cell table:formula="of:=POWER([.C613]-6.75;2)" office:value-type="float" office:value="0.0137209169945971" calcext:value-type="float">
            <text:p>0.013720917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398554" calcext:value-type="float">
            <text:p>6.398554</text:p>
          </table:table-cell>
          <table:table-cell office:value-type="float" office:value="6.633892948" calcext:value-type="float">
            <text:p>6.633892948</text:p>
          </table:table-cell>
          <table:table-cell table:formula="of:=POWER([.C614]-6.75;2)" office:value-type="float" office:value="0.0134808475241308" calcext:value-type="float">
            <text:p>0.0134808475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391897" calcext:value-type="float">
            <text:p>6.391897</text:p>
          </table:table-cell>
          <table:table-cell office:value-type="float" office:value="6.6349600459" calcext:value-type="float">
            <text:p>6.6349600459</text:p>
          </table:table-cell>
          <table:table-cell table:formula="of:=POWER([.C615]-6.75;2)" office:value-type="float" office:value="0.0132341910393302" calcext:value-type="float">
            <text:p>0.01323419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386659" calcext:value-type="float">
            <text:p>6.386659</text:p>
          </table:table-cell>
          <table:table-cell office:value-type="float" office:value="6.6360614709" calcext:value-type="float">
            <text:p>6.6360614709</text:p>
          </table:table-cell>
          <table:table-cell table:formula="of:=POWER([.C616]-6.75;2)" office:value-type="float" office:value="0.0129819884134716" calcext:value-type="float">
            <text:p>0.0129819884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383011" calcext:value-type="float">
            <text:p>6.383011</text:p>
          </table:table-cell>
          <table:table-cell office:value-type="float" office:value="6.6371930917" calcext:value-type="float">
            <text:p>6.6371930917</text:p>
          </table:table-cell>
          <table:table-cell table:formula="of:=POWER([.C617]-6.75;2)" office:value-type="float" office:value="0.0127253985602045" calcext:value-type="float">
            <text:p>0.012725398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381114" calcext:value-type="float">
            <text:p>6.381114</text:p>
          </table:table-cell>
          <table:table-cell office:value-type="float" office:value="6.6383501529" calcext:value-type="float">
            <text:p>6.6383501529</text:p>
          </table:table-cell>
          <table:table-cell table:formula="of:=POWER([.C618]-6.75;2)" office:value-type="float" office:value="0.0124656883574533" calcext:value-type="float">
            <text:p>0.0124656884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38113" calcext:value-type="float">
            <text:p>6.38113</text:p>
          </table:table-cell>
          <table:table-cell office:value-type="float" office:value="6.6395272783" calcext:value-type="float">
            <text:p>6.6395272783</text:p>
          </table:table-cell>
          <table:table-cell table:formula="of:=POWER([.C619]-6.75;2)" office:value-type="float" office:value="0.0122042222398056" calcext:value-type="float">
            <text:p>0.0122042222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383249" calcext:value-type="float">
            <text:p>6.383249</text:p>
          </table:table-cell>
          <table:table-cell office:value-type="float" office:value="6.6407184495" calcext:value-type="float">
            <text:p>6.6407184495</text:p>
          </table:table-cell>
          <table:table-cell table:formula="of:=POWER([.C620]-6.75;2)" office:value-type="float" office:value="0.0119424572796841" calcext:value-type="float">
            <text:p>0.0119424573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38772" calcext:value-type="float">
            <text:p>6.38772</text:p>
          </table:table-cell>
          <table:table-cell office:value-type="float" office:value="6.6419169266" calcext:value-type="float">
            <text:p>6.6419169266</text:p>
          </table:table-cell>
          <table:table-cell table:formula="of:=POWER([.C621]-6.75;2)" office:value-type="float" office:value="0.0116819507555897" calcext:value-type="float">
            <text:p>0.011681950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39492" calcext:value-type="float">
            <text:p>6.39492</text:p>
          </table:table-cell>
          <table:table-cell office:value-type="float" office:value="6.6431150703" calcext:value-type="float">
            <text:p>6.6431150703</text:p>
          </table:table-cell>
          <table:table-cell table:formula="of:=POWER([.C622]-6.75;2)" office:value-type="float" office:value="0.0114243881969739" calcext:value-type="float">
            <text:p>0.0114243882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405477" calcext:value-type="float">
            <text:p>6.405477</text:p>
          </table:table-cell>
          <table:table-cell office:value-type="float" office:value="6.6443039755" calcext:value-type="float">
            <text:p>6.6443039755</text:p>
          </table:table-cell>
          <table:table-cell table:formula="of:=POWER([.C623]-6.75;2)" office:value-type="float" office:value="0.0111716495951047" calcext:value-type="float">
            <text:p>0.0111716496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4205" calcext:value-type="float">
            <text:p>6.4205</text:p>
          </table:table-cell>
          <table:table-cell office:value-type="float" office:value="6.6454727401" calcext:value-type="float">
            <text:p>6.6454727401</text:p>
          </table:table-cell>
          <table:table-cell table:formula="of:=POWER([.C624]-6.75;2)" office:value-type="float" office:value="0.0109259480622022" calcext:value-type="float">
            <text:p>0.010925948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442081" calcext:value-type="float">
            <text:p>6.442081</text:p>
          </table:table-cell>
          <table:table-cell office:value-type="float" office:value="6.6466070336" calcext:value-type="float">
            <text:p>6.6466070336</text:p>
          </table:table-cell>
          <table:table-cell table:formula="of:=POWER([.C625]-6.75;2)" office:value-type="float" office:value="0.0106901055009914" calcext:value-type="float">
            <text:p>0.0106901055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474521" calcext:value-type="float">
            <text:p>6.474521</text:p>
          </table:table-cell>
          <table:table-cell office:value-type="float" office:value="6.6476861407" calcext:value-type="float">
            <text:p>6.6476861407</text:p>
          </table:table-cell>
          <table:table-cell table:formula="of:=POWER([.C626]-6.75;2)" office:value-type="float" office:value="0.0104681258048601" calcext:value-type="float">
            <text:p>0.0104681258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527919" calcext:value-type="float">
            <text:p>6.527919</text:p>
          </table:table-cell>
          <table:table-cell office:value-type="float" office:value="6.6486762538" calcext:value-type="float">
            <text:p>6.6486762538</text:p>
          </table:table-cell>
          <table:table-cell table:formula="of:=POWER([.C627]-6.75;2)" office:value-type="float" office:value="0.0102665015440021" calcext:value-type="float">
            <text:p>0.0102665015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632107" calcext:value-type="float">
            <text:p>6.632107</text:p>
          </table:table-cell>
          <table:table-cell office:value-type="float" office:value="6.6495127798" calcext:value-type="float">
            <text:p>6.6495127798</text:p>
          </table:table-cell>
          <table:table-cell table:formula="of:=POWER([.C628]-6.75;2)" office:value-type="float" office:value="0.0100976814235232" calcext:value-type="float">
            <text:p>0.0100976814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928181" calcext:value-type="float">
            <text:p>6.928181</text:p>
          </table:table-cell>
          <table:table-cell office:value-type="float" office:value="6.6500400367" calcext:value-type="float">
            <text:p>6.6500400367</text:p>
          </table:table-cell>
          <table:table-cell table:formula="of:=POWER([.C629]-6.75;2)" office:value-type="float" office:value="0.00999199426293733" calcext:value-type="float">
            <text:p>0.0099919943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7.809145" calcext:value-type="float">
            <text:p>17.809145</text:p>
          </table:table-cell>
          <table:table-cell office:value-type="float" office:value="6.6496710122" calcext:value-type="float">
            <text:p>6.6496710122</text:p>
          </table:table-cell>
          <table:table-cell table:formula="of:=POWER([.C630]-6.75;2)" office:value-type="float" office:value="0.0100659057929726" calcext:value-type="float">
            <text:p>0.0100659058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589377" calcext:value-type="float">
            <text:p>5.589377</text:p>
          </table:table-cell>
          <table:table-cell office:value-type="float" office:value="6.6160359847" calcext:value-type="float">
            <text:p>6.6160359847</text:p>
          </table:table-cell>
          <table:table-cell table:formula="of:=POWER([.C631]-6.75;2)" office:value-type="float" office:value="0.0179463573952987" calcext:value-type="float">
            <text:p>0.0179463574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.969312" calcext:value-type="float">
            <text:p>5.969312</text:p>
          </table:table-cell>
          <table:table-cell office:value-type="float" office:value="6.6197795352" calcext:value-type="float">
            <text:p>6.6197795352</text:p>
          </table:table-cell>
          <table:table-cell table:formula="of:=POWER([.C632]-6.75;2)" office:value-type="float" office:value="0.016957369452728" calcext:value-type="float">
            <text:p>0.0169573695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08852" calcext:value-type="float">
            <text:p>6.08852</text:p>
          </table:table-cell>
          <table:table-cell office:value-type="float" office:value="6.6223707523" calcext:value-type="float">
            <text:p>6.6223707523</text:p>
          </table:table-cell>
          <table:table-cell table:formula="of:=POWER([.C633]-6.75;2)" office:value-type="float" office:value="0.0162892248684679" calcext:value-type="float">
            <text:p>0.0162892249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147106" calcext:value-type="float">
            <text:p>6.147106</text:p>
          </table:table-cell>
          <table:table-cell office:value-type="float" office:value="6.6246073853" calcext:value-type="float">
            <text:p>6.6246073853</text:p>
          </table:table-cell>
          <table:table-cell table:formula="of:=POWER([.C634]-6.75;2)" office:value-type="float" office:value="0.0157233078213026" calcext:value-type="float">
            <text:p>0.0157233078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18228" calcext:value-type="float">
            <text:p>6.18228</text:p>
          </table:table-cell>
          <table:table-cell office:value-type="float" office:value="6.6266753119" calcext:value-type="float">
            <text:p>6.6266753119</text:p>
          </table:table-cell>
          <table:table-cell table:formula="of:=POWER([.C635]-6.75;2)" office:value-type="float" office:value="0.0152089786949624" calcext:value-type="float">
            <text:p>0.0152089787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206209" calcext:value-type="float">
            <text:p>6.206209</text:p>
          </table:table-cell>
          <table:table-cell office:value-type="float" office:value="6.6286466453" calcext:value-type="float">
            <text:p>6.6286466453</text:p>
          </table:table-cell>
          <table:table-cell table:formula="of:=POWER([.C636]-6.75;2)" office:value-type="float" office:value="0.014726636696944" calcext:value-type="float">
            <text:p>0.0147266367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224149" calcext:value-type="float">
            <text:p>6.224149</text:p>
          </table:table-cell>
          <table:table-cell office:value-type="float" office:value="6.6305562569" calcext:value-type="float">
            <text:p>6.6305562569</text:p>
          </table:table-cell>
          <table:table-cell table:formula="of:=POWER([.C637]-6.75;2)" office:value-type="float" office:value="0.0142668077657387" calcext:value-type="float">
            <text:p>0.0142668078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238817" calcext:value-type="float">
            <text:p>6.238817</text:p>
          </table:table-cell>
          <table:table-cell office:value-type="float" office:value="6.6324228532" calcext:value-type="float">
            <text:p>6.6324228532</text:p>
          </table:table-cell>
          <table:table-cell table:formula="of:=POWER([.C638]-6.75;2)" office:value-type="float" office:value="0.0138243854496288" calcext:value-type="float">
            <text:p>0.0138243854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251813" calcext:value-type="float">
            <text:p>6.251813</text:p>
          </table:table-cell>
          <table:table-cell office:value-type="float" office:value="6.6342566789" calcext:value-type="float">
            <text:p>6.6342566789</text:p>
          </table:table-cell>
          <table:table-cell table:formula="of:=POWER([.C639]-6.75;2)" office:value-type="float" office:value="0.0133965163792577" calcext:value-type="float">
            <text:p>0.0133965164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264174" calcext:value-type="float">
            <text:p>6.264174</text:p>
          </table:table-cell>
          <table:table-cell office:value-type="float" office:value="6.6360628807" calcext:value-type="float">
            <text:p>6.6360628807</text:p>
          </table:table-cell>
          <table:table-cell table:formula="of:=POWER([.C640]-6.75;2)" office:value-type="float" office:value="0.0129816671543824" calcext:value-type="float">
            <text:p>0.012981667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276618" calcext:value-type="float">
            <text:p>6.276618</text:p>
          </table:table-cell>
          <table:table-cell office:value-type="float" office:value="6.6378431988" calcext:value-type="float">
            <text:p>6.6378431988</text:p>
          </table:table-cell>
          <table:table-cell table:formula="of:=POWER([.C641]-6.75;2)" office:value-type="float" office:value="0.0125791480554164" calcext:value-type="float">
            <text:p>0.0125791481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289654" calcext:value-type="float">
            <text:p>6.289654</text:p>
          </table:table-cell>
          <table:table-cell office:value-type="float" office:value="6.6395968991" calcext:value-type="float">
            <text:p>6.6395968991</text:p>
          </table:table-cell>
          <table:table-cell table:formula="of:=POWER([.C642]-6.75;2)" office:value-type="float" office:value="0.0121888446883356" calcext:value-type="float">
            <text:p>0.0121888447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303643" calcext:value-type="float">
            <text:p>6.303643</text:p>
          </table:table-cell>
          <table:table-cell office:value-type="float" office:value="6.6413214067" calcext:value-type="float">
            <text:p>6.6413214067</text:p>
          </table:table-cell>
          <table:table-cell table:formula="of:=POWER([.C643]-6.75;2)" office:value-type="float" office:value="0.0118110366416667" calcext:value-type="float">
            <text:p>0.0118110366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318816" calcext:value-type="float">
            <text:p>6.318816</text:p>
          </table:table-cell>
          <table:table-cell office:value-type="float" office:value="6.6430127645" calcext:value-type="float">
            <text:p>6.6430127645</text:p>
          </table:table-cell>
          <table:table-cell table:formula="of:=POWER([.C644]-6.75;2)" office:value-type="float" office:value="0.0114462685599325" calcext:value-type="float">
            <text:p>0.0114462686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335296" calcext:value-type="float">
            <text:p>6.335296</text:p>
          </table:table-cell>
          <table:table-cell office:value-type="float" office:value="6.6446660367" calcext:value-type="float">
            <text:p>6.6446660367</text:p>
          </table:table-cell>
          <table:table-cell table:formula="of:=POWER([.C645]-6.75;2)" office:value-type="float" office:value="0.0110952438244857" calcext:value-type="float">
            <text:p>0.0110952438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353096" calcext:value-type="float">
            <text:p>6.353096</text:p>
          </table:table-cell>
          <table:table-cell office:value-type="float" office:value="6.646275685" calcext:value-type="float">
            <text:p>6.646275685</text:p>
          </table:table-cell>
          <table:table-cell table:formula="of:=POWER([.C646]-6.75;2)" office:value-type="float" office:value="0.0107587335222192" calcext:value-type="float">
            <text:p>0.0107587335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372128" calcext:value-type="float">
            <text:p>6.372128</text:p>
          </table:table-cell>
          <table:table-cell office:value-type="float" office:value="6.647835945" calcext:value-type="float">
            <text:p>6.647835945</text:p>
          </table:table-cell>
          <table:table-cell table:formula="of:=POWER([.C647]-6.75;2)" office:value-type="float" office:value="0.0104374941340431" calcext:value-type="float">
            <text:p>0.0104374941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392208" calcext:value-type="float">
            <text:p>6.392208</text:p>
          </table:table-cell>
          <table:table-cell office:value-type="float" office:value="6.6493411957" calcext:value-type="float">
            <text:p>6.6493411957</text:p>
          </table:table-cell>
          <table:table-cell table:formula="of:=POWER([.C648]-6.75;2)" office:value-type="float" office:value="0.0101321948831057" calcext:value-type="float">
            <text:p>0.0101321949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413062" calcext:value-type="float">
            <text:p>6.413062</text:p>
          </table:table-cell>
          <table:table-cell office:value-type="float" office:value="6.6507863242" calcext:value-type="float">
            <text:p>6.6507863242</text:p>
          </table:table-cell>
          <table:table-cell table:formula="of:=POWER([.C649]-6.75;2)" office:value-type="float" office:value="0.00984335346574745" calcext:value-type="float">
            <text:p>0.0098433535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434336" calcext:value-type="float">
            <text:p>6.434336</text:p>
          </table:table-cell>
          <table:table-cell office:value-type="float" office:value="6.6521670642" calcext:value-type="float">
            <text:p>6.6521670642</text:p>
          </table:table-cell>
          <table:table-cell table:formula="of:=POWER([.C650]-6.75;2)" office:value-type="float" office:value="0.00957128332724685" calcext:value-type="float">
            <text:p>0.0095712833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455613" calcext:value-type="float">
            <text:p>6.455613</text:p>
          </table:table-cell>
          <table:table-cell office:value-type="float" office:value="6.653480318" calcext:value-type="float">
            <text:p>6.653480318</text:p>
          </table:table-cell>
          <table:table-cell table:formula="of:=POWER([.C651]-6.75;2)" office:value-type="float" office:value="0.00931604901338118" calcext:value-type="float">
            <text:p>0.009316049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47643" calcext:value-type="float">
            <text:p>6.47643</text:p>
          </table:table-cell>
          <table:table-cell office:value-type="float" office:value="6.6547244159" calcext:value-type="float">
            <text:p>6.6547244159</text:p>
          </table:table-cell>
          <table:table-cell table:formula="of:=POWER([.C652]-6.75;2)" office:value-type="float" office:value="0.00907743692559607" calcext:value-type="float">
            <text:p>0.009077436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496298" calcext:value-type="float">
            <text:p>6.496298</text:p>
          </table:table-cell>
          <table:table-cell office:value-type="float" office:value="6.6558993119" calcext:value-type="float">
            <text:p>6.6558993119</text:p>
          </table:table-cell>
          <table:table-cell table:formula="of:=POWER([.C653]-6.75;2)" office:value-type="float" office:value="0.00885493950089351" calcext:value-type="float">
            <text:p>0.0088549395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514729" calcext:value-type="float">
            <text:p>6.514729</text:p>
          </table:table-cell>
          <table:table-cell office:value-type="float" office:value="6.6570067248" calcext:value-type="float">
            <text:p>6.6570067248</text:p>
          </table:table-cell>
          <table:table-cell table:formula="of:=POWER([.C654]-6.75;2)" office:value-type="float" office:value="0.00864774923242285" calcext:value-type="float">
            <text:p>0.0086477492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531259" calcext:value-type="float">
            <text:p>6.531259</text:p>
          </table:table-cell>
          <table:table-cell office:value-type="float" office:value="6.6580501621" calcext:value-type="float">
            <text:p>6.6580501621</text:p>
          </table:table-cell>
          <table:table-cell table:formula="of:=POWER([.C655]-6.75;2)" office:value-type="float" office:value="0.00845477268983622" calcext:value-type="float">
            <text:p>0.0084547727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545473" calcext:value-type="float">
            <text:p>6.545473</text:p>
          </table:table-cell>
          <table:table-cell office:value-type="float" office:value="6.6590348685" calcext:value-type="float">
            <text:p>6.6590348685</text:p>
          </table:table-cell>
          <table:table-cell table:formula="of:=POWER([.C656]-6.75;2)" office:value-type="float" office:value="0.00827465514881229" calcext:value-type="float">
            <text:p>0.0082746551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55703" calcext:value-type="float">
            <text:p>6.55703</text:p>
          </table:table-cell>
          <table:table-cell office:value-type="float" office:value="6.659967685" calcext:value-type="float">
            <text:p>6.659967685</text:p>
          </table:table-cell>
          <table:table-cell table:formula="of:=POWER([.C657]-6.75;2)" office:value-type="float" office:value="0.00810581774425926" calcext:value-type="float">
            <text:p>0.0081058177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565683" calcext:value-type="float">
            <text:p>6.565683</text:p>
          </table:table-cell>
          <table:table-cell office:value-type="float" office:value="6.6608568073" calcext:value-type="float">
            <text:p>6.6608568073</text:p>
          </table:table-cell>
          <table:table-cell table:formula="of:=POWER([.C658]-6.75;2)" office:value-type="float" office:value="0.00794650880474932" calcext:value-type="float">
            <text:p>0.0079465088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571295" calcext:value-type="float">
            <text:p>6.571295</text:p>
          </table:table-cell>
          <table:table-cell office:value-type="float" office:value="6.6617114679" calcext:value-type="float">
            <text:p>6.6617114679</text:p>
          </table:table-cell>
          <table:table-cell table:formula="of:=POWER([.C659]-6.75;2)" office:value-type="float" office:value="0.00779486490037273" calcext:value-type="float">
            <text:p>0.0077948649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57385" calcext:value-type="float">
            <text:p>6.57385</text:p>
          </table:table-cell>
          <table:table-cell office:value-type="float" office:value="6.6625415535" calcext:value-type="float">
            <text:p>6.6625415535</text:p>
          </table:table-cell>
          <table:table-cell table:formula="of:=POWER([.C660]-6.75;2)" office:value-type="float" office:value="0.00764897986419342" calcext:value-type="float">
            <text:p>0.0076489799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573461" calcext:value-type="float">
            <text:p>6.573461</text:p>
          </table:table-cell>
          <table:table-cell office:value-type="float" office:value="6.6633571835" calcext:value-type="float">
            <text:p>6.6633571835</text:p>
          </table:table-cell>
          <table:table-cell table:formula="of:=POWER([.C661]-6.75;2)" office:value-type="float" office:value="0.00750697765105258" calcext:value-type="float">
            <text:p>0.0075069777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570362" calcext:value-type="float">
            <text:p>6.570362</text:p>
          </table:table-cell>
          <table:table-cell office:value-type="float" office:value="6.6641682477" calcext:value-type="float">
            <text:p>6.6641682477</text:p>
          </table:table-cell>
          <table:table-cell table:formula="of:=POWER([.C662]-6.75;2)" office:value-type="float" office:value="0.00736708970288853" calcext:value-type="float">
            <text:p>0.0073670897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564907" calcext:value-type="float">
            <text:p>6.564907</text:p>
          </table:table-cell>
          <table:table-cell office:value-type="float" office:value="6.6649839664" calcext:value-type="float">
            <text:p>6.6649839664</text:p>
          </table:table-cell>
          <table:table-cell table:formula="of:=POWER([.C663]-6.75;2)" office:value-type="float" office:value="0.00722772596907627" calcext:value-type="float">
            <text:p>0.00722772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557545" calcext:value-type="float">
            <text:p>6.557545</text:p>
          </table:table-cell>
          <table:table-cell office:value-type="float" office:value="6.6658124526" calcext:value-type="float">
            <text:p>6.6658124526</text:p>
          </table:table-cell>
          <table:table-cell table:formula="of:=POWER([.C664]-6.75;2)" office:value-type="float" office:value="0.00708754313722725" calcext:value-type="float">
            <text:p>0.0070875431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548808" calcext:value-type="float">
            <text:p>6.548808</text:p>
          </table:table-cell>
          <table:table-cell office:value-type="float" office:value="6.6666603547" calcext:value-type="float">
            <text:p>6.6666603547</text:p>
          </table:table-cell>
          <table:table-cell table:formula="of:=POWER([.C665]-6.75;2)" office:value-type="float" office:value="0.00694549647872976" calcext:value-type="float">
            <text:p>0.0069454965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539275" calcext:value-type="float">
            <text:p>6.539275</text:p>
          </table:table-cell>
          <table:table-cell office:value-type="float" office:value="6.6675325382" calcext:value-type="float">
            <text:p>6.6675325382</text:p>
          </table:table-cell>
          <table:table-cell table:formula="of:=POWER([.C666]-6.75;2)" office:value-type="float" office:value="0.00680088225573451" calcext:value-type="float">
            <text:p>0.0068008823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529549" calcext:value-type="float">
            <text:p>6.529549</text:p>
          </table:table-cell>
          <table:table-cell office:value-type="float" office:value="6.668431896" calcext:value-type="float">
            <text:p>6.668431896</text:p>
          </table:table-cell>
          <table:table-cell table:formula="of:=POWER([.C667]-6.75;2)" office:value-type="float" office:value="0.00665335559015475" calcext:value-type="float">
            <text:p>0.0066533556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520222" calcext:value-type="float">
            <text:p>6.520222</text:p>
          </table:table-cell>
          <table:table-cell office:value-type="float" office:value="6.6693592324" calcext:value-type="float">
            <text:p>6.6693592324</text:p>
          </table:table-cell>
          <table:table-cell table:formula="of:=POWER([.C668]-6.75;2)" office:value-type="float" office:value="0.00650293339911725" calcext:value-type="float">
            <text:p>0.0065029334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511844" calcext:value-type="float">
            <text:p>6.511844</text:p>
          </table:table-cell>
          <table:table-cell office:value-type="float" office:value="6.6703132752" calcext:value-type="float">
            <text:p>6.6703132752</text:p>
          </table:table-cell>
          <table:table-cell table:formula="of:=POWER([.C669]-6.75;2)" office:value-type="float" office:value="0.00634997410935096" calcext:value-type="float">
            <text:p>0.0063499741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504898" calcext:value-type="float">
            <text:p>6.504898</text:p>
          </table:table-cell>
          <table:table-cell office:value-type="float" office:value="6.6712908012" calcext:value-type="float">
            <text:p>6.6712908012</text:p>
          </table:table-cell>
          <table:table-cell table:formula="of:=POWER([.C670]-6.75;2)" office:value-type="float" office:value="0.00619513797573798" calcext:value-type="float">
            <text:p>0.006195138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499773" calcext:value-type="float">
            <text:p>6.499773</text:p>
          </table:table-cell>
          <table:table-cell office:value-type="float" office:value="6.672286841" calcext:value-type="float">
            <text:p>6.672286841</text:p>
          </table:table-cell>
          <table:table-cell table:formula="of:=POWER([.C671]-6.75;2)" office:value-type="float" office:value="0.00603933508175928" calcext:value-type="float">
            <text:p>0.006039335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496747" calcext:value-type="float">
            <text:p>6.496747</text:p>
          </table:table-cell>
          <table:table-cell office:value-type="float" office:value="6.673295" calcext:value-type="float">
            <text:p>6.673295</text:p>
          </table:table-cell>
          <table:table-cell table:formula="of:=POWER([.C672]-6.75;2)" office:value-type="float" office:value="0.00588365702500007" calcext:value-type="float">
            <text:p>0.005883657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49598" calcext:value-type="float">
            <text:p>6.49598</text:p>
          </table:table-cell>
          <table:table-cell office:value-type="float" office:value="6.6743078196" calcext:value-type="float">
            <text:p>6.6743078196</text:p>
          </table:table-cell>
          <table:table-cell table:formula="of:=POWER([.C673]-6.75;2)" office:value-type="float" office:value="0.00572930617370613" calcext:value-type="float">
            <text:p>0.0057293062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497509" calcext:value-type="float">
            <text:p>6.497509</text:p>
          </table:table-cell>
          <table:table-cell office:value-type="float" office:value="6.6753171957" calcext:value-type="float">
            <text:p>6.6753171957</text:p>
          </table:table-cell>
          <table:table-cell table:formula="of:=POWER([.C674]-6.75;2)" office:value-type="float" office:value="0.00557752125811211" calcext:value-type="float">
            <text:p>0.005577521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501259" calcext:value-type="float">
            <text:p>6.501259</text:p>
          </table:table-cell>
          <table:table-cell office:value-type="float" office:value="6.6758626196" calcext:value-type="float">
            <text:p>6.6758626196</text:p>
          </table:table-cell>
          <table:table-cell table:formula="of:=POWER([.C675]-6.75;2)" office:value-type="float" office:value="0.00549635117257428" calcext:value-type="float">
            <text:p>0.0054963512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507049" calcext:value-type="float">
            <text:p>6.507049</text:p>
          </table:table-cell>
          <table:table-cell office:value-type="float" office:value="6.6763998615" calcext:value-type="float">
            <text:p>6.6763998615</text:p>
          </table:table-cell>
          <table:table-cell table:formula="of:=POWER([.C676]-6.75;2)" office:value-type="float" office:value="0.00541698038721915" calcext:value-type="float">
            <text:p>0.005416980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514616" calcext:value-type="float">
            <text:p>6.514616</text:p>
          </table:table-cell>
          <table:table-cell office:value-type="float" office:value="6.6769225494" calcext:value-type="float">
            <text:p>6.6769225494</text:p>
          </table:table-cell>
          <table:table-cell table:formula="of:=POWER([.C677]-6.75;2)" office:value-type="float" office:value="0.00534031378619538" calcext:value-type="float">
            <text:p>0.0053403138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523635" calcext:value-type="float">
            <text:p>6.523635</text:p>
          </table:table-cell>
          <table:table-cell office:value-type="float" office:value="6.6774250464" calcext:value-type="float">
            <text:p>6.6774250464</text:p>
          </table:table-cell>
          <table:table-cell table:formula="of:=POWER([.C678]-6.75;2)" office:value-type="float" office:value="0.00526712389004218" calcext:value-type="float">
            <text:p>0.0052671239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533743" calcext:value-type="float">
            <text:p>6.533743</text:p>
          </table:table-cell>
          <table:table-cell office:value-type="float" office:value="6.6779026553" calcext:value-type="float">
            <text:p>6.6779026553</text:p>
          </table:table-cell>
          <table:table-cell table:formula="of:=POWER([.C679]-6.75;2)" office:value-type="float" office:value="0.00519802711279055" calcext:value-type="float">
            <text:p>0.0051980271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544565" calcext:value-type="float">
            <text:p>6.544565</text:p>
          </table:table-cell>
          <table:table-cell office:value-type="float" office:value="6.6783517508" calcext:value-type="float">
            <text:p>6.6783517508</text:p>
          </table:table-cell>
          <table:table-cell table:formula="of:=POWER([.C680]-6.75;2)" office:value-type="float" office:value="0.00513347161342529" calcext:value-type="float">
            <text:p>0.0051334716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555732" calcext:value-type="float">
            <text:p>6.555732</text:p>
          </table:table-cell>
          <table:table-cell office:value-type="float" office:value="6.6787698344" calcext:value-type="float">
            <text:p>6.6787698344</text:p>
          </table:table-cell>
          <table:table-cell table:formula="of:=POWER([.C681]-6.75;2)" office:value-type="float" office:value="0.00507373649140346" calcext:value-type="float">
            <text:p>0.0050737365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566907" calcext:value-type="float">
            <text:p>6.566907</text:p>
          </table:table-cell>
          <table:table-cell office:value-type="float" office:value="6.6791555329" calcext:value-type="float">
            <text:p>6.6791555329</text:p>
          </table:table-cell>
          <table:table-cell table:formula="of:=POWER([.C682]-6.75;2)" office:value-type="float" office:value="0.00501893851868294" calcext:value-type="float">
            <text:p>0.0050189385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577792" calcext:value-type="float">
            <text:p>6.577792</text:p>
          </table:table-cell>
          <table:table-cell office:value-type="float" office:value="6.6795085157" calcext:value-type="float">
            <text:p>6.6795085157</text:p>
          </table:table-cell>
          <table:table-cell table:formula="of:=POWER([.C683]-6.75;2)" office:value-type="float" office:value="0.00496904935881711" calcext:value-type="float">
            <text:p>0.0049690494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588149" calcext:value-type="float">
            <text:p>6.588149</text:p>
          </table:table-cell>
          <table:table-cell office:value-type="float" office:value="6.679829388" calcext:value-type="float">
            <text:p>6.679829388</text:p>
          </table:table-cell>
          <table:table-cell table:formula="of:=POWER([.C684]-6.75;2)" office:value-type="float" office:value="0.00492391478845456" calcext:value-type="float">
            <text:p>0.0049239148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597797" calcext:value-type="float">
            <text:p>6.597797</text:p>
          </table:table-cell>
          <table:table-cell office:value-type="float" office:value="6.6801195158" calcext:value-type="float">
            <text:p>6.6801195158</text:p>
          </table:table-cell>
          <table:table-cell table:formula="of:=POWER([.C685]-6.75;2)" office:value-type="float" office:value="0.00488328207202639" calcext:value-type="float">
            <text:p>0.0048832821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60662" calcext:value-type="float">
            <text:p>6.60662</text:p>
          </table:table-cell>
          <table:table-cell office:value-type="float" office:value="6.6803808571" calcext:value-type="float">
            <text:p>6.6803808571</text:p>
          </table:table-cell>
          <table:table-cell table:formula="of:=POWER([.C686]-6.75;2)" office:value-type="float" office:value="0.00484682505813058" calcext:value-type="float">
            <text:p>0.0048468251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614562" calcext:value-type="float">
            <text:p>6.614562</text:p>
          </table:table-cell>
          <table:table-cell office:value-type="float" office:value="6.6806157643" calcext:value-type="float">
            <text:p>6.6806157643</text:p>
          </table:table-cell>
          <table:table-cell table:formula="of:=POWER([.C687]-6.75;2)" office:value-type="float" office:value="0.0048141721636732" calcext:value-type="float">
            <text:p>0.0048141722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621624" calcext:value-type="float">
            <text:p>6.621624</text:p>
          </table:table-cell>
          <table:table-cell office:value-type="float" office:value="6.6808267987" calcext:value-type="float">
            <text:p>6.6808267987</text:p>
          </table:table-cell>
          <table:table-cell table:formula="of:=POWER([.C688]-6.75;2)" office:value-type="float" office:value="0.00478493177809031" calcext:value-type="float">
            <text:p>0.0047849318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627853" calcext:value-type="float">
            <text:p>6.627853</text:p>
          </table:table-cell>
          <table:table-cell office:value-type="float" office:value="6.6810165513" calcext:value-type="float">
            <text:p>6.6810165513</text:p>
          </table:table-cell>
          <table:table-cell table:formula="of:=POWER([.C689]-6.75;2)" office:value-type="float" office:value="0.00475871619454554" calcext:value-type="float">
            <text:p>0.004758716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633337" calcext:value-type="float">
            <text:p>6.633337</text:p>
          </table:table-cell>
          <table:table-cell office:value-type="float" office:value="6.6811874952" calcext:value-type="float">
            <text:p>6.6811874952</text:p>
          </table:table-cell>
          <table:table-cell table:formula="of:=POWER([.C690]-6.75;2)" office:value-type="float" office:value="0.00473516081685007" calcext:value-type="float">
            <text:p>0.0047351608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638188" calcext:value-type="float">
            <text:p>6.638188</text:p>
          </table:table-cell>
          <table:table-cell office:value-type="float" office:value="6.6813418516" calcext:value-type="float">
            <text:p>6.6813418516</text:p>
          </table:table-cell>
          <table:table-cell table:formula="of:=POWER([.C691]-6.75;2)" office:value-type="float" office:value="0.00471394134171642" calcext:value-type="float">
            <text:p>0.0047139413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642539" calcext:value-type="float">
            <text:p>6.642539</text:p>
          </table:table-cell>
          <table:table-cell office:value-type="float" office:value="6.6814815081" calcext:value-type="float">
            <text:p>6.6814815081</text:p>
          </table:table-cell>
          <table:table-cell table:formula="of:=POWER([.C692]-6.75;2)" office:value-type="float" office:value="0.00469478373225036" calcext:value-type="float">
            <text:p>0.0046947837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64653" calcext:value-type="float">
            <text:p>6.64653</text:p>
          </table:table-cell>
          <table:table-cell office:value-type="float" office:value="6.6816079448" calcext:value-type="float">
            <text:p>6.6816079448</text:p>
          </table:table-cell>
          <table:table-cell table:formula="of:=POWER([.C693]-6.75;2)" office:value-type="float" office:value="0.0046774732144799" calcext:value-type="float">
            <text:p>0.0046774732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650297" calcext:value-type="float">
            <text:p>6.650297</text:p>
          </table:table-cell>
          <table:table-cell office:value-type="float" office:value="6.6817222052" calcext:value-type="float">
            <text:p>6.6817222052</text:p>
          </table:table-cell>
          <table:table-cell table:formula="of:=POWER([.C694]-6.75;2)" office:value-type="float" office:value="0.00466185726275093" calcext:value-type="float">
            <text:p>0.0046618573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653973" calcext:value-type="float">
            <text:p>6.653973</text:p>
          </table:table-cell>
          <table:table-cell office:value-type="float" office:value="6.681824902" calcext:value-type="float">
            <text:p>6.681824902</text:p>
          </table:table-cell>
          <table:table-cell table:formula="of:=POWER([.C695]-6.75;2)" office:value-type="float" office:value="0.00464784398730963" calcext:value-type="float">
            <text:p>0.004647844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657673" calcext:value-type="float">
            <text:p>6.657673</text:p>
          </table:table-cell>
          <table:table-cell office:value-type="float" office:value="6.6819162197" calcext:value-type="float">
            <text:p>6.6819162197</text:p>
          </table:table-cell>
          <table:table-cell table:formula="of:=POWER([.C696]-6.75;2)" office:value-type="float" office:value="0.00463540113993871" calcext:value-type="float">
            <text:p>0.0046354011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661496" calcext:value-type="float">
            <text:p>6.661496</text:p>
          </table:table-cell>
          <table:table-cell office:value-type="float" office:value="6.6819959671" calcext:value-type="float">
            <text:p>6.6819959671</text:p>
          </table:table-cell>
          <table:table-cell table:formula="of:=POWER([.C697]-6.75;2)" office:value-type="float" office:value="0.00462454849066431" calcext:value-type="float">
            <text:p>0.0046245485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665523" calcext:value-type="float">
            <text:p>6.665523</text:p>
          </table:table-cell>
          <table:table-cell office:value-type="float" office:value="6.6820636238" calcext:value-type="float">
            <text:p>6.6820636238</text:p>
          </table:table-cell>
          <table:table-cell table:formula="of:=POWER([.C698]-6.75;2)" office:value-type="float" office:value="0.00461535121118787" calcext:value-type="float">
            <text:p>0.0046153512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669813" calcext:value-type="float">
            <text:p>6.669813</text:p>
          </table:table-cell>
          <table:table-cell office:value-type="float" office:value="6.682118394" calcext:value-type="float">
            <text:p>6.682118394</text:p>
          </table:table-cell>
          <table:table-cell table:formula="of:=POWER([.C699]-6.75;2)" office:value-type="float" office:value="0.00460791243313927" calcext:value-type="float">
            <text:p>0.0046079124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674411" calcext:value-type="float">
            <text:p>6.674411</text:p>
          </table:table-cell>
          <table:table-cell office:value-type="float" office:value="6.6821592757" calcext:value-type="float">
            <text:p>6.6821592757</text:p>
          </table:table-cell>
          <table:table-cell table:formula="of:=POWER([.C700]-6.75;2)" office:value-type="float" office:value="0.00460236387354859" calcext:value-type="float">
            <text:p>0.0046023639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67934" calcext:value-type="float">
            <text:p>6.67934</text:p>
          </table:table-cell>
          <table:table-cell office:value-type="float" office:value="6.6821851033" calcext:value-type="float">
            <text:p>6.6821851033</text:p>
          </table:table-cell>
          <table:table-cell table:formula="of:=POWER([.C701]-6.75;2)" office:value-type="float" office:value="0.00459886021443165" calcext:value-type="float">
            <text:p>0.0045988602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684612" calcext:value-type="float">
            <text:p>6.684612</text:p>
          </table:table-cell>
          <table:table-cell office:value-type="float" office:value="6.6821946187" calcext:value-type="float">
            <text:p>6.6821946187</text:p>
          </table:table-cell>
          <table:table-cell table:formula="of:=POWER([.C702]-6.75;2)" office:value-type="float" office:value="0.00459756973323844" calcext:value-type="float">
            <text:p>0.0045975697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690228" calcext:value-type="float">
            <text:p>6.690228</text:p>
          </table:table-cell>
          <table:table-cell office:value-type="float" office:value="6.6821865067" calcext:value-type="float">
            <text:p>6.6821865067</text:p>
          </table:table-cell>
          <table:table-cell table:formula="of:=POWER([.C703]-6.75;2)" office:value-type="float" office:value="0.00459866987354916" calcext:value-type="float">
            <text:p>0.0045986699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696177" calcext:value-type="float">
            <text:p>6.696177</text:p>
          </table:table-cell>
          <table:table-cell office:value-type="float" office:value="6.682159431" calcext:value-type="float">
            <text:p>6.682159431</text:p>
          </table:table-cell>
          <table:table-cell table:formula="of:=POWER([.C704]-6.75;2)" office:value-type="float" office:value="0.00460234280224369" calcext:value-type="float">
            <text:p>0.0046023428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702441" calcext:value-type="float">
            <text:p>6.702441</text:p>
          </table:table-cell>
          <table:table-cell office:value-type="float" office:value="6.6821120743" calcext:value-type="float">
            <text:p>6.6821120743</text:p>
          </table:table-cell>
          <table:table-cell table:formula="of:=POWER([.C705]-6.75;2)" office:value-type="float" office:value="0.00460877045584872" calcext:value-type="float">
            <text:p>0.0046087705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708997" calcext:value-type="float">
            <text:p>6.708997</text:p>
          </table:table-cell>
          <table:table-cell office:value-type="float" office:value="6.6820431627" calcext:value-type="float">
            <text:p>6.6820431627</text:p>
          </table:table-cell>
          <table:table-cell table:formula="of:=POWER([.C706]-6.75;2)" office:value-type="float" office:value="0.00461813173581863" calcext:value-type="float">
            <text:p>0.0046181317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715816" calcext:value-type="float">
            <text:p>6.715816</text:p>
          </table:table-cell>
          <table:table-cell office:value-type="float" office:value="6.681951483" calcext:value-type="float">
            <text:p>6.681951483</text:p>
          </table:table-cell>
          <table:table-cell table:formula="of:=POWER([.C707]-6.75;2)" office:value-type="float" office:value="0.00463060066589932" calcext:value-type="float">
            <text:p>0.0046306007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722862" calcext:value-type="float">
            <text:p>6.722862</text:p>
          </table:table-cell>
          <table:table-cell office:value-type="float" office:value="6.6818359044" calcext:value-type="float">
            <text:p>6.6818359044</text:p>
          </table:table-cell>
          <table:table-cell table:formula="of:=POWER([.C708]-6.75;2)" office:value-type="float" office:value="0.00464634392896597" calcext:value-type="float">
            <text:p>0.0046463439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730094" calcext:value-type="float">
            <text:p>6.730094</text:p>
          </table:table-cell>
          <table:table-cell office:value-type="float" office:value="6.6816954041" calcext:value-type="float">
            <text:p>6.6816954041</text:p>
          </table:table-cell>
          <table:table-cell table:formula="of:=POWER([.C709]-6.75;2)" office:value-type="float" office:value="0.00466551782106229" calcext:value-type="float">
            <text:p>0.0046655178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737465" calcext:value-type="float">
            <text:p>6.737465</text:p>
          </table:table-cell>
          <table:table-cell office:value-type="float" office:value="6.6815290859" calcext:value-type="float">
            <text:p>6.6815290859</text:p>
          </table:table-cell>
          <table:table-cell table:formula="of:=POWER([.C710]-6.75;2)" office:value-type="float" office:value="0.00468826607768954" calcext:value-type="float">
            <text:p>0.0046882661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744918" calcext:value-type="float">
            <text:p>6.744918</text:p>
          </table:table-cell>
          <table:table-cell office:value-type="float" office:value="6.6813362034" calcext:value-type="float">
            <text:p>6.6813362034</text:p>
          </table:table-cell>
          <table:table-cell table:formula="of:=POWER([.C711]-6.75;2)" office:value-type="float" office:value="0.00471471696352619" calcext:value-type="float">
            <text:p>0.004714717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75239" calcext:value-type="float">
            <text:p>6.75239</text:p>
          </table:table-cell>
          <table:table-cell office:value-type="float" office:value="6.6811161972" calcext:value-type="float">
            <text:p>6.6811161972</text:p>
          </table:table-cell>
          <table:table-cell table:formula="of:=POWER([.C712]-6.75;2)" office:value-type="float" office:value="0.00474497828818933" calcext:value-type="float">
            <text:p>0.0047449783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759809" calcext:value-type="float">
            <text:p>6.759809</text:p>
          </table:table-cell>
          <table:table-cell office:value-type="float" office:value="6.6808687188" calcext:value-type="float">
            <text:p>6.6808687188</text:p>
          </table:table-cell>
          <table:table-cell table:formula="of:=POWER([.C713]-6.75;2)" office:value-type="float" office:value="0.00477913404035344" calcext:value-type="float">
            <text:p>0.004779134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767095" calcext:value-type="float">
            <text:p>6.767095</text:p>
          </table:table-cell>
          <table:table-cell office:value-type="float" office:value="6.6805936655" calcext:value-type="float">
            <text:p>6.6805936655</text:p>
          </table:table-cell>
          <table:table-cell table:formula="of:=POWER([.C714]-6.75;2)" office:value-type="float" office:value="0.00481723926872589" calcext:value-type="float">
            <text:p>0.0048172393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774163" calcext:value-type="float">
            <text:p>6.774163</text:p>
          </table:table-cell>
          <table:table-cell office:value-type="float" office:value="6.6802912133" calcext:value-type="float">
            <text:p>6.6802912133</text:p>
          </table:table-cell>
          <table:table-cell table:formula="of:=POWER([.C715]-6.75;2)" office:value-type="float" office:value="0.00485931494318605" calcext:value-type="float">
            <text:p>0.0048593149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80921" calcext:value-type="float">
            <text:p>6.780921</text:p>
          </table:table-cell>
          <table:table-cell office:value-type="float" office:value="6.6799618386" calcext:value-type="float">
            <text:p>6.6799618386</text:p>
          </table:table-cell>
          <table:table-cell table:formula="of:=POWER([.C716]-6.75;2)" office:value-type="float" office:value="0.00490534405229249" calcext:value-type="float">
            <text:p>0.0049053441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78728" calcext:value-type="float">
            <text:p>6.78728</text:p>
          </table:table-cell>
          <table:table-cell office:value-type="float" office:value="6.6796063486" calcext:value-type="float">
            <text:p>6.6796063486</text:p>
          </table:table-cell>
          <table:table-cell table:formula="of:=POWER([.C717]-6.75;2)" office:value-type="float" office:value="0.0049552661574247" calcext:value-type="float">
            <text:p>0.0049552662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79315" calcext:value-type="float">
            <text:p>6.79315</text:p>
          </table:table-cell>
          <table:table-cell office:value-type="float" office:value="6.6792258763" calcext:value-type="float">
            <text:p>6.6792258763</text:p>
          </table:table-cell>
          <table:table-cell table:formula="of:=POWER([.C718]-6.75;2)" office:value-type="float" office:value="0.00500897658550286" calcext:value-type="float">
            <text:p>0.0050089766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798451" calcext:value-type="float">
            <text:p>6.798451</text:p>
          </table:table-cell>
          <table:table-cell office:value-type="float" office:value="6.6788218901" calcext:value-type="float">
            <text:p>6.6788218901</text:p>
          </table:table-cell>
          <table:table-cell table:formula="of:=POWER([.C719]-6.75;2)" office:value-type="float" office:value="0.00506632332893647" calcext:value-type="float">
            <text:p>0.0050663233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803112" calcext:value-type="float">
            <text:p>6.803112</text:p>
          </table:table-cell>
          <table:table-cell office:value-type="float" office:value="6.6783961637" calcext:value-type="float">
            <text:p>6.6783961637</text:p>
          </table:table-cell>
          <table:table-cell table:formula="of:=POWER([.C720]-6.75;2)" office:value-type="float" office:value="0.00512710937287713" calcext:value-type="float">
            <text:p>0.0051271094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807078" calcext:value-type="float">
            <text:p>6.807078</text:p>
          </table:table-cell>
          <table:table-cell office:value-type="float" office:value="6.67795075" calcext:value-type="float">
            <text:p>6.67795075</text:p>
          </table:table-cell>
          <table:table-cell table:formula="of:=POWER([.C721]-6.75;2)" office:value-type="float" office:value="0.00519109442556251" calcext:value-type="float">
            <text:p>0.0051910944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810311" calcext:value-type="float">
            <text:p>6.810311</text:p>
          </table:table-cell>
          <table:table-cell office:value-type="float" office:value="6.6774879283" calcext:value-type="float">
            <text:p>6.6774879283</text:p>
          </table:table-cell>
          <table:table-cell table:formula="of:=POWER([.C722]-6.75;2)" office:value-type="float" office:value="0.00525800054222598" calcext:value-type="float">
            <text:p>0.0052580005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812797" calcext:value-type="float">
            <text:p>6.812797</text:p>
          </table:table-cell>
          <table:table-cell office:value-type="float" office:value="6.6770101475" calcext:value-type="float">
            <text:p>6.6770101475</text:p>
          </table:table-cell>
          <table:table-cell table:formula="of:=POWER([.C723]-6.75;2)" office:value-type="float" office:value="0.00532751856797177" calcext:value-type="float">
            <text:p>0.0053275186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814544" calcext:value-type="float">
            <text:p>6.814544</text:p>
          </table:table-cell>
          <table:table-cell office:value-type="float" office:value="6.6765199422" calcext:value-type="float">
            <text:p>6.6765199422</text:p>
          </table:table-cell>
          <table:table-cell table:formula="of:=POWER([.C724]-6.75;2)" office:value-type="float" office:value="0.00539931889429139" calcext:value-type="float">
            <text:p>0.0053993189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815585" calcext:value-type="float">
            <text:p>6.815585</text:p>
          </table:table-cell>
          <table:table-cell office:value-type="float" office:value="6.6760198551" calcext:value-type="float">
            <text:p>6.6760198551</text:p>
          </table:table-cell>
          <table:table-cell table:formula="of:=POWER([.C725]-6.75;2)" office:value-type="float" office:value="0.00547306183942502" calcext:value-type="float">
            <text:p>0.0054730618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815975" calcext:value-type="float">
            <text:p>6.815975</text:p>
          </table:table-cell>
          <table:table-cell office:value-type="float" office:value="6.6755123455" calcext:value-type="float">
            <text:p>6.6755123455</text:p>
          </table:table-cell>
          <table:table-cell table:formula="of:=POWER([.C726]-6.75;2)" office:value-type="float" office:value="0.00554841067291143" calcext:value-type="float">
            <text:p>0.0055484107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815791" calcext:value-type="float">
            <text:p>6.815791</text:p>
          </table:table-cell>
          <table:table-cell office:value-type="float" office:value="6.674999708" calcext:value-type="float">
            <text:p>6.674999708</text:p>
          </table:table-cell>
          <table:table-cell table:formula="of:=POWER([.C727]-6.75;2)" office:value-type="float" office:value="0.00562504380008532" calcext:value-type="float">
            <text:p>0.0056250438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81513" calcext:value-type="float">
            <text:p>6.81513</text:p>
          </table:table-cell>
          <table:table-cell office:value-type="float" office:value="6.674483989" calcext:value-type="float">
            <text:p>6.674483989</text:p>
          </table:table-cell>
          <table:table-cell table:formula="of:=POWER([.C728]-6.75;2)" office:value-type="float" office:value="0.00570266791735205" calcext:value-type="float">
            <text:p>0.0057026679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814103" calcext:value-type="float">
            <text:p>6.814103</text:p>
          </table:table-cell>
          <table:table-cell office:value-type="float" office:value="6.6739669081" calcext:value-type="float">
            <text:p>6.6739669081</text:p>
          </table:table-cell>
          <table:table-cell table:formula="of:=POWER([.C729]-6.75;2)" office:value-type="float" office:value="0.00578103106387389" calcext:value-type="float">
            <text:p>0.0057810311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812831" calcext:value-type="float">
            <text:p>6.812831</text:p>
          </table:table-cell>
          <table:table-cell office:value-type="float" office:value="6.6734498007" calcext:value-type="float">
            <text:p>6.6734498007</text:p>
          </table:table-cell>
          <table:table-cell table:formula="of:=POWER([.C730]-6.75;2)" office:value-type="float" office:value="0.00585993301286968" calcext:value-type="float">
            <text:p>0.005859933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811438" calcext:value-type="float">
            <text:p>6.811438</text:p>
          </table:table-cell>
          <table:table-cell office:value-type="float" office:value="6.6729335741" calcext:value-type="float">
            <text:p>6.6729335741</text:p>
          </table:table-cell>
          <table:table-cell table:formula="of:=POWER([.C731]-6.75;2)" office:value-type="float" office:value="0.00593923400100019" calcext:value-type="float">
            <text:p>0.005939234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810051" calcext:value-type="float">
            <text:p>6.810051</text:p>
          </table:table-cell>
          <table:table-cell office:value-type="float" office:value="6.6724186877" calcext:value-type="float">
            <text:p>6.6724186877</text:p>
          </table:table-cell>
          <table:table-cell table:formula="of:=POWER([.C732]-6.75;2)" office:value-type="float" office:value="0.00601886001819006" calcext:value-type="float">
            <text:p>0.0060188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808789" calcext:value-type="float">
            <text:p>6.808789</text:p>
          </table:table-cell>
          <table:table-cell office:value-type="float" office:value="6.6719051343" calcext:value-type="float">
            <text:p>6.6719051343</text:p>
          </table:table-cell>
          <table:table-cell table:formula="of:=POWER([.C733]-6.75;2)" office:value-type="float" office:value="0.006098808048701" calcext:value-type="float">
            <text:p>0.006098808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80776" calcext:value-type="float">
            <text:p>6.80776</text:p>
          </table:table-cell>
          <table:table-cell office:value-type="float" office:value="6.6713924607" calcext:value-type="float">
            <text:p>6.6713924607</text:p>
          </table:table-cell>
          <table:table-cell table:formula="of:=POWER([.C734]-6.75;2)" office:value-type="float" office:value="0.00617914523480106" calcext:value-type="float">
            <text:p>0.0061791452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807059" calcext:value-type="float">
            <text:p>6.807059</text:p>
          </table:table-cell>
          <table:table-cell office:value-type="float" office:value="6.6708798008" calcext:value-type="float">
            <text:p>6.6708798008</text:p>
          </table:table-cell>
          <table:table-cell table:formula="of:=POWER([.C735]-6.75;2)" office:value-type="float" office:value="0.0062600059214477" calcext:value-type="float">
            <text:p>0.0062600059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806763" calcext:value-type="float">
            <text:p>6.806763</text:p>
          </table:table-cell>
          <table:table-cell office:value-type="float" office:value="6.670365917" calcext:value-type="float">
            <text:p>6.670365917</text:p>
          </table:table-cell>
          <table:table-cell table:formula="of:=POWER([.C736]-6.75;2)" office:value-type="float" office:value="0.00634158717525092" calcext:value-type="float">
            <text:p>0.0063415872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806925" calcext:value-type="float">
            <text:p>6.806925</text:p>
          </table:table-cell>
          <table:table-cell office:value-type="float" office:value="6.6698492614" calcext:value-type="float">
            <text:p>6.6698492614</text:p>
          </table:table-cell>
          <table:table-cell table:formula="of:=POWER([.C737]-6.75;2)" office:value-type="float" office:value="0.0064241408981256" calcext:value-type="float">
            <text:p>0.0064241409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807581" calcext:value-type="float">
            <text:p>6.807581</text:p>
          </table:table-cell>
          <table:table-cell office:value-type="float" office:value="6.6693280608" calcext:value-type="float">
            <text:p>6.6693280608</text:p>
          </table:table-cell>
          <table:table-cell table:formula="of:=POWER([.C738]-6.75;2)" office:value-type="float" office:value="0.00650796177428852" calcext:value-type="float">
            <text:p>0.0065079618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808738" calcext:value-type="float">
            <text:p>6.808738</text:p>
          </table:table-cell>
          <table:table-cell office:value-type="float" office:value="6.6688003779" calcext:value-type="float">
            <text:p>6.6688003779</text:p>
          </table:table-cell>
          <table:table-cell table:formula="of:=POWER([.C739]-6.75;2)" office:value-type="float" office:value="0.00659337862918277" calcext:value-type="float">
            <text:p>0.0065933786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810386" calcext:value-type="float">
            <text:p>6.810386</text:p>
          </table:table-cell>
          <table:table-cell office:value-type="float" office:value="6.6682642184" calcext:value-type="float">
            <text:p>6.6682642184</text:p>
          </table:table-cell>
          <table:table-cell table:formula="of:=POWER([.C740]-6.75;2)" office:value-type="float" office:value="0.00668073799376289" calcext:value-type="float">
            <text:p>0.006680738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812489" calcext:value-type="float">
            <text:p>6.812489</text:p>
          </table:table-cell>
          <table:table-cell office:value-type="float" office:value="6.6677175962" calcext:value-type="float">
            <text:p>6.6677175962</text:p>
          </table:table-cell>
          <table:table-cell table:formula="of:=POWER([.C741]-6.75;2)" office:value-type="float" office:value="0.00677039397510623" calcext:value-type="float">
            <text:p>0.006770394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814994" calcext:value-type="float">
            <text:p>6.814994</text:p>
          </table:table-cell>
          <table:table-cell office:value-type="float" office:value="6.6671586332" calcext:value-type="float">
            <text:p>6.6671586332</text:p>
          </table:table-cell>
          <table:table-cell table:formula="of:=POWER([.C742]-6.75;2)" office:value-type="float" office:value="0.0068626920532922" calcext:value-type="float">
            <text:p>0.006862692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817829" calcext:value-type="float">
            <text:p>6.817829</text:p>
          </table:table-cell>
          <table:table-cell office:value-type="float" office:value="6.6665856279" calcext:value-type="float">
            <text:p>6.6665856279</text:p>
          </table:table-cell>
          <table:table-cell table:formula="of:=POWER([.C743]-6.75;2)" office:value-type="float" office:value="0.00695795747283726" calcext:value-type="float">
            <text:p>0.0069579575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820909" calcext:value-type="float">
            <text:p>6.820909</text:p>
          </table:table-cell>
          <table:table-cell office:value-type="float" office:value="6.6659971323" calcext:value-type="float">
            <text:p>6.6659971323</text:p>
          </table:table-cell>
          <table:table-cell table:formula="of:=POWER([.C744]-6.75;2)" office:value-type="float" office:value="0.00705648178182366" calcext:value-type="float">
            <text:p>0.0070564818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824135" calcext:value-type="float">
            <text:p>6.824135</text:p>
          </table:table-cell>
          <table:table-cell office:value-type="float" office:value="6.6653920078" calcext:value-type="float">
            <text:p>6.6653920078</text:p>
          </table:table-cell>
          <table:table-cell table:formula="of:=POWER([.C745]-6.75;2)" office:value-type="float" office:value="0.00715851234411519" calcext:value-type="float">
            <text:p>0.0071585123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827403" calcext:value-type="float">
            <text:p>6.827403</text:p>
          </table:table-cell>
          <table:table-cell office:value-type="float" office:value="6.6647694863" calcext:value-type="float">
            <text:p>6.6647694863</text:p>
          </table:table-cell>
          <table:table-cell table:formula="of:=POWER([.C746]-6.75;2)" office:value-type="float" office:value="0.00726424046556589" calcext:value-type="float">
            <text:p>0.0072642405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830606" calcext:value-type="float">
            <text:p>6.830606</text:p>
          </table:table-cell>
          <table:table-cell office:value-type="float" office:value="6.6641291969" calcext:value-type="float">
            <text:p>6.6641291969</text:p>
          </table:table-cell>
          <table:table-cell table:formula="of:=POWER([.C747]-6.75;2)" office:value-type="float" office:value="0.00737379482503892" calcext:value-type="float">
            <text:p>0.0073737948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833632" calcext:value-type="float">
            <text:p>6.833632</text:p>
          </table:table-cell>
          <table:table-cell office:value-type="float" office:value="6.6634711858" calcext:value-type="float">
            <text:p>6.6634711858</text:p>
          </table:table-cell>
          <table:table-cell table:formula="of:=POWER([.C748]-6.75;2)" office:value-type="float" office:value="0.00748723568685816" calcext:value-type="float">
            <text:p>0.0074872357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836379" calcext:value-type="float">
            <text:p>6.836379</text:p>
          </table:table-cell>
          <table:table-cell office:value-type="float" office:value="6.6627959444" calcext:value-type="float">
            <text:p>6.6627959444</text:p>
          </table:table-cell>
          <table:table-cell table:formula="of:=POWER([.C749]-6.75;2)" office:value-type="float" office:value="0.00760454731308789" calcext:value-type="float">
            <text:p>0.0076045473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838749" calcext:value-type="float">
            <text:p>6.838749</text:p>
          </table:table-cell>
          <table:table-cell office:value-type="float" office:value="6.6621043785" calcext:value-type="float">
            <text:p>6.6621043785</text:p>
          </table:table-cell>
          <table:table-cell table:formula="of:=POWER([.C750]-6.75;2)" office:value-type="float" office:value="0.00772564027887118" calcext:value-type="float">
            <text:p>0.0077256403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840655" calcext:value-type="float">
            <text:p>6.840655</text:p>
          </table:table-cell>
          <table:table-cell office:value-type="float" office:value="6.6613978" calcext:value-type="float">
            <text:p>6.6613978</text:p>
          </table:table-cell>
          <table:table-cell table:formula="of:=POWER([.C751]-6.75;2)" office:value-type="float" office:value="0.00785034984484007" calcext:value-type="float">
            <text:p>0.0078503498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842025" calcext:value-type="float">
            <text:p>6.842025</text:p>
          </table:table-cell>
          <table:table-cell office:value-type="float" office:value="6.6606778916" calcext:value-type="float">
            <text:p>6.6606778916</text:p>
          </table:table-cell>
          <table:table-cell table:formula="of:=POWER([.C752]-6.75;2)" office:value-type="float" office:value="0.00797843904902139" calcext:value-type="float">
            <text:p>0.007978439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842803" calcext:value-type="float">
            <text:p>6.842803</text:p>
          </table:table-cell>
          <table:table-cell office:value-type="float" office:value="6.6599466532" calcext:value-type="float">
            <text:p>6.6599466532</text:p>
          </table:table-cell>
          <table:table-cell table:formula="of:=POWER([.C753]-6.75;2)" office:value-type="float" office:value="0.00810960526988099" calcext:value-type="float">
            <text:p>0.0081096053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842952" calcext:value-type="float">
            <text:p>6.842952</text:p>
          </table:table-cell>
          <table:table-cell office:value-type="float" office:value="6.6592063441" calcext:value-type="float">
            <text:p>6.6592063441</text:p>
          </table:table-cell>
          <table:table-cell table:formula="of:=POWER([.C754]-6.75;2)" office:value-type="float" office:value="0.00824348795168756" calcext:value-type="float">
            <text:p>0.008243488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842454" calcext:value-type="float">
            <text:p>6.842454</text:p>
          </table:table-cell>
          <table:table-cell office:value-type="float" office:value="6.6584594106" calcext:value-type="float">
            <text:p>6.6584594106</text:p>
          </table:table-cell>
          <table:table-cell table:formula="of:=POWER([.C755]-6.75;2)" office:value-type="float" office:value="0.00837967950769941" calcext:value-type="float">
            <text:p>0.0083796795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841313" calcext:value-type="float">
            <text:p>6.841313</text:p>
          </table:table-cell>
          <table:table-cell office:value-type="float" office:value="6.6577084122" calcext:value-type="float">
            <text:p>6.6577084122</text:p>
          </table:table-cell>
          <table:table-cell table:formula="of:=POWER([.C756]-6.75;2)" office:value-type="float" office:value="0.00851773717864513" calcext:value-type="float">
            <text:p>0.0085177372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83955" calcext:value-type="float">
            <text:p>6.83955</text:p>
          </table:table-cell>
          <table:table-cell office:value-type="float" office:value="6.6569559344" calcext:value-type="float">
            <text:p>6.6569559344</text:p>
          </table:table-cell>
          <table:table-cell table:formula="of:=POWER([.C757]-6.75;2)" office:value-type="float" office:value="0.0086571981433771" calcext:value-type="float">
            <text:p>0.0086571981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837206" calcext:value-type="float">
            <text:p>6.837206</text:p>
          </table:table-cell>
          <table:table-cell office:value-type="float" office:value="6.6562045185" calcext:value-type="float">
            <text:p>6.6562045185</text:p>
          </table:table-cell>
          <table:table-cell table:formula="of:=POWER([.C758]-6.75;2)" office:value-type="float" office:value="0.00879759234981683" calcext:value-type="float">
            <text:p>0.0087975923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834337" calcext:value-type="float">
            <text:p>6.834337</text:p>
          </table:table-cell>
          <table:table-cell office:value-type="float" office:value="6.6554565785" calcext:value-type="float">
            <text:p>6.6554565785</text:p>
          </table:table-cell>
          <table:table-cell table:formula="of:=POWER([.C759]-6.75;2)" office:value-type="float" office:value="0.00893845854892667" calcext:value-type="float">
            <text:p>0.0089384585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831014" calcext:value-type="float">
            <text:p>6.831014</text:p>
          </table:table-cell>
          <table:table-cell office:value-type="float" office:value="6.6547143361" calcext:value-type="float">
            <text:p>6.6547143361</text:p>
          </table:table-cell>
          <table:table-cell table:formula="of:=POWER([.C760]-6.75;2)" office:value-type="float" office:value="0.00907935774486383" calcext:value-type="float">
            <text:p>0.0090793577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827314" calcext:value-type="float">
            <text:p>6.827314</text:p>
          </table:table-cell>
          <table:table-cell office:value-type="float" office:value="6.6539797542" calcext:value-type="float">
            <text:p>6.6539797542</text:p>
          </table:table-cell>
          <table:table-cell table:formula="of:=POWER([.C761]-6.75;2)" office:value-type="float" office:value="0.00921988760349244" calcext:value-type="float">
            <text:p>0.0092198876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823323" calcext:value-type="float">
            <text:p>6.823323</text:p>
          </table:table-cell>
          <table:table-cell office:value-type="float" office:value="6.6532545063" calcext:value-type="float">
            <text:p>6.6532545063</text:p>
          </table:table-cell>
          <table:table-cell table:formula="of:=POWER([.C762]-6.75;2)" office:value-type="float" office:value="0.0093596905512568" calcext:value-type="float">
            <text:p>0.0093596906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819124" calcext:value-type="float">
            <text:p>6.819124</text:p>
          </table:table-cell>
          <table:table-cell office:value-type="float" office:value="6.6525399328" calcext:value-type="float">
            <text:p>6.6525399328</text:p>
          </table:table-cell>
          <table:table-cell table:formula="of:=POWER([.C763]-6.75;2)" office:value-type="float" office:value="0.00949846469862854" calcext:value-type="float">
            <text:p>0.0094984647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814799" calcext:value-type="float">
            <text:p>6.814799</text:p>
          </table:table-cell>
          <table:table-cell office:value-type="float" office:value="6.6518370464" calcext:value-type="float">
            <text:p>6.6518370464</text:p>
          </table:table-cell>
          <table:table-cell table:formula="of:=POWER([.C764]-6.75;2)" office:value-type="float" office:value="0.00963596545947578" calcext:value-type="float">
            <text:p>0.0096359655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810423" calcext:value-type="float">
            <text:p>6.810423</text:p>
          </table:table-cell>
          <table:table-cell office:value-type="float" office:value="6.6511465297" calcext:value-type="float">
            <text:p>6.6511465297</text:p>
          </table:table-cell>
          <table:table-cell table:formula="of:=POWER([.C765]-6.75;2)" office:value-type="float" office:value="0.00977200859035296" calcext:value-type="float">
            <text:p>0.0097720086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806059" calcext:value-type="float">
            <text:p>6.806059</text:p>
          </table:table-cell>
          <table:table-cell office:value-type="float" office:value="6.6504687574" calcext:value-type="float">
            <text:p>6.6504687574</text:p>
          </table:table-cell>
          <table:table-cell table:formula="of:=POWER([.C766]-6.75;2)" office:value-type="float" office:value="0.00990646825350012" calcext:value-type="float">
            <text:p>0.009906468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801759" calcext:value-type="float">
            <text:p>6.801759</text:p>
          </table:table-cell>
          <table:table-cell office:value-type="float" office:value="6.6498038419" calcext:value-type="float">
            <text:p>6.6498038419</text:p>
          </table:table-cell>
          <table:table-cell table:formula="of:=POWER([.C767]-6.75;2)" office:value-type="float" office:value="0.0100392700980002" calcext:value-type="float">
            <text:p>0.0100392701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797558" calcext:value-type="float">
            <text:p>6.797558</text:p>
          </table:table-cell>
          <table:table-cell office:value-type="float" office:value="6.6491516738" calcext:value-type="float">
            <text:p>6.6491516738</text:p>
          </table:table-cell>
          <table:table-cell table:formula="of:=POWER([.C768]-6.75;2)" office:value-type="float" office:value="0.0101703848973415" calcext:value-type="float">
            <text:p>0.0101703849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793476" calcext:value-type="float">
            <text:p>6.793476</text:p>
          </table:table-cell>
          <table:table-cell office:value-type="float" office:value="6.6485119914" calcext:value-type="float">
            <text:p>6.6485119914</text:p>
          </table:table-cell>
          <table:table-cell table:formula="of:=POWER([.C769]-6.75;2)" office:value-type="float" office:value="0.0102998158895936" calcext:value-type="float">
            <text:p>0.0102998159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789519" calcext:value-type="float">
            <text:p>6.789519</text:p>
          </table:table-cell>
          <table:table-cell office:value-type="float" office:value="6.6478844416" calcext:value-type="float">
            <text:p>6.6478844416</text:p>
          </table:table-cell>
          <table:table-cell table:formula="of:=POWER([.C770]-6.75;2)" office:value-type="float" office:value="0.0104275872673437" calcext:value-type="float">
            <text:p>0.0104275873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785678" calcext:value-type="float">
            <text:p>6.785678</text:p>
          </table:table-cell>
          <table:table-cell office:value-type="float" office:value="6.6472686391" calcext:value-type="float">
            <text:p>6.6472686391</text:p>
          </table:table-cell>
          <table:table-cell table:formula="of:=POWER([.C771]-6.75;2)" office:value-type="float" office:value="0.0105537325123661" calcext:value-type="float">
            <text:p>0.010553732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781936" calcext:value-type="float">
            <text:p>6.781936</text:p>
          </table:table-cell>
          <table:table-cell office:value-type="float" office:value="6.6466642314" calcext:value-type="float">
            <text:p>6.6466642314</text:p>
          </table:table-cell>
          <table:table-cell table:formula="of:=POWER([.C772]-6.75;2)" office:value-type="float" office:value="0.0106782810721528" calcext:value-type="float">
            <text:p>0.0106782811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778263" calcext:value-type="float">
            <text:p>6.778263</text:p>
          </table:table-cell>
          <table:table-cell office:value-type="float" office:value="6.6460709342" calcext:value-type="float">
            <text:p>6.6460709342</text:p>
          </table:table-cell>
          <table:table-cell table:formula="of:=POWER([.C773]-6.75;2)" office:value-type="float" office:value="0.0108012507180607" calcext:value-type="float">
            <text:p>0.0108012507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774626" calcext:value-type="float">
            <text:p>6.774626</text:p>
          </table:table-cell>
          <table:table-cell office:value-type="float" office:value="6.6454885903" calcext:value-type="float">
            <text:p>6.6454885903</text:p>
          </table:table-cell>
          <table:table-cell table:formula="of:=POWER([.C774]-6.75;2)" office:value-type="float" office:value="0.0109226347574812" calcext:value-type="float">
            <text:p>0.0109226348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770991" calcext:value-type="float">
            <text:p>6.770991</text:p>
          </table:table-cell>
          <table:table-cell office:value-type="float" office:value="6.6449171858" calcext:value-type="float">
            <text:p>6.6449171858</text:p>
          </table:table-cell>
          <table:table-cell table:formula="of:=POWER([.C775]-6.75;2)" office:value-type="float" office:value="0.0110423978401918" calcext:value-type="float">
            <text:p>0.0110423978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767322" calcext:value-type="float">
            <text:p>6.767322</text:p>
          </table:table-cell>
          <table:table-cell office:value-type="float" office:value="6.6443568578" calcext:value-type="float">
            <text:p>6.6443568578</text:p>
          </table:table-cell>
          <table:table-cell table:formula="of:=POWER([.C776]-6.75;2)" office:value-type="float" office:value="0.0111604734938894" calcext:value-type="float">
            <text:p>0.0111604735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763591" calcext:value-type="float">
            <text:p>6.763591</text:p>
          </table:table-cell>
          <table:table-cell office:value-type="float" office:value="6.6438079063" calcext:value-type="float">
            <text:p>6.6438079063</text:p>
          </table:table-cell>
          <table:table-cell table:formula="of:=POWER([.C777]-6.75;2)" office:value-type="float" office:value="0.0112767607643895" calcext:value-type="float">
            <text:p>0.011276760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759771" calcext:value-type="float">
            <text:p>6.759771</text:p>
          </table:table-cell>
          <table:table-cell office:value-type="float" office:value="6.6432707623" calcext:value-type="float">
            <text:p>6.6432707623</text:p>
          </table:table-cell>
          <table:table-cell table:formula="of:=POWER([.C778]-6.75;2)" office:value-type="float" office:value="0.0113911301800231" calcext:value-type="float">
            <text:p>0.0113911302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755847" calcext:value-type="float">
            <text:p>6.755847</text:p>
          </table:table-cell>
          <table:table-cell office:value-type="float" office:value="6.6427459865" calcext:value-type="float">
            <text:p>6.6427459865</text:p>
          </table:table-cell>
          <table:table-cell table:formula="of:=POWER([.C779]-6.75;2)" office:value-type="float" office:value="0.0115034234118583" calcext:value-type="float">
            <text:p>0.0115034234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751807" calcext:value-type="float">
            <text:p>6.751807</text:p>
          </table:table-cell>
          <table:table-cell office:value-type="float" office:value="6.6422342172" calcext:value-type="float">
            <text:p>6.6422342172</text:p>
          </table:table-cell>
          <table:table-cell table:formula="of:=POWER([.C780]-6.75;2)" office:value-type="float" office:value="0.0116134639424967" calcext:value-type="float">
            <text:p>0.011613463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747651" calcext:value-type="float">
            <text:p>6.747651</text:p>
          </table:table-cell>
          <table:table-cell office:value-type="float" office:value="6.6417361591" calcext:value-type="float">
            <text:p>6.6417361591</text:p>
          </table:table-cell>
          <table:table-cell table:formula="of:=POWER([.C781]-6.75;2)" office:value-type="float" office:value="0.0117210592464206" calcext:value-type="float">
            <text:p>0.0117210592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743384" calcext:value-type="float">
            <text:p>6.743384</text:p>
          </table:table-cell>
          <table:table-cell office:value-type="float" office:value="6.6412525297" calcext:value-type="float">
            <text:p>6.6412525297</text:p>
          </table:table-cell>
          <table:table-cell table:formula="of:=POWER([.C782]-6.75;2)" office:value-type="float" office:value="0.0118260122966494" calcext:value-type="float">
            <text:p>0.0118260123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739014" calcext:value-type="float">
            <text:p>6.739014</text:p>
          </table:table-cell>
          <table:table-cell office:value-type="float" office:value="6.6407840367" calcext:value-type="float">
            <text:p>6.6407840367</text:p>
          </table:table-cell>
          <table:table-cell table:formula="of:=POWER([.C783]-6.75;2)" office:value-type="float" office:value="0.0119281266395469" calcext:value-type="float">
            <text:p>0.0119281266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734556" calcext:value-type="float">
            <text:p>6.734556</text:p>
          </table:table-cell>
          <table:table-cell office:value-type="float" office:value="6.6403313641" calcext:value-type="float">
            <text:p>6.6403313641</text:p>
          </table:table-cell>
          <table:table-cell table:formula="of:=POWER([.C784]-6.75;2)" office:value-type="float" office:value="0.0120272097001668" calcext:value-type="float">
            <text:p>0.0120272097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730027" calcext:value-type="float">
            <text:p>6.730027</text:p>
          </table:table-cell>
          <table:table-cell office:value-type="float" office:value="6.6398951389" calcext:value-type="float">
            <text:p>6.6398951389</text:p>
          </table:table-cell>
          <table:table-cell table:formula="of:=POWER([.C785]-6.75;2)" office:value-type="float" office:value="0.0121230804378503" calcext:value-type="float">
            <text:p>0.0121230804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725441" calcext:value-type="float">
            <text:p>6.725441</text:p>
          </table:table-cell>
          <table:table-cell office:value-type="float" office:value="6.6394759209" calcext:value-type="float">
            <text:p>6.6394759209</text:p>
          </table:table-cell>
          <table:table-cell table:formula="of:=POWER([.C786]-6.75;2)" office:value-type="float" office:value="0.0122155720609031" calcext:value-type="float">
            <text:p>0.0122155721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720814" calcext:value-type="float">
            <text:p>6.720814</text:p>
          </table:table-cell>
          <table:table-cell office:value-type="float" office:value="6.639074215" calcext:value-type="float">
            <text:p>6.639074215</text:p>
          </table:table-cell>
          <table:table-cell table:formula="of:=POWER([.C787]-6.75;2)" office:value-type="float" office:value="0.0123045297778662" calcext:value-type="float">
            <text:p>0.0123045298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716159" calcext:value-type="float">
            <text:p>6.716159</text:p>
          </table:table-cell>
          <table:table-cell office:value-type="float" office:value="6.6386904601" calcext:value-type="float">
            <text:p>6.6386904601</text:p>
          </table:table-cell>
          <table:table-cell table:formula="of:=POWER([.C788]-6.75;2)" office:value-type="float" office:value="0.0123898136727496" calcext:value-type="float">
            <text:p>0.0123898137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711484" calcext:value-type="float">
            <text:p>6.711484</text:p>
          </table:table-cell>
          <table:table-cell office:value-type="float" office:value="6.6383250425" calcext:value-type="float">
            <text:p>6.6383250425</text:p>
          </table:table-cell>
          <table:table-cell table:formula="of:=POWER([.C789]-6.75;2)" office:value-type="float" office:value="0.0124712961326268" calcext:value-type="float">
            <text:p>0.0124712961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706796" calcext:value-type="float">
            <text:p>6.706796</text:p>
          </table:table-cell>
          <table:table-cell office:value-type="float" office:value="6.6379783175" calcext:value-type="float">
            <text:p>6.6379783175</text:p>
          </table:table-cell>
          <table:table-cell table:formula="of:=POWER([.C790]-6.75;2)" office:value-type="float" office:value="0.0125488573501308" calcext:value-type="float">
            <text:p>0.012548857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02097" calcext:value-type="float">
            <text:p>6.702097</text:p>
          </table:table-cell>
          <table:table-cell office:value-type="float" office:value="6.6376506143" calcext:value-type="float">
            <text:p>6.6376506143</text:p>
          </table:table-cell>
          <table:table-cell table:formula="of:=POWER([.C791]-6.75;2)" office:value-type="float" office:value="0.0126223844671674" calcext:value-type="float">
            <text:p>0.0126223845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697384" calcext:value-type="float">
            <text:p>6.697384</text:p>
          </table:table-cell>
          <table:table-cell office:value-type="float" office:value="6.6373422584" calcext:value-type="float">
            <text:p>6.6373422584</text:p>
          </table:table-cell>
          <table:table-cell table:formula="of:=POWER([.C792]-6.75;2)" office:value-type="float" office:value="0.0126917667424123" calcext:value-type="float">
            <text:p>0.0126917667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692651" calcext:value-type="float">
            <text:p>6.692651</text:p>
          </table:table-cell>
          <table:table-cell office:value-type="float" office:value="6.6370535962" calcext:value-type="float">
            <text:p>6.6370535962</text:p>
          </table:table-cell>
          <table:table-cell table:formula="of:=POWER([.C793]-6.75;2)" office:value-type="float" office:value="0.0127568901313526" calcext:value-type="float">
            <text:p>0.0127568901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687891" calcext:value-type="float">
            <text:p>6.687891</text:p>
          </table:table-cell>
          <table:table-cell office:value-type="float" office:value="6.6367850097" calcext:value-type="float">
            <text:p>6.6367850097</text:p>
          </table:table-cell>
          <table:table-cell table:formula="of:=POWER([.C794]-6.75;2)" office:value-type="float" office:value="0.012817634028629" calcext:value-type="float">
            <text:p>0.012817634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683087" calcext:value-type="float">
            <text:p>6.683087</text:p>
          </table:table-cell>
          <table:table-cell office:value-type="float" office:value="6.6365369223" calcext:value-type="float">
            <text:p>6.6365369223</text:p>
          </table:table-cell>
          <table:table-cell table:formula="of:=POWER([.C795]-6.75;2)" office:value-type="float" office:value="0.0128738700011562" calcext:value-type="float">
            <text:p>0.01287387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678223" calcext:value-type="float">
            <text:p>6.678223</text:p>
          </table:table-cell>
          <table:table-cell office:value-type="float" office:value="6.6363098488" calcext:value-type="float">
            <text:p>6.6363098488</text:p>
          </table:table-cell>
          <table:table-cell table:formula="of:=POWER([.C796]-6.75;2)" office:value-type="float" office:value="0.0129254504798789" calcext:value-type="float">
            <text:p>0.0129254505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673274" calcext:value-type="float">
            <text:p>6.673274</text:p>
          </table:table-cell>
          <table:table-cell office:value-type="float" office:value="6.6361043922" calcext:value-type="float">
            <text:p>6.6361043922</text:p>
          </table:table-cell>
          <table:table-cell table:formula="of:=POWER([.C797]-6.75;2)" office:value-type="float" office:value="0.0129722094761314" calcext:value-type="float">
            <text:p>0.0129722095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668211" calcext:value-type="float">
            <text:p>6.668211</text:p>
          </table:table-cell>
          <table:table-cell office:value-type="float" office:value="6.6359212906" calcext:value-type="float">
            <text:p>6.6359212906</text:p>
          </table:table-cell>
          <table:table-cell table:formula="of:=POWER([.C798]-6.75;2)" office:value-type="float" office:value="0.0130139519383697" calcext:value-type="float">
            <text:p>0.0130139519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662996" calcext:value-type="float">
            <text:p>6.662996</text:p>
          </table:table-cell>
          <table:table-cell office:value-type="float" office:value="6.6357614406" calcext:value-type="float">
            <text:p>6.6357614406</text:p>
          </table:table-cell>
          <table:table-cell table:formula="of:=POWER([.C799]-6.75;2)" office:value-type="float" office:value="0.0130504484537874" calcext:value-type="float">
            <text:p>0.0130504485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657585" calcext:value-type="float">
            <text:p>6.657585</text:p>
          </table:table-cell>
          <table:table-cell office:value-type="float" office:value="6.6356259453" calcext:value-type="float">
            <text:p>6.6356259453</text:p>
          </table:table-cell>
          <table:table-cell table:formula="of:=POWER([.C800]-6.75;2)" office:value-type="float" office:value="0.0130814243885186" calcext:value-type="float">
            <text:p>0.0130814244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651925" calcext:value-type="float">
            <text:p>6.651925</text:p>
          </table:table-cell>
          <table:table-cell office:value-type="float" office:value="6.63551615" calcext:value-type="float">
            <text:p>6.63551615</text:p>
          </table:table-cell>
          <table:table-cell table:formula="of:=POWER([.C801]-6.75;2)" office:value-type="float" office:value="0.0131065519108225" calcext:value-type="float">
            <text:p>0.0131065519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645958" calcext:value-type="float">
            <text:p>6.645958</text:p>
          </table:table-cell>
          <table:table-cell office:value-type="float" office:value="6.6354336935" calcext:value-type="float">
            <text:p>6.6354336935</text:p>
          </table:table-cell>
          <table:table-cell table:formula="of:=POWER([.C802]-6.75;2)" office:value-type="float" office:value="0.013125438585052" calcext:value-type="float">
            <text:p>0.0131254386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639617" calcext:value-type="float">
            <text:p>6.639617</text:p>
          </table:table-cell>
          <table:table-cell office:value-type="float" office:value="6.6353805404" calcext:value-type="float">
            <text:p>6.6353805404</text:p>
          </table:table-cell>
          <table:table-cell table:formula="of:=POWER([.C803]-6.75;2)" office:value-type="float" office:value="0.0131376205189961" calcext:value-type="float">
            <text:p>0.0131376205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632835" calcext:value-type="float">
            <text:p>6.632835</text:p>
          </table:table-cell>
          <table:table-cell office:value-type="float" office:value="6.6353590355" calcext:value-type="float">
            <text:p>6.6353590355</text:p>
          </table:table-cell>
          <table:table-cell table:formula="of:=POWER([.C804]-6.75;2)" office:value-type="float" office:value="0.0131425507414901" calcext:value-type="float">
            <text:p>0.0131425507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625542" calcext:value-type="float">
            <text:p>6.625542</text:p>
          </table:table-cell>
          <table:table-cell office:value-type="float" office:value="6.6353719133" calcext:value-type="float">
            <text:p>6.6353719133</text:p>
          </table:table-cell>
          <table:table-cell table:formula="of:=POWER([.C805]-6.75;2)" office:value-type="float" office:value="0.0131395982605027" calcext:value-type="float">
            <text:p>0.0131395983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617675" calcext:value-type="float">
            <text:p>6.617675</text:p>
          </table:table-cell>
          <table:table-cell office:value-type="float" office:value="6.6354223231" calcext:value-type="float">
            <text:p>6.6354223231</text:p>
          </table:table-cell>
          <table:table-cell table:formula="of:=POWER([.C806]-6.75;2)" office:value-type="float" office:value="0.0131280440438007" calcext:value-type="float">
            <text:p>0.013128044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609181" calcext:value-type="float">
            <text:p>6.609181</text:p>
          </table:table-cell>
          <table:table-cell office:value-type="float" office:value="6.6355138041" calcext:value-type="float">
            <text:p>6.6355138041</text:p>
          </table:table-cell>
          <table:table-cell table:formula="of:=POWER([.C807]-6.75;2)" office:value-type="float" office:value="0.0131070890516531" calcext:value-type="float">
            <text:p>0.013107089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600024" calcext:value-type="float">
            <text:p>6.600024</text:p>
          </table:table-cell>
          <table:table-cell office:value-type="float" office:value="6.6356502435" calcext:value-type="float">
            <text:p>6.6356502435</text:p>
          </table:table-cell>
          <table:table-cell table:formula="of:=POWER([.C808]-6.75;2)" office:value-type="float" office:value="0.0130758668116093" calcext:value-type="float">
            <text:p>0.0130758668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590191" calcext:value-type="float">
            <text:p>6.590191</text:p>
          </table:table-cell>
          <table:table-cell office:value-type="float" office:value="6.6358357969" calcext:value-type="float">
            <text:p>6.6358357969</text:p>
          </table:table-cell>
          <table:table-cell table:formula="of:=POWER([.C809]-6.75;2)" office:value-type="float" office:value="0.013033465269458" calcext:value-type="float">
            <text:p>0.0130334653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579695" calcext:value-type="float">
            <text:p>6.579695</text:p>
          </table:table-cell>
          <table:table-cell office:value-type="float" office:value="6.6360747749" calcext:value-type="float">
            <text:p>6.6360747749</text:p>
          </table:table-cell>
          <table:table-cell table:formula="of:=POWER([.C810]-6.75;2)" office:value-type="float" office:value="0.0129789569140857" calcext:value-type="float">
            <text:p>0.0129789569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568586" calcext:value-type="float">
            <text:p>6.568586</text:p>
          </table:table-cell>
          <table:table-cell office:value-type="float" office:value="6.6363715105" calcext:value-type="float">
            <text:p>6.6363715105</text:p>
          </table:table-cell>
          <table:table-cell table:formula="of:=POWER([.C811]-6.75;2)" office:value-type="float" office:value="0.0129114336260516" calcext:value-type="float">
            <text:p>0.0129114336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556947" calcext:value-type="float">
            <text:p>6.556947</text:p>
          </table:table-cell>
          <table:table-cell office:value-type="float" office:value="6.636730164" calcext:value-type="float">
            <text:p>6.636730164</text:p>
          </table:table-cell>
          <table:table-cell table:formula="of:=POWER([.C812]-6.75;2)" office:value-type="float" office:value="0.0128300557474668" calcext:value-type="float">
            <text:p>0.0128300557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544903" calcext:value-type="float">
            <text:p>6.544903</text:p>
          </table:table-cell>
          <table:table-cell office:value-type="float" office:value="6.6371545426" calcext:value-type="float">
            <text:p>6.6371545426</text:p>
          </table:table-cell>
          <table:table-cell table:formula="of:=POWER([.C813]-6.75;2)" office:value-type="float" office:value="0.0127340972558152" calcext:value-type="float">
            <text:p>0.0127340973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532613" calcext:value-type="float">
            <text:p>6.532613</text:p>
          </table:table-cell>
          <table:table-cell office:value-type="float" office:value="6.6376478663" calcext:value-type="float">
            <text:p>6.6376478663</text:p>
          </table:table-cell>
          <table:table-cell table:formula="of:=POWER([.C814]-6.75;2)" office:value-type="float" office:value="0.0126230019469427" calcext:value-type="float">
            <text:p>0.0126230019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520272" calcext:value-type="float">
            <text:p>6.520272</text:p>
          </table:table-cell>
          <table:table-cell office:value-type="float" office:value="6.6382125699" calcext:value-type="float">
            <text:p>6.6382125699</text:p>
          </table:table-cell>
          <table:table-cell table:formula="of:=POWER([.C815]-6.75;2)" office:value-type="float" office:value="0.0124964295283623" calcext:value-type="float">
            <text:p>0.012496429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508101" calcext:value-type="float">
            <text:p>6.508101</text:p>
          </table:table-cell>
          <table:table-cell office:value-type="float" office:value="6.6388500865" calcext:value-type="float">
            <text:p>6.6388500865</text:p>
          </table:table-cell>
          <table:table-cell table:formula="of:=POWER([.C816]-6.75;2)" office:value-type="float" office:value="0.0123543032710575" calcext:value-type="float">
            <text:p>0.0123543033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496341" calcext:value-type="float">
            <text:p>6.496341</text:p>
          </table:table-cell>
          <table:table-cell office:value-type="float" office:value="6.6395606793" calcext:value-type="float">
            <text:p>6.6395606793</text:p>
          </table:table-cell>
          <table:table-cell table:formula="of:=POWER([.C817]-6.75;2)" office:value-type="float" office:value="0.0121968435566775" calcext:value-type="float">
            <text:p>0.0121968436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485238" calcext:value-type="float">
            <text:p>6.485238</text:p>
          </table:table-cell>
          <table:table-cell office:value-type="float" office:value="6.6403433005" calcext:value-type="float">
            <text:p>6.6403433005</text:p>
          </table:table-cell>
          <table:table-cell table:formula="of:=POWER([.C818]-6.75;2)" office:value-type="float" office:value="0.0120245917452334" calcext:value-type="float">
            <text:p>0.0120245917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475037" calcext:value-type="float">
            <text:p>6.475037</text:p>
          </table:table-cell>
          <table:table-cell office:value-type="float" office:value="6.6411955275" calcext:value-type="float">
            <text:p>6.6411955275</text:p>
          </table:table-cell>
          <table:table-cell table:formula="of:=POWER([.C819]-6.75;2)" office:value-type="float" office:value="0.0118384132360033" calcext:value-type="float">
            <text:p>0.0118384132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465962" calcext:value-type="float">
            <text:p>6.465962</text:p>
          </table:table-cell>
          <table:table-cell office:value-type="float" office:value="6.6421135304" calcext:value-type="float">
            <text:p>6.6421135304</text:p>
          </table:table-cell>
          <table:table-cell table:formula="of:=POWER([.C820]-6.75;2)" office:value-type="float" office:value="0.0116394903227518" calcext:value-type="float">
            <text:p>0.0116394903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458208" calcext:value-type="float">
            <text:p>6.458208</text:p>
          </table:table-cell>
          <table:table-cell office:value-type="float" office:value="6.64309215" calcext:value-type="float">
            <text:p>6.64309215</text:p>
          </table:table-cell>
          <table:table-cell table:formula="of:=POWER([.C821]-6.75;2)" office:value-type="float" office:value="0.0114292883916225" calcext:value-type="float">
            <text:p>0.0114292884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451925" calcext:value-type="float">
            <text:p>6.451925</text:p>
          </table:table-cell>
          <table:table-cell office:value-type="float" office:value="6.6441250223" calcext:value-type="float">
            <text:p>6.6441250223</text:p>
          </table:table-cell>
          <table:table-cell table:formula="of:=POWER([.C822]-6.75;2)" office:value-type="float" office:value="0.0112095109029755" calcext:value-type="float">
            <text:p>0.0112095109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447214" calcext:value-type="float">
            <text:p>6.447214</text:p>
          </table:table-cell>
          <table:table-cell office:value-type="float" office:value="6.6452047978" calcext:value-type="float">
            <text:p>6.6452047978</text:p>
          </table:table-cell>
          <table:table-cell table:formula="of:=POWER([.C823]-6.75;2)" office:value-type="float" office:value="0.0109820344041389" calcext:value-type="float">
            <text:p>0.0109820344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444115" calcext:value-type="float">
            <text:p>6.444115</text:p>
          </table:table-cell>
          <table:table-cell office:value-type="float" office:value="6.6463233898" calcext:value-type="float">
            <text:p>6.6463233898</text:p>
          </table:table-cell>
          <table:table-cell table:formula="of:=POWER([.C824]-6.75;2)" office:value-type="float" office:value="0.0107488395025627" calcext:value-type="float">
            <text:p>0.0107488395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442607" calcext:value-type="float">
            <text:p>6.442607</text:p>
          </table:table-cell>
          <table:table-cell office:value-type="float" office:value="6.6474723011" calcext:value-type="float">
            <text:p>6.6474723011</text:p>
          </table:table-cell>
          <table:table-cell table:formula="of:=POWER([.C825]-6.75;2)" office:value-type="float" office:value="0.0105119290417291" calcext:value-type="float">
            <text:p>0.01051192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442609" calcext:value-type="float">
            <text:p>6.442609</text:p>
          </table:table-cell>
          <table:table-cell office:value-type="float" office:value="6.64864296" calcext:value-type="float">
            <text:p>6.64864296</text:p>
          </table:table-cell>
          <table:table-cell table:formula="of:=POWER([.C826]-6.75;2)" office:value-type="float" office:value="0.0102732495575616" calcext:value-type="float">
            <text:p>0.0102732496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443983" calcext:value-type="float">
            <text:p>6.443983</text:p>
          </table:table-cell>
          <table:table-cell office:value-type="float" office:value="6.6498270632" calcext:value-type="float">
            <text:p>6.6498270632</text:p>
          </table:table-cell>
          <table:table-cell table:formula="of:=POWER([.C827]-6.75;2)" office:value-type="float" office:value="0.0100346172671368" calcext:value-type="float">
            <text:p>0.0100346173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446545" calcext:value-type="float">
            <text:p>6.446545</text:p>
          </table:table-cell>
          <table:table-cell office:value-type="float" office:value="6.6510169133" calcext:value-type="float">
            <text:p>6.6510169133</text:p>
          </table:table-cell>
          <table:table-cell table:formula="of:=POWER([.C828]-6.75;2)" office:value-type="float" office:value="0.00979765145265965" calcext:value-type="float">
            <text:p>0.0097976515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450073" calcext:value-type="float">
            <text:p>6.450073</text:p>
          </table:table-cell>
          <table:table-cell office:value-type="float" office:value="6.6522057035" calcext:value-type="float">
            <text:p>6.6522057035</text:p>
          </table:table-cell>
          <table:table-cell table:formula="of:=POWER([.C829]-6.75;2)" office:value-type="float" office:value="0.00956372442792992" calcext:value-type="float">
            <text:p>0.0095637244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454323" calcext:value-type="float">
            <text:p>6.454323</text:p>
          </table:table-cell>
          <table:table-cell office:value-type="float" office:value="6.6533877661" calcext:value-type="float">
            <text:p>6.6533877661</text:p>
          </table:table-cell>
          <table:table-cell table:formula="of:=POWER([.C830]-6.75;2)" office:value-type="float" office:value="0.00933392373914835" calcext:value-type="float">
            <text:p>0.0093339237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45904" calcext:value-type="float">
            <text:p>6.45904</text:p>
          </table:table-cell>
          <table:table-cell office:value-type="float" office:value="6.6545587353" calcext:value-type="float">
            <text:p>6.6545587353</text:p>
          </table:table-cell>
          <table:table-cell table:formula="of:=POWER([.C831]-6.75;2)" office:value-type="float" office:value="0.00910903500753543" calcext:value-type="float">
            <text:p>0.009109035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463975" calcext:value-type="float">
            <text:p>6.463975</text:p>
          </table:table-cell>
          <table:table-cell office:value-type="float" office:value="6.6557156509" calcext:value-type="float">
            <text:p>6.6557156509</text:p>
          </table:table-cell>
          <table:table-cell table:formula="of:=POWER([.C832]-6.75;2)" office:value-type="float" office:value="0.0088895384852106" calcext:value-type="float">
            <text:p>0.0088895385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468892" calcext:value-type="float">
            <text:p>6.468892</text:p>
          </table:table-cell>
          <table:table-cell office:value-type="float" office:value="6.6568569643" calcext:value-type="float">
            <text:p>6.6568569643</text:p>
          </table:table-cell>
          <table:table-cell table:formula="of:=POWER([.C833]-6.75;2)" office:value-type="float" office:value="0.00867562509941144" calcext:value-type="float">
            <text:p>0.0086756251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473582" calcext:value-type="float">
            <text:p>6.473582</text:p>
          </table:table-cell>
          <table:table-cell office:value-type="float" office:value="6.657982503" calcext:value-type="float">
            <text:p>6.657982503</text:p>
          </table:table-cell>
          <table:table-cell table:formula="of:=POWER([.C834]-6.75;2)" office:value-type="float" office:value="0.00846721975414494" calcext:value-type="float">
            <text:p>0.0084672198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477866" calcext:value-type="float">
            <text:p>6.477866</text:p>
          </table:table-cell>
          <table:table-cell office:value-type="float" office:value="6.6590933494" calcext:value-type="float">
            <text:p>6.6590933494</text:p>
          </table:table-cell>
          <table:table-cell table:formula="of:=POWER([.C835]-6.75;2)" office:value-type="float" office:value="0.00826401912331049" calcext:value-type="float">
            <text:p>0.0082640191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481601" calcext:value-type="float">
            <text:p>6.481601</text:p>
          </table:table-cell>
          <table:table-cell office:value-type="float" office:value="6.660191697" calcext:value-type="float">
            <text:p>6.660191697</text:p>
          </table:table-cell>
          <table:table-cell table:formula="of:=POWER([.C836]-6.75;2)" office:value-type="float" office:value="0.00806553128773979" calcext:value-type="float">
            <text:p>0.008065531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484679" calcext:value-type="float">
            <text:p>6.484679</text:p>
          </table:table-cell>
          <table:table-cell office:value-type="float" office:value="6.6612806646" calcext:value-type="float">
            <text:p>6.6612806646</text:p>
          </table:table-cell>
          <table:table-cell table:formula="of:=POWER([.C837]-6.75;2)" office:value-type="float" office:value="0.00787112047381777" calcext:value-type="float">
            <text:p>0.0078711205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487023" calcext:value-type="float">
            <text:p>6.487023</text:p>
          </table:table-cell>
          <table:table-cell office:value-type="float" office:value="6.6623641104" calcext:value-type="float">
            <text:p>6.6623641104</text:p>
          </table:table-cell>
          <table:table-cell table:formula="of:=POWER([.C838]-6.75;2)" office:value-type="float" office:value="0.00768004914598331" calcext:value-type="float">
            <text:p>0.0076800491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488579" calcext:value-type="float">
            <text:p>6.488579</text:p>
          </table:table-cell>
          <table:table-cell office:value-type="float" office:value="6.663446463" calcext:value-type="float">
            <text:p>6.663446463</text:p>
          </table:table-cell>
          <table:table-cell table:formula="of:=POWER([.C839]-6.75;2)" office:value-type="float" office:value="0.00749151476721043" calcext:value-type="float">
            <text:p>0.0074915148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489308" calcext:value-type="float">
            <text:p>6.489308</text:p>
          </table:table-cell>
          <table:table-cell office:value-type="float" office:value="6.6645325963" calcext:value-type="float">
            <text:p>6.6645325963</text:p>
          </table:table-cell>
          <table:table-cell table:formula="of:=POWER([.C840]-6.75;2)" office:value-type="float" office:value="0.00730467709521878" calcext:value-type="float">
            <text:p>0.0073046771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489178" calcext:value-type="float">
            <text:p>6.489178</text:p>
          </table:table-cell>
          <table:table-cell office:value-type="float" office:value="6.66562775" calcext:value-type="float">
            <text:p>6.66562775</text:p>
          </table:table-cell>
          <table:table-cell table:formula="of:=POWER([.C841]-6.75;2)" office:value-type="float" office:value="0.00711867657006256" calcext:value-type="float">
            <text:p>0.0071186766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488151" calcext:value-type="float">
            <text:p>6.488151</text:p>
          </table:table-cell>
          <table:table-cell office:value-type="float" office:value="6.6667374969" calcext:value-type="float">
            <text:p>6.6667374969</text:p>
          </table:table-cell>
          <table:table-cell table:formula="of:=POWER([.C842]-6.75;2)" office:value-type="float" office:value="0.00693264442247756" calcext:value-type="float">
            <text:p>0.0069326444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486172" calcext:value-type="float">
            <text:p>6.486172</text:p>
          </table:table-cell>
          <table:table-cell office:value-type="float" office:value="6.6678677911" calcext:value-type="float">
            <text:p>6.6678677911</text:p>
          </table:table-cell>
          <table:table-cell table:formula="of:=POWER([.C843]-6.75;2)" office:value-type="float" office:value="0.00674569973879325" calcext:value-type="float">
            <text:p>0.0067456997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483161" calcext:value-type="float">
            <text:p>6.483161</text:p>
          </table:table-cell>
          <table:table-cell office:value-type="float" office:value="6.6690250892" calcext:value-type="float">
            <text:p>6.6690250892</text:p>
          </table:table-cell>
          <table:table-cell table:formula="of:=POWER([.C844]-6.75;2)" office:value-type="float" office:value="0.00655693617906799" calcext:value-type="float">
            <text:p>0.0065569362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479004" calcext:value-type="float">
            <text:p>6.479004</text:p>
          </table:table-cell>
          <table:table-cell office:value-type="float" office:value="6.6702165256" calcext:value-type="float">
            <text:p>6.6702165256</text:p>
          </table:table-cell>
          <table:table-cell table:formula="of:=POWER([.C845]-6.75;2)" office:value-type="float" office:value="0.00636540278733547" calcext:value-type="float">
            <text:p>0.0063654028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473547" calcext:value-type="float">
            <text:p>6.473547</text:p>
          </table:table-cell>
          <table:table-cell office:value-type="float" office:value="6.6714501548" calcext:value-type="float">
            <text:p>6.6714501548</text:p>
          </table:table-cell>
          <table:table-cell table:formula="of:=POWER([.C846]-6.75;2)" office:value-type="float" office:value="0.00617007818094389" calcext:value-type="float">
            <text:p>0.0061700782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466589" calcext:value-type="float">
            <text:p>6.466589</text:p>
          </table:table-cell>
          <table:table-cell office:value-type="float" office:value="6.6727352403" calcext:value-type="float">
            <text:p>6.6727352403</text:p>
          </table:table-cell>
          <table:table-cell table:formula="of:=POWER([.C847]-6.75;2)" office:value-type="float" office:value="0.00596984309149878" calcext:value-type="float">
            <text:p>0.0059698431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457877" calcext:value-type="float">
            <text:p>6.457877</text:p>
          </table:table-cell>
          <table:table-cell office:value-type="float" office:value="6.6740826013" calcext:value-type="float">
            <text:p>6.6740826013</text:p>
          </table:table-cell>
          <table:table-cell table:formula="of:=POWER([.C848]-6.75;2)" office:value-type="float" office:value="0.00576345142537472" calcext:value-type="float">
            <text:p>0.0057634514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4471" calcext:value-type="float">
            <text:p>6.4471</text:p>
          </table:table-cell>
          <table:table-cell office:value-type="float" office:value="6.6755050066" calcext:value-type="float">
            <text:p>6.6755050066</text:p>
          </table:table-cell>
          <table:table-cell table:formula="of:=POWER([.C849]-6.75;2)" office:value-type="float" office:value="0.00554950404166606" calcext:value-type="float">
            <text:p>0.005549504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433879" calcext:value-type="float">
            <text:p>6.433879</text:p>
          </table:table-cell>
          <table:table-cell office:value-type="float" office:value="6.6770176225" calcext:value-type="float">
            <text:p>6.6770176225</text:p>
          </table:table-cell>
          <table:table-cell table:formula="of:=POWER([.C850]-6.75;2)" office:value-type="float" office:value="0.00532642742555248" calcext:value-type="float">
            <text:p>0.0053264274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417744" calcext:value-type="float">
            <text:p>6.417744</text:p>
          </table:table-cell>
          <table:table-cell office:value-type="float" office:value="6.6786385467" calcext:value-type="float">
            <text:p>6.6786385467</text:p>
          </table:table-cell>
          <table:table-cell table:formula="of:=POWER([.C851]-6.75;2)" office:value-type="float" office:value="0.00509245701708805" calcext:value-type="float">
            <text:p>0.005092457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398107" calcext:value-type="float">
            <text:p>6.398107</text:p>
          </table:table-cell>
          <table:table-cell office:value-type="float" office:value="6.6803895168" calcext:value-type="float">
            <text:p>6.6803895168</text:p>
          </table:table-cell>
          <table:table-cell table:formula="of:=POWER([.C852]-6.75;2)" office:value-type="float" office:value="0.00484561937133748" calcext:value-type="float">
            <text:p>0.0048456194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374204" calcext:value-type="float">
            <text:p>6.374204</text:p>
          </table:table-cell>
          <table:table-cell office:value-type="float" office:value="6.6822968311" calcext:value-type="float">
            <text:p>6.6822968311</text:p>
          </table:table-cell>
          <table:table-cell table:formula="of:=POWER([.C853]-6.75;2)" office:value-type="float" office:value="0.00458371907910187" calcext:value-type="float">
            <text:p>0.0045837191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344992" calcext:value-type="float">
            <text:p>6.344992</text:p>
          </table:table-cell>
          <table:table-cell office:value-type="float" office:value="6.6843927007" calcext:value-type="float">
            <text:p>6.6843927007</text:p>
          </table:table-cell>
          <table:table-cell table:formula="of:=POWER([.C854]-6.75;2)" office:value-type="float" office:value="0.00430431772143976" calcext:value-type="float">
            <text:p>0.0043043177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308976" calcext:value-type="float">
            <text:p>6.308976</text:p>
          </table:table-cell>
          <table:table-cell office:value-type="float" office:value="6.686717363" calcext:value-type="float">
            <text:p>6.686717363</text:p>
          </table:table-cell>
          <table:table-cell table:formula="of:=POWER([.C855]-6.75;2)" office:value-type="float" office:value="0.00400469214567382" calcext:value-type="float">
            <text:p>0.004004692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263878" calcext:value-type="float">
            <text:p>6.263878</text:p>
          </table:table-cell>
          <table:table-cell office:value-type="float" office:value="6.6893224759" calcext:value-type="float">
            <text:p>6.6893224759</text:p>
          </table:table-cell>
          <table:table-cell table:formula="of:=POWER([.C856]-6.75;2)" office:value-type="float" office:value="0.00368176193090607" calcext:value-type="float">
            <text:p>0.0036817619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205995" calcext:value-type="float">
            <text:p>6.205995</text:p>
          </table:table-cell>
          <table:table-cell office:value-type="float" office:value="6.6922769514" calcext:value-type="float">
            <text:p>6.6922769514</text:p>
          </table:table-cell>
          <table:table-cell table:formula="of:=POWER([.C857]-6.75;2)" office:value-type="float" office:value="0.00333195033967794" calcext:value-type="float">
            <text:p>0.0033319503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128825" calcext:value-type="float">
            <text:p>6.128825</text:p>
          </table:table-cell>
          <table:table-cell office:value-type="float" office:value="6.6956775245" calcext:value-type="float">
            <text:p>6.6956775245</text:p>
          </table:table-cell>
          <table:table-cell table:formula="of:=POWER([.C858]-6.75;2)" office:value-type="float" office:value="0.00295093134444813" calcext:value-type="float">
            <text:p>0.0029509313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019807" calcext:value-type="float">
            <text:p>6.019807</text:p>
          </table:table-cell>
          <table:table-cell office:value-type="float" office:value="6.6996694437" calcext:value-type="float">
            <text:p>6.6996694437</text:p>
          </table:table-cell>
          <table:table-cell table:formula="of:=POWER([.C859]-6.75;2)" office:value-type="float" office:value="0.00253316489746743" calcext:value-type="float">
            <text:p>0.0025331649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5.851182" calcext:value-type="float">
            <text:p>5.851182</text:p>
          </table:table-cell>
          <table:table-cell office:value-type="float" office:value="6.7044911631" calcext:value-type="float">
            <text:p>6.7044911631</text:p>
          </table:table-cell>
          <table:table-cell table:formula="of:=POWER([.C860]-6.75;2)" office:value-type="float" office:value="0.00207105423599079" calcext:value-type="float">
            <text:p>0.0020710542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.547168" calcext:value-type="float">
            <text:p>5.547168</text:p>
          </table:table-cell>
          <table:table-cell office:value-type="float" office:value="6.7105862286" calcext:value-type="float">
            <text:p>6.7105862286</text:p>
          </table:table-cell>
          <table:table-cell table:formula="of:=POWER([.C861]-6.75;2)" office:value-type="float" office:value="0.00155344537597142" calcext:value-type="float">
            <text:p>0.001553445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.798024" calcext:value-type="float">
            <text:p>4.798024</text:p>
          </table:table-cell>
          <table:table-cell office:value-type="float" office:value="6.7189561439" calcext:value-type="float">
            <text:p>6.7189561439</text:p>
          </table:table-cell>
          <table:table-cell table:formula="of:=POWER([.C862]-6.75;2)" office:value-type="float" office:value="0.000963721001557517" calcext:value-type="float">
            <text:p>0.000963721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.798024" calcext:value-type="float">
            <text:p>4.798024</text:p>
          </table:table-cell>
          <table:table-cell office:value-type="float" office:value="6.732875942" calcext:value-type="float">
            <text:p>6.732875942</text:p>
          </table:table-cell>
          <table:table-cell table:formula="of:=POWER([.C863]-6.75;2)" office:value-type="float" office:value="0.000293233362387373" calcext:value-type="float">
            <text:p>0.000293233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0.428087" calcext:value-type="float">
            <text:p>10.428087</text:p>
          </table:table-cell>
          <table:table-cell office:value-type="float" office:value="6.7469989489" calcext:value-type="float">
            <text:p>6.7469989489</text:p>
          </table:table-cell>
          <table:table-cell table:formula="of:=POWER([.C864]-6.75;2)" office:value-type="float" office:value="0.00000900630770481145" calcext:value-type="float">
            <text:p>9.00630770481145E-006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914977" calcext:value-type="float">
            <text:p>7.914977</text:p>
          </table:table-cell>
          <table:table-cell office:value-type="float" office:value="6.719932125" calcext:value-type="float">
            <text:p>6.719932125</text:p>
          </table:table-cell>
          <table:table-cell table:formula="of:=POWER([.C865]-6.75;2)" office:value-type="float" office:value="0.000904077107015643" calcext:value-type="float">
            <text:p>0.0009040771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35237" calcext:value-type="float">
            <text:p>7.35237</text:p>
          </table:table-cell>
          <table:table-cell office:value-type="float" office:value="6.7110799407" calcext:value-type="float">
            <text:p>6.7110799407</text:p>
          </table:table-cell>
          <table:table-cell table:formula="of:=POWER([.C866]-6.75;2)" office:value-type="float" office:value="0.00151477101591549" calcext:value-type="float">
            <text:p>0.001514771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097146" calcext:value-type="float">
            <text:p>7.097146</text:p>
          </table:table-cell>
          <table:table-cell office:value-type="float" office:value="6.706294194" calcext:value-type="float">
            <text:p>6.706294194</text:p>
          </table:table-cell>
          <table:table-cell table:formula="of:=POWER([.C867]-6.75;2)" office:value-type="float" office:value="0.00191019747810965" calcext:value-type="float">
            <text:p>0.001910197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94864" calcext:value-type="float">
            <text:p>6.94864</text:p>
          </table:table-cell>
          <table:table-cell office:value-type="float" office:value="6.7033554586" calcext:value-type="float">
            <text:p>6.7033554586</text:p>
          </table:table-cell>
          <table:table-cell table:formula="of:=POWER([.C868]-6.75;2)" office:value-type="float" office:value="0.00217571324241632" calcext:value-type="float">
            <text:p>0.0021757132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849955" calcext:value-type="float">
            <text:p>6.849955</text:p>
          </table:table-cell>
          <table:table-cell office:value-type="float" office:value="6.7014972424" calcext:value-type="float">
            <text:p>6.7014972424</text:p>
          </table:table-cell>
          <table:table-cell table:formula="of:=POWER([.C869]-6.75;2)" office:value-type="float" office:value="0.00235251749480433" calcext:value-type="float">
            <text:p>0.0023525175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778716" calcext:value-type="float">
            <text:p>6.778716</text:p>
          </table:table-cell>
          <table:table-cell office:value-type="float" office:value="6.7003639771" calcext:value-type="float">
            <text:p>6.7003639771</text:p>
          </table:table-cell>
          <table:table-cell table:formula="of:=POWER([.C870]-6.75;2)" office:value-type="float" office:value="0.00246373476932929" calcext:value-type="float">
            <text:p>0.002463734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724321" calcext:value-type="float">
            <text:p>6.724321</text:p>
          </table:table-cell>
          <table:table-cell office:value-type="float" office:value="6.6997612692" calcext:value-type="float">
            <text:p>6.6997612692</text:p>
          </table:table-cell>
          <table:table-cell table:formula="of:=POWER([.C871]-6.75;2)" office:value-type="float" office:value="0.0025239300723949" calcext:value-type="float">
            <text:p>0.0025239301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81101" calcext:value-type="float">
            <text:p>6.681101</text:p>
          </table:table-cell>
          <table:table-cell office:value-type="float" office:value="6.6995708837" calcext:value-type="float">
            <text:p>6.6995708837</text:p>
          </table:table-cell>
          <table:table-cell table:formula="of:=POWER([.C872]-6.75;2)" office:value-type="float" office:value="0.00254309577079894" calcext:value-type="float">
            <text:p>0.0025430958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645749" calcext:value-type="float">
            <text:p>6.645749</text:p>
          </table:table-cell>
          <table:table-cell office:value-type="float" office:value="6.6997151797" calcext:value-type="float">
            <text:p>6.6997151797</text:p>
          </table:table-cell>
          <table:table-cell table:formula="of:=POWER([.C873]-6.75;2)" office:value-type="float" office:value="0.00252856315260328" calcext:value-type="float">
            <text:p>0.0025285632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616214" calcext:value-type="float">
            <text:p>6.616214</text:p>
          </table:table-cell>
          <table:table-cell office:value-type="float" office:value="6.7001401102" calcext:value-type="float">
            <text:p>6.7001401102</text:p>
          </table:table-cell>
          <table:table-cell table:formula="of:=POWER([.C874]-6.75;2)" office:value-type="float" office:value="0.00248600861086819" calcext:value-type="float">
            <text:p>0.0024860086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591165" calcext:value-type="float">
            <text:p>6.591165</text:p>
          </table:table-cell>
          <table:table-cell office:value-type="float" office:value="6.7008061905" calcext:value-type="float">
            <text:p>6.7008061905</text:p>
          </table:table-cell>
          <table:table-cell table:formula="of:=POWER([.C875]-6.75;2)" office:value-type="float" office:value="0.00242003089312231" calcext:value-type="float">
            <text:p>0.0024200309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569715" calcext:value-type="float">
            <text:p>6.569715</text:p>
          </table:table-cell>
          <table:table-cell office:value-type="float" office:value="6.70168332" calcext:value-type="float">
            <text:p>6.70168332</text:p>
          </table:table-cell>
          <table:table-cell table:formula="of:=POWER([.C876]-6.75;2)" office:value-type="float" office:value="0.00233450156622241" calcext:value-type="float">
            <text:p>0.0023345016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551259" calcext:value-type="float">
            <text:p>6.551259</text:p>
          </table:table-cell>
          <table:table-cell office:value-type="float" office:value="6.7027475806" calcext:value-type="float">
            <text:p>6.7027475806</text:p>
          </table:table-cell>
          <table:table-cell table:formula="of:=POWER([.C877]-6.75;2)" office:value-type="float" office:value="0.00223279113915353" calcext:value-type="float">
            <text:p>0.0022327911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535381" calcext:value-type="float">
            <text:p>6.535381</text:p>
          </table:table-cell>
          <table:table-cell office:value-type="float" office:value="6.7039791951" calcext:value-type="float">
            <text:p>6.7039791951</text:p>
          </table:table-cell>
          <table:table-cell table:formula="of:=POWER([.C878]-6.75;2)" office:value-type="float" office:value="0.00211791448364382" calcext:value-type="float">
            <text:p>0.0021179145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521793" calcext:value-type="float">
            <text:p>6.521793</text:p>
          </table:table-cell>
          <table:table-cell office:value-type="float" office:value="6.7053611475" calcext:value-type="float">
            <text:p>6.7053611475</text:p>
          </table:table-cell>
          <table:table-cell table:formula="of:=POWER([.C879]-6.75;2)" office:value-type="float" office:value="0.00199262715251679" calcext:value-type="float">
            <text:p>0.0019926272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510293" calcext:value-type="float">
            <text:p>6.510293</text:p>
          </table:table-cell>
          <table:table-cell office:value-type="float" office:value="6.7068782397" calcext:value-type="float">
            <text:p>6.7068782397</text:p>
          </table:table-cell>
          <table:table-cell table:formula="of:=POWER([.C880]-6.75;2)" office:value-type="float" office:value="0.00185948621137066" calcext:value-type="float">
            <text:p>0.0018594862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500739" calcext:value-type="float">
            <text:p>6.500739</text:p>
          </table:table-cell>
          <table:table-cell office:value-type="float" office:value="6.70851645" calcext:value-type="float">
            <text:p>6.70851645</text:p>
          </table:table-cell>
          <table:table-cell table:formula="of:=POWER([.C881]-6.75;2)" office:value-type="float" office:value="0.00172088492060248" calcext:value-type="float">
            <text:p>0.0017208849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493019" calcext:value-type="float">
            <text:p>6.493019</text:p>
          </table:table-cell>
          <table:table-cell office:value-type="float" office:value="6.710262479" calcext:value-type="float">
            <text:p>6.710262479</text:p>
          </table:table-cell>
          <table:table-cell table:formula="of:=POWER([.C882]-6.75;2)" office:value-type="float" office:value="0.00157907057522545" calcext:value-type="float">
            <text:p>0.0015790706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487039" calcext:value-type="float">
            <text:p>6.487039</text:p>
          </table:table-cell>
          <table:table-cell office:value-type="float" office:value="6.7121035254" calcext:value-type="float">
            <text:p>6.7121035254</text:p>
          </table:table-cell>
          <table:table-cell table:formula="of:=POWER([.C883]-6.75;2)" office:value-type="float" office:value="0.00143614278710845" calcext:value-type="float">
            <text:p>0.0014361428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482708" calcext:value-type="float">
            <text:p>6.482708</text:p>
          </table:table-cell>
          <table:table-cell office:value-type="float" office:value="6.7140271538" calcext:value-type="float">
            <text:p>6.7140271538</text:p>
          </table:table-cell>
          <table:table-cell table:formula="of:=POWER([.C884]-6.75;2)" office:value-type="float" office:value="0.00129404566372885" calcext:value-type="float">
            <text:p>0.0012940457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479928" calcext:value-type="float">
            <text:p>6.479928</text:p>
          </table:table-cell>
          <table:table-cell office:value-type="float" office:value="6.7160212845" calcext:value-type="float">
            <text:p>6.7160212845</text:p>
          </table:table-cell>
          <table:table-cell table:formula="of:=POWER([.C885]-6.75;2)" office:value-type="float" office:value="0.00115455310702994" calcext:value-type="float">
            <text:p>0.0011545531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478588" calcext:value-type="float">
            <text:p>6.478588</text:p>
          </table:table-cell>
          <table:table-cell office:value-type="float" office:value="6.7180742696" calcext:value-type="float">
            <text:p>6.7180742696</text:p>
          </table:table-cell>
          <table:table-cell table:formula="of:=POWER([.C886]-6.75;2)" office:value-type="float" office:value="0.0010192522615735" calcext:value-type="float">
            <text:p>0.0010192523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478561" calcext:value-type="float">
            <text:p>6.478561</text:p>
          </table:table-cell>
          <table:table-cell office:value-type="float" office:value="6.7201750263" calcext:value-type="float">
            <text:p>6.7201750263</text:p>
          </table:table-cell>
          <table:table-cell table:formula="of:=POWER([.C887]-6.75;2)" office:value-type="float" office:value="0.000889529056205707" calcext:value-type="float">
            <text:p>0.0008895291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479706" calcext:value-type="float">
            <text:p>6.479706</text:p>
          </table:table-cell>
          <table:table-cell office:value-type="float" office:value="6.7223132035" calcext:value-type="float">
            <text:p>6.7223132035</text:p>
          </table:table-cell>
          <table:table-cell table:formula="of:=POWER([.C888]-6.75;2)" office:value-type="float" office:value="0.000766558700432428" calcext:value-type="float">
            <text:p>0.0007665587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481865" calcext:value-type="float">
            <text:p>6.481865</text:p>
          </table:table-cell>
          <table:table-cell office:value-type="float" office:value="6.7244793393" calcext:value-type="float">
            <text:p>6.7244793393</text:p>
          </table:table-cell>
          <table:table-cell table:formula="of:=POWER([.C889]-6.75;2)" office:value-type="float" office:value="0.000651304122564515" calcext:value-type="float">
            <text:p>0.0006513041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484873" calcext:value-type="float">
            <text:p>6.484873</text:p>
          </table:table-cell>
          <table:table-cell office:value-type="float" office:value="6.7266650541" calcext:value-type="float">
            <text:p>6.7266650541</text:p>
          </table:table-cell>
          <table:table-cell table:formula="of:=POWER([.C890]-6.75;2)" office:value-type="float" office:value="0.00054451970015594" calcext:value-type="float">
            <text:p>0.0005445197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488559" calcext:value-type="float">
            <text:p>6.488559</text:p>
          </table:table-cell>
          <table:table-cell office:value-type="float" office:value="6.7288631636" calcext:value-type="float">
            <text:p>6.7288631636</text:p>
          </table:table-cell>
          <table:table-cell table:formula="of:=POWER([.C891]-6.75;2)" office:value-type="float" office:value="0.000446765853000373" calcext:value-type="float">
            <text:p>0.0004467659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492755" calcext:value-type="float">
            <text:p>6.492755</text:p>
          </table:table-cell>
          <table:table-cell office:value-type="float" office:value="6.731067789" calcext:value-type="float">
            <text:p>6.731067789</text:p>
          </table:table-cell>
          <table:table-cell table:formula="of:=POWER([.C892]-6.75;2)" office:value-type="float" office:value="0.000358428613348524" calcext:value-type="float">
            <text:p>0.0003584286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497304" calcext:value-type="float">
            <text:p>6.497304</text:p>
          </table:table-cell>
          <table:table-cell office:value-type="float" office:value="6.7332743889" calcext:value-type="float">
            <text:p>6.7332743889</text:p>
          </table:table-cell>
          <table:table-cell table:formula="of:=POWER([.C893]-6.75;2)" office:value-type="float" office:value="0.000279746066668444" calcext:value-type="float">
            <text:p>0.0002797461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502063" calcext:value-type="float">
            <text:p>6.502063</text:p>
          </table:table-cell>
          <table:table-cell office:value-type="float" office:value="6.7354797196" calcext:value-type="float">
            <text:p>6.7354797196</text:p>
          </table:table-cell>
          <table:table-cell table:formula="of:=POWER([.C894]-6.75;2)" office:value-type="float" office:value="0.00021083854289463" calcext:value-type="float">
            <text:p>0.000210838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506908" calcext:value-type="float">
            <text:p>6.506908</text:p>
          </table:table-cell>
          <table:table-cell office:value-type="float" office:value="6.7376817642" calcext:value-type="float">
            <text:p>6.7376817642</text:p>
          </table:table-cell>
          <table:table-cell table:formula="of:=POWER([.C895]-6.75;2)" office:value-type="float" office:value="0.000151738933224413" calcext:value-type="float">
            <text:p>0.0001517389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511742" calcext:value-type="float">
            <text:p>6.511742</text:p>
          </table:table-cell>
          <table:table-cell office:value-type="float" office:value="6.7398796095" calcext:value-type="float">
            <text:p>6.7398796095</text:p>
          </table:table-cell>
          <table:table-cell table:formula="of:=POWER([.C896]-6.75;2)" office:value-type="float" office:value="0.000102422303872491" calcext:value-type="float">
            <text:p>0.0001024223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516492" calcext:value-type="float">
            <text:p>6.516492</text:p>
          </table:table-cell>
          <table:table-cell office:value-type="float" office:value="6.7420732404" calcext:value-type="float">
            <text:p>6.7420732404</text:p>
          </table:table-cell>
          <table:table-cell table:formula="of:=POWER([.C897]-6.75;2)" office:value-type="float" office:value="0.0000628335177561939" calcext:value-type="float">
            <text:p>6.28335177561939E-005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521114" calcext:value-type="float">
            <text:p>6.521114</text:p>
          </table:table-cell>
          <table:table-cell office:value-type="float" office:value="6.7442633495" calcext:value-type="float">
            <text:p>6.7442633495</text:p>
          </table:table-cell>
          <table:table-cell table:formula="of:=POWER([.C898]-6.75;2)" office:value-type="float" office:value="0.0000329091589591534" calcext:value-type="float">
            <text:p>3.29091589591534E-005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525587" calcext:value-type="float">
            <text:p>6.525587</text:p>
          </table:table-cell>
          <table:table-cell office:value-type="float" office:value="6.7464510882" calcext:value-type="float">
            <text:p>6.7464510882</text:p>
          </table:table-cell>
          <table:table-cell table:formula="of:=POWER([.C899]-6.75;2)" office:value-type="float" office:value="0.0000125947749641812" calcext:value-type="float">
            <text:p>1.25947749641812E-005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529916" calcext:value-type="float">
            <text:p>6.529916</text:p>
          </table:table-cell>
          <table:table-cell office:value-type="float" office:value="6.7486378614" calcext:value-type="float">
            <text:p>6.7486378614</text:p>
          </table:table-cell>
          <table:table-cell table:formula="of:=POWER([.C900]-6.75;2)" office:value-type="float" office:value="0.00000185542156561058" calcext:value-type="float">
            <text:p>1.85542156561058E-006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534124" calcext:value-type="float">
            <text:p>6.534124</text:p>
          </table:table-cell>
          <table:table-cell office:value-type="float" office:value="6.75082508" calcext:value-type="float">
            <text:p>6.75082508</text:p>
          </table:table-cell>
          <table:table-cell table:formula="of:=POWER([.C901]-6.75;2)" office:value-type="float" office:value="0.000000680757006400422" calcext:value-type="float">
            <text:p>6.80757006400422E-007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538246" calcext:value-type="float">
            <text:p>6.538246</text:p>
          </table:table-cell>
          <table:table-cell office:value-type="float" office:value="6.7530139798" calcext:value-type="float">
            <text:p>6.7530139798</text:p>
          </table:table-cell>
          <table:table-cell table:formula="of:=POWER([.C902]-6.75;2)" office:value-type="float" office:value="0.00000908407423481045" calcext:value-type="float">
            <text:p>9.08407423481045E-006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542331" calcext:value-type="float">
            <text:p>6.542331</text:p>
          </table:table-cell>
          <table:table-cell office:value-type="float" office:value="6.7552054898" calcext:value-type="float">
            <text:p>6.7552054898</text:p>
          </table:table-cell>
          <table:table-cell table:formula="of:=POWER([.C903]-6.75;2)" office:value-type="float" office:value="0.0000270971240579019" calcext:value-type="float">
            <text:p>2.70971240579019E-005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546431" calcext:value-type="float">
            <text:p>6.546431</text:p>
          </table:table-cell>
          <table:table-cell office:value-type="float" office:value="6.7574000722" calcext:value-type="float">
            <text:p>6.7574000722</text:p>
          </table:table-cell>
          <table:table-cell table:formula="of:=POWER([.C904]-6.75;2)" office:value-type="float" office:value="0.0000547610685652169" calcext:value-type="float">
            <text:p>5.47610685652169E-005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550597" calcext:value-type="float">
            <text:p>6.550597</text:p>
          </table:table-cell>
          <table:table-cell office:value-type="float" office:value="6.7595976667" calcext:value-type="float">
            <text:p>6.7595976667</text:p>
          </table:table-cell>
          <table:table-cell table:formula="of:=POWER([.C905]-6.75;2)" office:value-type="float" office:value="0.0000921152060842965" calcext:value-type="float">
            <text:p>9.21152060842965E-005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554879" calcext:value-type="float">
            <text:p>6.554879</text:p>
          </table:table-cell>
          <table:table-cell office:value-type="float" office:value="6.7617976737" calcext:value-type="float">
            <text:p>6.7617976737</text:p>
          </table:table-cell>
          <table:table-cell table:formula="of:=POWER([.C906]-6.75;2)" office:value-type="float" office:value="0.000139185104731678" calcext:value-type="float">
            <text:p>0.0001391851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559319" calcext:value-type="float">
            <text:p>6.559319</text:p>
          </table:table-cell>
          <table:table-cell office:value-type="float" office:value="6.7639989362" calcext:value-type="float">
            <text:p>6.7639989362</text:p>
          </table:table-cell>
          <table:table-cell table:formula="of:=POWER([.C907]-6.75;2)" office:value-type="float" office:value="0.000195970214731675" calcext:value-type="float">
            <text:p>0.0001959702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563953" calcext:value-type="float">
            <text:p>6.563953</text:p>
          </table:table-cell>
          <table:table-cell office:value-type="float" office:value="6.7661997957" calcext:value-type="float">
            <text:p>6.7661997957</text:p>
          </table:table-cell>
          <table:table-cell table:formula="of:=POWER([.C908]-6.75;2)" office:value-type="float" office:value="0.000262433380721752" calcext:value-type="float">
            <text:p>0.0002624334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568805" calcext:value-type="float">
            <text:p>6.568805</text:p>
          </table:table-cell>
          <table:table-cell office:value-type="float" office:value="6.7683981304" calcext:value-type="float">
            <text:p>6.7683981304</text:p>
          </table:table-cell>
          <table:table-cell table:formula="of:=POWER([.C909]-6.75;2)" office:value-type="float" office:value="0.000338491202215389" calcext:value-type="float">
            <text:p>0.0003384912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573892" calcext:value-type="float">
            <text:p>6.573892</text:p>
          </table:table-cell>
          <table:table-cell office:value-type="float" office:value="6.7705914615" calcext:value-type="float">
            <text:p>6.7705914615</text:p>
          </table:table-cell>
          <table:table-cell table:formula="of:=POWER([.C910]-6.75;2)" office:value-type="float" office:value="0.000424008286706001" calcext:value-type="float">
            <text:p>0.0004240083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579222" calcext:value-type="float">
            <text:p>6.579222</text:p>
          </table:table-cell>
          <table:table-cell office:value-type="float" office:value="6.7727770111" calcext:value-type="float">
            <text:p>6.7727770111</text:p>
          </table:table-cell>
          <table:table-cell table:formula="of:=POWER([.C911]-6.75;2)" office:value-type="float" office:value="0.000518792234649547" calcext:value-type="float">
            <text:p>0.0005187922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584795" calcext:value-type="float">
            <text:p>6.584795</text:p>
          </table:table-cell>
          <table:table-cell office:value-type="float" office:value="6.7749517865" calcext:value-type="float">
            <text:p>6.7749517865</text:p>
          </table:table-cell>
          <table:table-cell table:formula="of:=POWER([.C912]-6.75;2)" office:value-type="float" office:value="0.00062259164954158" calcext:value-type="float">
            <text:p>0.0006225916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590602" calcext:value-type="float">
            <text:p>6.590602</text:p>
          </table:table-cell>
          <table:table-cell office:value-type="float" office:value="6.7771126591" calcext:value-type="float">
            <text:p>6.7771126591</text:p>
          </table:table-cell>
          <table:table-cell table:formula="of:=POWER([.C913]-6.75;2)" office:value-type="float" office:value="0.000735096283472821" calcext:value-type="float">
            <text:p>0.0007350963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59663" calcext:value-type="float">
            <text:p>6.59663</text:p>
          </table:table-cell>
          <table:table-cell office:value-type="float" office:value="6.7792564598" calcext:value-type="float">
            <text:p>6.7792564598</text:p>
          </table:table-cell>
          <table:table-cell table:formula="of:=POWER([.C914]-6.75;2)" office:value-type="float" office:value="0.000855940440029017" calcext:value-type="float">
            <text:p>0.0008559404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602863" calcext:value-type="float">
            <text:p>6.602863</text:p>
          </table:table-cell>
          <table:table-cell office:value-type="float" office:value="6.7813800233" calcext:value-type="float">
            <text:p>6.7813800233</text:p>
          </table:table-cell>
          <table:table-cell table:formula="of:=POWER([.C915]-6.75;2)" office:value-type="float" office:value="0.000984705862308522" calcext:value-type="float">
            <text:p>0.0009847059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609277" calcext:value-type="float">
            <text:p>6.609277</text:p>
          </table:table-cell>
          <table:table-cell office:value-type="float" office:value="6.7834802235" calcext:value-type="float">
            <text:p>6.7834802235</text:p>
          </table:table-cell>
          <table:table-cell table:formula="of:=POWER([.C916]-6.75;2)" office:value-type="float" office:value="0.00112092536560994" calcext:value-type="float">
            <text:p>0.0011209254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615847" calcext:value-type="float">
            <text:p>6.615847</text:p>
          </table:table-cell>
          <table:table-cell office:value-type="float" office:value="6.7855540714" calcext:value-type="float">
            <text:p>6.7855540714</text:p>
          </table:table-cell>
          <table:table-cell table:formula="of:=POWER([.C917]-6.75;2)" office:value-type="float" office:value="0.0012640919931163" calcext:value-type="float">
            <text:p>0.001264092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622544" calcext:value-type="float">
            <text:p>6.622544</text:p>
          </table:table-cell>
          <table:table-cell office:value-type="float" office:value="6.7875987349" calcext:value-type="float">
            <text:p>6.7875987349</text:p>
          </table:table-cell>
          <table:table-cell table:formula="of:=POWER([.C918]-6.75;2)" office:value-type="float" office:value="0.00141366486608044" calcext:value-type="float">
            <text:p>0.0014136649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629333" calcext:value-type="float">
            <text:p>6.629333</text:p>
          </table:table-cell>
          <table:table-cell office:value-type="float" office:value="6.7896115976" calcext:value-type="float">
            <text:p>6.7896115976</text:p>
          </table:table-cell>
          <table:table-cell table:formula="of:=POWER([.C919]-6.75;2)" office:value-type="float" office:value="0.00156907866442436" calcext:value-type="float">
            <text:p>0.0015690787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636178" calcext:value-type="float">
            <text:p>6.636178</text:p>
          </table:table-cell>
          <table:table-cell office:value-type="float" office:value="6.7915903457" calcext:value-type="float">
            <text:p>6.7915903457</text:p>
          </table:table-cell>
          <table:table-cell table:formula="of:=POWER([.C920]-6.75;2)" office:value-type="float" office:value="0.00172975685544547" calcext:value-type="float">
            <text:p>0.0017297569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643039" calcext:value-type="float">
            <text:p>6.643039</text:p>
          </table:table-cell>
          <table:table-cell office:value-type="float" office:value="6.793533" calcext:value-type="float">
            <text:p>6.793533</text:p>
          </table:table-cell>
          <table:table-cell table:formula="of:=POWER([.C921]-6.75;2)" office:value-type="float" office:value="0.001895122089" calcext:value-type="float">
            <text:p>0.0018951221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649873" calcext:value-type="float">
            <text:p>6.649873</text:p>
          </table:table-cell>
          <table:table-cell office:value-type="float" office:value="6.7954379873" calcext:value-type="float">
            <text:p>6.7954379873</text:p>
          </table:table-cell>
          <table:table-cell table:formula="of:=POWER([.C922]-6.75;2)" office:value-type="float" office:value="0.00206461068987493" calcext:value-type="float">
            <text:p>0.0020646107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656636" calcext:value-type="float">
            <text:p>6.656636</text:p>
          </table:table-cell>
          <table:table-cell office:value-type="float" office:value="6.7973042051" calcext:value-type="float">
            <text:p>6.7973042051</text:p>
          </table:table-cell>
          <table:table-cell table:formula="of:=POWER([.C923]-6.75;2)" office:value-type="float" office:value="0.00223768782014283" calcext:value-type="float">
            <text:p>0.0022376878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663283" calcext:value-type="float">
            <text:p>6.663283</text:p>
          </table:table-cell>
          <table:table-cell office:value-type="float" office:value="6.7991310649" calcext:value-type="float">
            <text:p>6.7991310649</text:p>
          </table:table-cell>
          <table:table-cell table:formula="of:=POWER([.C924]-6.75;2)" office:value-type="float" office:value="0.00241386153820802" calcext:value-type="float">
            <text:p>0.002413861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669771" calcext:value-type="float">
            <text:p>6.669771</text:p>
          </table:table-cell>
          <table:table-cell office:value-type="float" office:value="6.8009185395" calcext:value-type="float">
            <text:p>6.8009185395</text:p>
          </table:table-cell>
          <table:table-cell table:formula="of:=POWER([.C925]-6.75;2)" office:value-type="float" office:value="0.00259269766481302" calcext:value-type="float">
            <text:p>0.0025926977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67606" calcext:value-type="float">
            <text:p>6.67606</text:p>
          </table:table-cell>
          <table:table-cell office:value-type="float" office:value="6.8026671733" calcext:value-type="float">
            <text:p>6.8026671733</text:p>
          </table:table-cell>
          <table:table-cell table:formula="of:=POWER([.C926]-6.75;2)" office:value-type="float" office:value="0.0027738311434122" calcext:value-type="float">
            <text:p>0.0027738311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682118" calcext:value-type="float">
            <text:p>6.682118</text:p>
          </table:table-cell>
          <table:table-cell office:value-type="float" office:value="6.8043780811" calcext:value-type="float">
            <text:p>6.8043780811</text:p>
          </table:table-cell>
          <table:table-cell table:formula="of:=POWER([.C927]-6.75;2)" office:value-type="float" office:value="0.00295697570411821" calcext:value-type="float">
            <text:p>0.0029569757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687919" calcext:value-type="float">
            <text:p>6.687919</text:p>
          </table:table-cell>
          <table:table-cell office:value-type="float" office:value="6.8060528767" calcext:value-type="float">
            <text:p>6.8060528767</text:p>
          </table:table-cell>
          <table:table-cell table:formula="of:=POWER([.C928]-6.75;2)" office:value-type="float" office:value="0.00314192498634539" calcext:value-type="float">
            <text:p>0.003141925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693449" calcext:value-type="float">
            <text:p>6.693449</text:p>
          </table:table-cell>
          <table:table-cell office:value-type="float" office:value="6.807693625" calcext:value-type="float">
            <text:p>6.807693625</text:p>
          </table:table-cell>
          <table:table-cell table:formula="of:=POWER([.C929]-6.75;2)" office:value-type="float" office:value="0.0033285543656406" calcext:value-type="float">
            <text:p>0.0033285544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698707" calcext:value-type="float">
            <text:p>6.698707</text:p>
          </table:table-cell>
          <table:table-cell office:value-type="float" office:value="6.8093027042" calcext:value-type="float">
            <text:p>6.8093027042</text:p>
          </table:table-cell>
          <table:table-cell table:formula="of:=POWER([.C930]-6.75;2)" office:value-type="float" office:value="0.00351681072543273" calcext:value-type="float">
            <text:p>0.003516810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703703" calcext:value-type="float">
            <text:p>6.703703</text:p>
          </table:table-cell>
          <table:table-cell office:value-type="float" office:value="6.8108826429" calcext:value-type="float">
            <text:p>6.8108826429</text:p>
          </table:table-cell>
          <table:table-cell table:formula="of:=POWER([.C931]-6.75;2)" office:value-type="float" office:value="0.00370669620648895" calcext:value-type="float">
            <text:p>0.0037066962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70846" calcext:value-type="float">
            <text:p>6.70846</text:p>
          </table:table-cell>
          <table:table-cell office:value-type="float" office:value="6.812435971" calcext:value-type="float">
            <text:p>6.812435971</text:p>
          </table:table-cell>
          <table:table-cell table:formula="of:=POWER([.C932]-6.75;2)" office:value-type="float" office:value="0.00389825047471287" calcext:value-type="float">
            <text:p>0.0038982505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713012" calcext:value-type="float">
            <text:p>6.713012</text:p>
          </table:table-cell>
          <table:table-cell office:value-type="float" office:value="6.8139650294" calcext:value-type="float">
            <text:p>6.8139650294</text:p>
          </table:table-cell>
          <table:table-cell table:formula="of:=POWER([.C933]-6.75;2)" office:value-type="float" office:value="0.0040915249861429" calcext:value-type="float">
            <text:p>0.004091525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717403" calcext:value-type="float">
            <text:p>6.717403</text:p>
          </table:table-cell>
          <table:table-cell office:value-type="float" office:value="6.815471791" calcext:value-type="float">
            <text:p>6.815471791</text:p>
          </table:table-cell>
          <table:table-cell table:formula="of:=POWER([.C934]-6.75;2)" office:value-type="float" office:value="0.00428655541674771" calcext:value-type="float">
            <text:p>0.0042865554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72168" calcext:value-type="float">
            <text:p>6.72168</text:p>
          </table:table-cell>
          <table:table-cell office:value-type="float" office:value="6.8169576818" calcext:value-type="float">
            <text:p>6.8169576818</text:p>
          </table:table-cell>
          <table:table-cell table:formula="of:=POWER([.C935]-6.75;2)" office:value-type="float" office:value="0.00448333115203004" calcext:value-type="float">
            <text:p>0.0044833312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725895" calcext:value-type="float">
            <text:p>6.725895</text:p>
          </table:table-cell>
          <table:table-cell office:value-type="float" office:value="6.8184234923" calcext:value-type="float">
            <text:p>6.8184234923</text:p>
          </table:table-cell>
          <table:table-cell table:formula="of:=POWER([.C936]-6.75;2)" office:value-type="float" office:value="0.00468177429852816" calcext:value-type="float">
            <text:p>0.0046817743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730098" calcext:value-type="float">
            <text:p>6.730098</text:p>
          </table:table-cell>
          <table:table-cell office:value-type="float" office:value="6.81986925" calcext:value-type="float">
            <text:p>6.81986925</text:p>
          </table:table-cell>
          <table:table-cell table:formula="of:=POWER([.C937]-6.75;2)" office:value-type="float" office:value="0.0048817120955625" calcext:value-type="float">
            <text:p>0.0048817121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734331" calcext:value-type="float">
            <text:p>6.734331</text:p>
          </table:table-cell>
          <table:table-cell office:value-type="float" office:value="6.8212941905" calcext:value-type="float">
            <text:p>6.8212941905</text:p>
          </table:table-cell>
          <table:table-cell table:formula="of:=POWER([.C938]-6.75;2)" office:value-type="float" office:value="0.00508286159905025" calcext:value-type="float">
            <text:p>0.0050828616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738629" calcext:value-type="float">
            <text:p>6.738629</text:p>
          </table:table-cell>
          <table:table-cell office:value-type="float" office:value="6.8226968226" calcext:value-type="float">
            <text:p>6.8226968226</text:p>
          </table:table-cell>
          <table:table-cell table:formula="of:=POWER([.C939]-6.75;2)" office:value-type="float" office:value="0.0052848280161359" calcext:value-type="float">
            <text:p>0.005284828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743015" calcext:value-type="float">
            <text:p>6.743015</text:p>
          </table:table-cell>
          <table:table-cell office:value-type="float" office:value="6.8240749836" calcext:value-type="float">
            <text:p>6.8240749836</text:p>
          </table:table-cell>
          <table:table-cell table:formula="of:=POWER([.C940]-6.75;2)" office:value-type="float" office:value="0.00548710319534028" calcext:value-type="float">
            <text:p>0.0054871032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47495" calcext:value-type="float">
            <text:p>6.747495</text:p>
          </table:table-cell>
          <table:table-cell office:value-type="float" office:value="6.8254259833" calcext:value-type="float">
            <text:p>6.8254259833</text:p>
          </table:table-cell>
          <table:table-cell table:formula="of:=POWER([.C941]-6.75;2)" office:value-type="float" office:value="0.00568907895677184" calcext:value-type="float">
            <text:p>0.005689079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752063" calcext:value-type="float">
            <text:p>6.752063</text:p>
          </table:table-cell>
          <table:table-cell office:value-type="float" office:value="6.8267468475" calcext:value-type="float">
            <text:p>6.8267468475</text:p>
          </table:table-cell>
          <table:table-cell table:formula="of:=POWER([.C942]-6.75;2)" office:value-type="float" office:value="0.00589007860118825" calcext:value-type="float">
            <text:p>0.0058900786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56699" calcext:value-type="float">
            <text:p>6.756699</text:p>
          </table:table-cell>
          <table:table-cell office:value-type="float" office:value="6.8280345" calcext:value-type="float">
            <text:p>6.8280345</text:p>
          </table:table-cell>
          <table:table-cell table:formula="of:=POWER([.C943]-6.75;2)" office:value-type="float" office:value="0.00608938319025004" calcext:value-type="float">
            <text:p>0.0060893832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6137" calcext:value-type="float">
            <text:p>6.76137</text:p>
          </table:table-cell>
          <table:table-cell office:value-type="float" office:value="6.829286" calcext:value-type="float">
            <text:p>6.829286</text:p>
          </table:table-cell>
          <table:table-cell table:formula="of:=POWER([.C944]-6.75;2)" office:value-type="float" office:value="0.00628626979599996" calcext:value-type="float">
            <text:p>0.0062862698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66034" calcext:value-type="float">
            <text:p>6.766034</text:p>
          </table:table-cell>
          <table:table-cell office:value-type="float" office:value="6.8304987857" calcext:value-type="float">
            <text:p>6.8304987857</text:p>
          </table:table-cell>
          <table:table-cell table:formula="of:=POWER([.C945]-6.75;2)" office:value-type="float" office:value="0.00648005449917447" calcext:value-type="float">
            <text:p>0.0064800545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70643" calcext:value-type="float">
            <text:p>6.770643</text:p>
          </table:table-cell>
          <table:table-cell office:value-type="float" office:value="6.8316708727" calcext:value-type="float">
            <text:p>6.8316708727</text:p>
          </table:table-cell>
          <table:table-cell table:formula="of:=POWER([.C946]-6.75;2)" office:value-type="float" office:value="0.00667013144757963" calcext:value-type="float">
            <text:p>0.0066701314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75151" calcext:value-type="float">
            <text:p>6.775151</text:p>
          </table:table-cell>
          <table:table-cell office:value-type="float" office:value="6.8328010185" calcext:value-type="float">
            <text:p>6.8328010185</text:p>
          </table:table-cell>
          <table:table-cell table:formula="of:=POWER([.C947]-6.75;2)" office:value-type="float" office:value="0.00685600866463729" calcext:value-type="float">
            <text:p>0.0068560087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779513" calcext:value-type="float">
            <text:p>6.779513</text:p>
          </table:table-cell>
          <table:table-cell office:value-type="float" office:value="6.8338887547" calcext:value-type="float">
            <text:p>6.8338887547</text:p>
          </table:table-cell>
          <table:table-cell table:formula="of:=POWER([.C948]-6.75;2)" office:value-type="float" office:value="0.00703732316511681" calcext:value-type="float">
            <text:p>0.0070373232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783692" calcext:value-type="float">
            <text:p>6.783692</text:p>
          </table:table-cell>
          <table:table-cell office:value-type="float" office:value="6.8349344423" calcext:value-type="float">
            <text:p>6.8349344423</text:p>
          </table:table-cell>
          <table:table-cell table:formula="of:=POWER([.C949]-6.75;2)" office:value-type="float" office:value="0.007213859488812" calcext:value-type="float">
            <text:p>0.0072138595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787663" calcext:value-type="float">
            <text:p>6.787663</text:p>
          </table:table-cell>
          <table:table-cell office:value-type="float" office:value="6.8359391961" calcext:value-type="float">
            <text:p>6.8359391961</text:p>
          </table:table-cell>
          <table:table-cell table:formula="of:=POWER([.C950]-6.75;2)" office:value-type="float" office:value="0.00738554542631426" calcext:value-type="float">
            <text:p>0.007385545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91414" calcext:value-type="float">
            <text:p>6.791414</text:p>
          </table:table-cell>
          <table:table-cell office:value-type="float" office:value="6.83690472" calcext:value-type="float">
            <text:p>6.83690472</text:p>
          </table:table-cell>
          <table:table-cell table:formula="of:=POWER([.C951]-6.75;2)" office:value-type="float" office:value="0.00755243035827835" calcext:value-type="float">
            <text:p>0.007552430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794949" calcext:value-type="float">
            <text:p>6.794949</text:p>
          </table:table-cell>
          <table:table-cell office:value-type="float" office:value="6.837833102" calcext:value-type="float">
            <text:p>6.837833102</text:p>
          </table:table-cell>
          <table:table-cell table:formula="of:=POWER([.C952]-6.75;2)" office:value-type="float" office:value="0.00771465380694245" calcext:value-type="float">
            <text:p>0.0077146538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798288" calcext:value-type="float">
            <text:p>6.798288</text:p>
          </table:table-cell>
          <table:table-cell office:value-type="float" office:value="6.8387265208" calcext:value-type="float">
            <text:p>6.8387265208</text:p>
          </table:table-cell>
          <table:table-cell table:formula="of:=POWER([.C953]-6.75;2)" office:value-type="float" office:value="0.00787239549327281" calcext:value-type="float">
            <text:p>0.007872395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801463" calcext:value-type="float">
            <text:p>6.801463</text:p>
          </table:table-cell>
          <table:table-cell office:value-type="float" office:value="6.8395869149" calcext:value-type="float">
            <text:p>6.8395869149</text:p>
          </table:table-cell>
          <table:table-cell table:formula="of:=POWER([.C954]-6.75;2)" office:value-type="float" office:value="0.00802581532129983" calcext:value-type="float">
            <text:p>0.0080258153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80452" calcext:value-type="float">
            <text:p>6.80452</text:p>
          </table:table-cell>
          <table:table-cell office:value-type="float" office:value="6.8404156957" calcext:value-type="float">
            <text:p>6.8404156957</text:p>
          </table:table-cell>
          <table:table-cell table:formula="of:=POWER([.C955]-6.75;2)" office:value-type="float" office:value="0.00817499802891499" calcext:value-type="float">
            <text:p>0.008174998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80751" calcext:value-type="float">
            <text:p>6.80751</text:p>
          </table:table-cell>
          <table:table-cell office:value-type="float" office:value="6.8412133778" calcext:value-type="float">
            <text:p>6.8412133778</text:p>
          </table:table-cell>
          <table:table-cell table:formula="of:=POWER([.C956]-6.75;2)" office:value-type="float" office:value="0.00831988028968552" calcext:value-type="float">
            <text:p>0.0083198803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810491" calcext:value-type="float">
            <text:p>6.810491</text:p>
          </table:table-cell>
          <table:table-cell office:value-type="float" office:value="6.8419793636" calcext:value-type="float">
            <text:p>6.8419793636</text:p>
          </table:table-cell>
          <table:table-cell table:formula="of:=POWER([.C957]-6.75;2)" office:value-type="float" office:value="0.00846020332826103" calcext:value-type="float">
            <text:p>0.0084602033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813518" calcext:value-type="float">
            <text:p>6.813518</text:p>
          </table:table-cell>
          <table:table-cell office:value-type="float" office:value="6.8427116512" calcext:value-type="float">
            <text:p>6.8427116512</text:p>
          </table:table-cell>
          <table:table-cell table:formula="of:=POWER([.C958]-6.75;2)" office:value-type="float" office:value="0.00859545026823049" calcext:value-type="float">
            <text:p>0.0085954503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81664" calcext:value-type="float">
            <text:p>6.81664</text:p>
          </table:table-cell>
          <table:table-cell office:value-type="float" office:value="6.8434067381" calcext:value-type="float">
            <text:p>6.8434067381</text:p>
          </table:table-cell>
          <table:table-cell table:formula="of:=POWER([.C959]-6.75;2)" office:value-type="float" office:value="0.00872481872248193" calcext:value-type="float">
            <text:p>0.0087248187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819899" calcext:value-type="float">
            <text:p>6.819899</text:p>
          </table:table-cell>
          <table:table-cell office:value-type="float" office:value="6.8440595854" calcext:value-type="float">
            <text:p>6.8440595854</text:p>
          </table:table-cell>
          <table:table-cell table:formula="of:=POWER([.C960]-6.75;2)" office:value-type="float" office:value="0.00884720560561992" calcext:value-type="float">
            <text:p>0.0088472056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823318" calcext:value-type="float">
            <text:p>6.823318</text:p>
          </table:table-cell>
          <table:table-cell office:value-type="float" office:value="6.8446636" calcext:value-type="float">
            <text:p>6.8446636</text:p>
          </table:table-cell>
          <table:table-cell table:formula="of:=POWER([.C961]-6.75;2)" office:value-type="float" office:value="0.00896119716495993" calcext:value-type="float">
            <text:p>0.0089611972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826906" calcext:value-type="float">
            <text:p>6.826906</text:p>
          </table:table-cell>
          <table:table-cell office:value-type="float" office:value="6.8452109231" calcext:value-type="float">
            <text:p>6.8452109231</text:p>
          </table:table-cell>
          <table:table-cell table:formula="of:=POWER([.C962]-6.75;2)" office:value-type="float" office:value="0.00906511987755407" calcext:value-type="float">
            <text:p>0.0090651199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830652" calcext:value-type="float">
            <text:p>6.830652</text:p>
          </table:table-cell>
          <table:table-cell office:value-type="float" office:value="6.8456926316" calcext:value-type="float">
            <text:p>6.8456926316</text:p>
          </table:table-cell>
          <table:table-cell table:formula="of:=POWER([.C963]-6.75;2)" office:value-type="float" office:value="0.0091570797425334" calcext:value-type="float">
            <text:p>0.0091570797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834526" calcext:value-type="float">
            <text:p>6.834526</text:p>
          </table:table-cell>
          <table:table-cell office:value-type="float" office:value="6.8460991351" calcext:value-type="float">
            <text:p>6.8460991351</text:p>
          </table:table-cell>
          <table:table-cell table:formula="of:=POWER([.C964]-6.75;2)" office:value-type="float" office:value="0.0092350437669681" calcext:value-type="float">
            <text:p>0.0092350438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838478" calcext:value-type="float">
            <text:p>6.838478</text:p>
          </table:table-cell>
          <table:table-cell office:value-type="float" office:value="6.8464206111" calcext:value-type="float">
            <text:p>6.8464206111</text:p>
          </table:table-cell>
          <table:table-cell table:formula="of:=POWER([.C965]-6.75;2)" office:value-type="float" office:value="0.00929693424489746" calcext:value-type="float">
            <text:p>0.0092969342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842441" calcext:value-type="float">
            <text:p>6.842441</text:p>
          </table:table-cell>
          <table:table-cell office:value-type="float" office:value="6.8466475429" calcext:value-type="float">
            <text:p>6.8466475429</text:p>
          </table:table-cell>
          <table:table-cell table:formula="of:=POWER([.C966]-6.75;2)" office:value-type="float" office:value="0.00934074754860725" calcext:value-type="float">
            <text:p>0.0093407475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846338" calcext:value-type="float">
            <text:p>6.846338</text:p>
          </table:table-cell>
          <table:table-cell office:value-type="float" office:value="6.8467712647" calcext:value-type="float">
            <text:p>6.8467712647</text:p>
          </table:table-cell>
          <table:table-cell table:formula="of:=POWER([.C967]-6.75;2)" office:value-type="float" office:value="0.00936467767163748" calcext:value-type="float">
            <text:p>0.0093646777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850078" calcext:value-type="float">
            <text:p>6.850078</text:p>
          </table:table-cell>
          <table:table-cell office:value-type="float" office:value="6.8467843939" calcext:value-type="float">
            <text:p>6.8467843939</text:p>
          </table:table-cell>
          <table:table-cell table:formula="of:=POWER([.C968]-6.75;2)" office:value-type="float" office:value="0.00936721890259039" calcext:value-type="float">
            <text:p>0.009367218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853568" calcext:value-type="float">
            <text:p>6.853568</text:p>
          </table:table-cell>
          <table:table-cell office:value-type="float" office:value="6.8466814688" calcext:value-type="float">
            <text:p>6.8466814688</text:p>
          </table:table-cell>
          <table:table-cell table:formula="of:=POWER([.C969]-6.75;2)" office:value-type="float" office:value="0.00934730640932536" calcext:value-type="float">
            <text:p>0.0093473064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856717" calcext:value-type="float">
            <text:p>6.856717</text:p>
          </table:table-cell>
          <table:table-cell office:value-type="float" office:value="6.8464593226" calcext:value-type="float">
            <text:p>6.8464593226</text:p>
          </table:table-cell>
          <table:table-cell table:formula="of:=POWER([.C970]-6.75;2)" office:value-type="float" office:value="0.00930440091645094" calcext:value-type="float">
            <text:p>0.0093044009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859436" calcext:value-type="float">
            <text:p>6.859436</text:p>
          </table:table-cell>
          <table:table-cell office:value-type="float" office:value="6.8461174" calcext:value-type="float">
            <text:p>6.8461174</text:p>
          </table:table-cell>
          <table:table-cell table:formula="of:=POWER([.C971]-6.75;2)" office:value-type="float" office:value="0.00923855458275996" calcext:value-type="float">
            <text:p>0.0092385546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861651" calcext:value-type="float">
            <text:p>6.861651</text:p>
          </table:table-cell>
          <table:table-cell office:value-type="float" office:value="6.8456581379" calcext:value-type="float">
            <text:p>6.8456581379</text:p>
          </table:table-cell>
          <table:table-cell table:formula="of:=POWER([.C972]-6.75;2)" office:value-type="float" office:value="0.00915047934649544" calcext:value-type="float">
            <text:p>0.0091504793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863301" calcext:value-type="float">
            <text:p>6.863301</text:p>
          </table:table-cell>
          <table:table-cell office:value-type="float" office:value="6.8450869643" calcext:value-type="float">
            <text:p>6.8450869643</text:p>
          </table:table-cell>
          <table:table-cell table:formula="of:=POWER([.C973]-6.75;2)" office:value-type="float" office:value="0.00904153077978949" calcext:value-type="float">
            <text:p>0.0090415308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864345" calcext:value-type="float">
            <text:p>6.864345</text:p>
          </table:table-cell>
          <table:table-cell office:value-type="float" office:value="6.8444123704" calcext:value-type="float">
            <text:p>6.8444123704</text:p>
          </table:table-cell>
          <table:table-cell table:formula="of:=POWER([.C974]-6.75;2)" office:value-type="float" office:value="0.00891369568454674" calcext:value-type="float">
            <text:p>0.0089136957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864765" calcext:value-type="float">
            <text:p>6.864765</text:p>
          </table:table-cell>
          <table:table-cell office:value-type="float" office:value="6.8436457308" calcext:value-type="float">
            <text:p>6.8436457308</text:p>
          </table:table-cell>
          <table:table-cell table:formula="of:=POWER([.C975]-6.75;2)" office:value-type="float" office:value="0.00876952289706616" calcext:value-type="float">
            <text:p>0.0087695229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864564" calcext:value-type="float">
            <text:p>6.864564</text:p>
          </table:table-cell>
          <table:table-cell office:value-type="float" office:value="6.84280096" calcext:value-type="float">
            <text:p>6.84280096</text:p>
          </table:table-cell>
          <table:table-cell table:formula="of:=POWER([.C976]-6.75;2)" office:value-type="float" office:value="0.00861201817692159" calcext:value-type="float">
            <text:p>0.0086120182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86377" calcext:value-type="float">
            <text:p>6.86377</text:p>
          </table:table-cell>
          <table:table-cell office:value-type="float" office:value="6.8418941667" calcext:value-type="float">
            <text:p>6.8418941667</text:p>
          </table:table-cell>
          <table:table-cell table:formula="of:=POWER([.C977]-6.75;2)" office:value-type="float" office:value="0.00844453787348746" calcext:value-type="float">
            <text:p>0.0084445379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862433" calcext:value-type="float">
            <text:p>6.862433</text:p>
          </table:table-cell>
          <table:table-cell office:value-type="float" office:value="6.8409430435" calcext:value-type="float">
            <text:p>6.8409430435</text:p>
          </table:table-cell>
          <table:table-cell table:formula="of:=POWER([.C978]-6.75;2)" office:value-type="float" office:value="0.00827063716104294" calcext:value-type="float">
            <text:p>0.008270637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860621" calcext:value-type="float">
            <text:p>6.860621</text:p>
          </table:table-cell>
          <table:table-cell office:value-type="float" office:value="6.8399662273" calcext:value-type="float">
            <text:p>6.8399662273</text:p>
          </table:table-cell>
          <table:table-cell table:formula="of:=POWER([.C979]-6.75;2)" office:value-type="float" office:value="0.00809392205459521" calcext:value-type="float">
            <text:p>0.0080939221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858422" calcext:value-type="float">
            <text:p>6.858422</text:p>
          </table:table-cell>
          <table:table-cell office:value-type="float" office:value="6.8389826667" calcext:value-type="float">
            <text:p>6.8389826667</text:p>
          </table:table-cell>
          <table:table-cell table:formula="of:=POWER([.C980]-6.75;2)" office:value-type="float" office:value="0.00791791497304325" calcext:value-type="float">
            <text:p>0.007917915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855933" calcext:value-type="float">
            <text:p>6.855933</text:p>
          </table:table-cell>
          <table:table-cell office:value-type="float" office:value="6.8380107" calcext:value-type="float">
            <text:p>6.8380107</text:p>
          </table:table-cell>
          <table:table-cell table:formula="of:=POWER([.C981]-6.75;2)" office:value-type="float" office:value="0.00774588331448998" calcext:value-type="float">
            <text:p>0.0077458833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853258" calcext:value-type="float">
            <text:p>6.853258</text:p>
          </table:table-cell>
          <table:table-cell office:value-type="float" office:value="6.8370674211" calcext:value-type="float">
            <text:p>6.8370674211</text:p>
          </table:table-cell>
          <table:table-cell table:formula="of:=POWER([.C982]-6.75;2)" office:value-type="float" office:value="0.0075807358170048" calcext:value-type="float">
            <text:p>0.0075807358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850504" calcext:value-type="float">
            <text:p>6.850504</text:p>
          </table:table-cell>
          <table:table-cell office:value-type="float" office:value="6.8361679444" calcext:value-type="float">
            <text:p>6.8361679444</text:p>
          </table:table-cell>
          <table:table-cell table:formula="of:=POWER([.C983]-6.75;2)" office:value-type="float" office:value="0.00742491464212143" calcext:value-type="float">
            <text:p>0.0074249146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847773" calcext:value-type="float">
            <text:p>6.847773</text:p>
          </table:table-cell>
          <table:table-cell office:value-type="float" office:value="6.8353246471" calcext:value-type="float">
            <text:p>6.8353246471</text:p>
          </table:table-cell>
          <table:table-cell table:formula="of:=POWER([.C984]-6.75;2)" office:value-type="float" office:value="0.00728029540273957" calcext:value-type="float">
            <text:p>0.007280295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845157" calcext:value-type="float">
            <text:p>6.845157</text:p>
          </table:table-cell>
          <table:table-cell office:value-type="float" office:value="6.834546625" calcext:value-type="float">
            <text:p>6.834546625</text:p>
          </table:table-cell>
          <table:table-cell table:formula="of:=POWER([.C985]-6.75;2)" office:value-type="float" office:value="0.00714813179889059" calcext:value-type="float">
            <text:p>0.0071481318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842733" calcext:value-type="float">
            <text:p>6.842733</text:p>
          </table:table-cell>
          <table:table-cell office:value-type="float" office:value="6.8338392667" calcext:value-type="float">
            <text:p>6.8338392667</text:p>
          </table:table-cell>
          <table:table-cell table:formula="of:=POWER([.C986]-6.75;2)" office:value-type="float" office:value="0.00702902264079374" calcext:value-type="float">
            <text:p>0.0070290226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840561" calcext:value-type="float">
            <text:p>6.840561</text:p>
          </table:table-cell>
          <table:table-cell office:value-type="float" office:value="6.833204" calcext:value-type="float">
            <text:p>6.833204</text:p>
          </table:table-cell>
          <table:table-cell table:formula="of:=POWER([.C987]-6.75;2)" office:value-type="float" office:value="0.00692290561600005" calcext:value-type="float">
            <text:p>0.0069229056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838679" calcext:value-type="float">
            <text:p>6.838679</text:p>
          </table:table-cell>
          <table:table-cell office:value-type="float" office:value="6.8326380769" calcext:value-type="float">
            <text:p>6.8326380769</text:p>
          </table:table-cell>
          <table:table-cell table:formula="of:=POWER([.C988]-6.75;2)" office:value-type="float" office:value="0.00682905175373037" calcext:value-type="float">
            <text:p>0.0068290518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837102" calcext:value-type="float">
            <text:p>6.837102</text:p>
          </table:table-cell>
          <table:table-cell office:value-type="float" office:value="6.8321346667" calcext:value-type="float">
            <text:p>6.8321346667</text:p>
          </table:table-cell>
          <table:table-cell table:formula="of:=POWER([.C989]-6.75;2)" office:value-type="float" office:value="0.00674610347392009" calcext:value-type="float">
            <text:p>0.006746103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835822" calcext:value-type="float">
            <text:p>6.835822</text:p>
          </table:table-cell>
          <table:table-cell office:value-type="float" office:value="6.8316830909" calcext:value-type="float">
            <text:p>6.8316830909</text:p>
          </table:table-cell>
          <table:table-cell table:formula="of:=POWER([.C990]-6.75;2)" office:value-type="float" office:value="0.00667212733897772" calcext:value-type="float">
            <text:p>0.0066721273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834809" calcext:value-type="float">
            <text:p>6.834809</text:p>
          </table:table-cell>
          <table:table-cell office:value-type="float" office:value="6.8312692" calcext:value-type="float">
            <text:p>6.8312692</text:p>
          </table:table-cell>
          <table:table-cell table:formula="of:=POWER([.C991]-6.75;2)" office:value-type="float" office:value="0.00660468286863992" calcext:value-type="float">
            <text:p>0.0066046829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834012" calcext:value-type="float">
            <text:p>6.834012</text:p>
          </table:table-cell>
          <table:table-cell office:value-type="float" office:value="6.8308758889" calcext:value-type="float">
            <text:p>6.8308758889</text:p>
          </table:table-cell>
          <table:table-cell table:formula="of:=POWER([.C992]-6.75;2)" office:value-type="float" office:value="0.00654090940536509" calcext:value-type="float">
            <text:p>0.0065409094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833365" calcext:value-type="float">
            <text:p>6.833365</text:p>
          </table:table-cell>
          <table:table-cell office:value-type="float" office:value="6.830483875" calcext:value-type="float">
            <text:p>6.830483875</text:p>
          </table:table-cell>
          <table:table-cell table:formula="of:=POWER([.C993]-6.75;2)" office:value-type="float" office:value="0.00647765413501571" calcext:value-type="float">
            <text:p>0.0064776541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832788" calcext:value-type="float">
            <text:p>6.832788</text:p>
          </table:table-cell>
          <table:table-cell office:value-type="float" office:value="6.8300722857" calcext:value-type="float">
            <text:p>6.8300722857</text:p>
          </table:table-cell>
          <table:table-cell table:formula="of:=POWER([.C994]-6.75;2)" office:value-type="float" office:value="0.00641157093722243" calcext:value-type="float">
            <text:p>0.0064115709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832194" calcext:value-type="float">
            <text:p>6.832194</text:p>
          </table:table-cell>
          <table:table-cell office:value-type="float" office:value="6.8296196667" calcext:value-type="float">
            <text:p>6.8296196667</text:p>
          </table:table-cell>
          <table:table-cell table:formula="of:=POWER([.C995]-6.75;2)" office:value-type="float" office:value="0.00633929132541912" calcext:value-type="float">
            <text:p>0.0063392913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831495" calcext:value-type="float">
            <text:p>6.831495</text:p>
          </table:table-cell>
          <table:table-cell office:value-type="float" office:value="6.8291048" calcext:value-type="float">
            <text:p>6.8291048</text:p>
          </table:table-cell>
          <table:table-cell table:formula="of:=POWER([.C996]-6.75;2)" office:value-type="float" office:value="0.00625756938303994" calcext:value-type="float">
            <text:p>0.0062575694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830603" calcext:value-type="float">
            <text:p>6.830603</text:p>
          </table:table-cell>
          <table:table-cell office:value-type="float" office:value="6.82850725" calcext:value-type="float">
            <text:p>6.82850725</text:p>
          </table:table-cell>
          <table:table-cell table:formula="of:=POWER([.C997]-6.75;2)" office:value-type="float" office:value="0.00616338830256256" calcext:value-type="float">
            <text:p>0.0061633883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829441" calcext:value-type="float">
            <text:p>6.829441</text:p>
          </table:table-cell>
          <table:table-cell office:value-type="float" office:value="6.8278086667" calcext:value-type="float">
            <text:p>6.8278086667</text:p>
          </table:table-cell>
          <table:table-cell table:formula="of:=POWER([.C998]-6.75;2)" office:value-type="float" office:value="0.00605418861363172" calcext:value-type="float">
            <text:p>0.0060541886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827939" calcext:value-type="float">
            <text:p>6.827939</text:p>
          </table:table-cell>
          <table:table-cell office:value-type="float" office:value="6.8269925" calcext:value-type="float">
            <text:p>6.8269925</text:p>
          </table:table-cell>
          <table:table-cell table:formula="of:=POWER([.C999]-6.75;2)" office:value-type="float" office:value="0.00592784505625004" calcext:value-type="float">
            <text:p>0.0059278451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826046" calcext:value-type="float">
            <text:p>6.826046</text:p>
          </table:table-cell>
          <table:table-cell table:formula="of:=POWER([.C1000]-6.75;2)" office:value-type="float" office:value="0.00578299411599997" calcext:value-type="float">
            <text:p>0.0057829941</text:p>
          </table:table-cell>
          <table:table-cell/>
        </table:table-row>
        <table:table-row table:style-name="ro1">
          <table:table-cell table:number-columns-repeated="3"/>
          <table:table-cell table:formula="of:=POWER([.C100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4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5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6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7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83]-6.75;2)" office:value-type="float" office:value="45.5625" calcext:value-type="float">
            <text:p>45.56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1:57:39.324407847</dc:date>
    <meta:document-statistic meta:table-count="1" meta:cell-count="3757" meta:object-count="0"/>
    <meta:generator>LibreOffice/4.2.7.2$Linux_X86_64 LibreOffice_project/420m0$Build-2</meta:generator>
  </office:meta>
</office:document-meta>
</file>